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font-style="normal" fo:font-weight="normal" officeooo:rsid="000bd7ad" officeooo:paragraph-rsid="000bd7ad" style:font-size-asian="12pt" style:font-style-asian="normal" style:font-weight-asian="normal" style:font-name-complex="Carlito2" style:font-size-complex="12pt" style:font-style-complex="normal" style:font-weight-complex="normal"/>
    </style:style>
    <style:style style:name="P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8ae3f" officeooo:paragraph-rsid="000bd7ad" style:font-weight-asian="bold" style:font-weight-complex="bold"/>
    </style:style>
    <style:style style:name="P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16d6d2" officeooo:paragraph-rsid="0016d6d2" style:font-size-asian="12pt" style:font-style-asian="normal" style:font-weight-asian="bold" style:font-name-complex="Carlito2" style:font-size-complex="12pt" style:font-style-complex="normal" style:font-weight-complex="bold"/>
    </style:style>
    <style:style style:name="P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3aca33" officeooo:paragraph-rsid="003aca33" style:font-size-asian="12pt" style:font-style-asian="normal" style:font-weight-asian="bold" style:font-name-complex="Carlito2" style:font-size-complex="12pt" style:font-style-complex="normal" style:font-weight-complex="bold"/>
    </style:style>
    <style:style style:name="P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187733" officeooo:paragraph-rsid="00187733" style:font-size-asian="12pt" style:font-style-asian="normal" style:font-weight-asian="normal" style:font-name-complex="Carlito2" style:font-size-complex="12pt" style:font-style-complex="normal" style:font-weight-complex="normal"/>
    </style:style>
    <style:style style:name="P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2pt" fo:font-style="normal" fo:font-weight="normal" officeooo:rsid="00250c71" officeooo:paragraph-rsid="00250c71" style:font-size-asian="12pt" style:font-style-asian="normal" style:font-weight-asian="normal" style:font-name-complex="Carlito2" style:font-size-complex="12pt" style:font-style-complex="normal" style:font-weight-complex="normal"/>
    </style:style>
    <style:style style:name="P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29c29a" style:font-size-asian="11pt" style:font-style-asian="normal" style:font-weight-asian="normal" style:font-name-complex="Carlito2" style:font-size-complex="11pt" style:font-style-complex="normal" style:font-weight-complex="normal"/>
    </style:style>
    <style:style style:name="P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paragraph-rsid="00219d3e" style:font-size-asian="11pt" style:font-style-asian="normal" style:font-weight-asian="normal" style:font-name-complex="Carlito2" style:font-size-complex="11pt" style:font-style-complex="normal" style:font-weight-complex="normal"/>
    </style:style>
    <style:style style:name="P10"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2ebc5c" officeooo:paragraph-rsid="002ebc5c" style:font-size-asian="11pt" style:font-style-asian="normal" style:font-weight-asian="normal" style:font-name-complex="Carlito2" style:font-size-complex="11pt" style:font-style-complex="normal" style:font-weight-complex="normal"/>
    </style:style>
    <style:style style:name="P1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style="normal" fo:font-weight="normal" officeooo:rsid="000e78de" officeooo:paragraph-rsid="000e78de" style:font-size-asian="11pt" style:font-style-asian="normal" style:font-weight-asian="normal" style:font-name-complex="Carlito2" style:font-size-complex="11pt" style:font-style-complex="normal" style:font-weight-complex="normal"/>
    </style:style>
    <style:style style:name="P1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0e78de" officeooo:paragraph-rsid="000e78de" style:font-size-asian="11pt" style:font-style-asian="normal" style:font-weight-asian="normal" style:font-name-complex="Carlito2" style:font-size-complex="11pt" style:font-style-complex="normal" style:font-weight-complex="normal"/>
    </style:style>
    <style:style style:name="P1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1b1708" officeooo:paragraph-rsid="001b1708" style:font-size-asian="11pt" style:font-style-asian="normal" style:font-weight-asian="normal" style:font-name-complex="Carlito2" style:font-size-complex="11pt" style:font-style-complex="normal" style:font-weight-complex="normal"/>
    </style:style>
    <style:style style:name="P1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42de36" officeooo:paragraph-rsid="0042de36" style:font-size-asian="11pt" style:font-style-asian="normal" style:font-weight-asian="normal" style:font-name-complex="Carlito2" style:font-size-complex="11pt" style:font-style-complex="normal" style:font-weight-complex="normal"/>
    </style:style>
    <style:style style:name="P1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bold" officeooo:rsid="000bd7ad" officeooo:paragraph-rsid="000bd7ad" style:font-size-asian="11pt" style:font-style-asian="normal" style:font-weight-asian="bold" style:font-name-complex="Carlito2" style:font-size-complex="11pt" style:font-style-complex="normal" style:font-weight-complex="bold"/>
    </style:style>
    <style:style style:name="P1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0576b5" officeooo:paragraph-rsid="000576b5" style:font-size-asian="11pt" style:font-style-asian="normal" style:font-weight-asian="bold" style:font-name-complex="Carlito2" style:font-size-complex="11pt" style:font-style-complex="normal" style:font-weight-complex="bold"/>
    </style:style>
    <style:style style:name="P1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paragraph-rsid="000576b5" style:font-size-asian="11pt" style:font-style-asian="normal" style:font-weight-asian="bold" style:font-name-complex="Carlito2" style:font-size-complex="11pt" style:font-style-complex="normal" style:font-weight-complex="bold"/>
    </style:style>
    <style:style style:name="P1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08ae3f" officeooo:paragraph-rsid="0008ae3f" style:font-size-asian="11pt" style:font-style-asian="normal" style:font-weight-asian="bold" style:font-name-complex="Carlito2" style:font-size-complex="11pt" style:font-style-complex="normal" style:font-weight-complex="bold"/>
    </style:style>
    <style:style style:name="P1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d6d2" officeooo:paragraph-rsid="0016d6d2" style:font-size-asian="11pt" style:font-style-asian="normal" style:font-weight-asian="bold" style:font-name-complex="Carlito2" style:font-size-complex="11pt" style:font-style-complex="normal" style:font-weight-complex="bold"/>
    </style:style>
    <style:style style:name="P2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2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a151" officeooo:paragraph-rsid="0017972c" style:font-size-asian="11pt" style:font-weight-asian="bold" style:font-size-complex="11pt" style:font-weight-complex="bold"/>
    </style:style>
    <style:style style:name="P2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2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3e7a1f" officeooo:paragraph-rsid="003e7a1f" style:font-size-asian="11pt" style:font-weight-asian="bold" style:font-size-complex="11pt" style:font-weight-complex="bold"/>
    </style:style>
    <style:style style:name="P2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b3e78" officeooo:paragraph-rsid="000b3e78" style:font-size-asian="11pt" style:font-weight-asian="normal" style:font-size-complex="11pt" style:font-weight-complex="normal"/>
    </style:style>
    <style:style style:name="P2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0dcabd" officeooo:paragraph-rsid="00100aef" style:font-size-asian="11pt" style:font-weight-asian="normal" style:font-size-complex="11pt" style:font-weight-complex="normal"/>
    </style:style>
    <style:style style:name="P2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6a151" style:font-size-asian="11pt" style:font-weight-asian="normal" style:font-size-complex="11pt" style:font-weight-complex="normal"/>
    </style:style>
    <style:style style:name="P2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b881" style:font-size-asian="11pt" style:font-weight-asian="normal" style:font-size-complex="11pt" style:font-weight-complex="normal"/>
    </style:style>
    <style:style style:name="P2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7972c" style:font-size-asian="11pt" style:font-weight-asian="normal" style:font-size-complex="11pt" style:font-weight-complex="normal"/>
    </style:style>
    <style:style style:name="P2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P3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b1708" style:font-size-asian="11pt" style:font-weight-asian="normal" style:font-size-complex="11pt" style:font-weight-complex="normal"/>
    </style:style>
    <style:style style:name="P3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286f4d" style:font-size-asian="11pt" style:font-weight-asian="normal" style:font-size-complex="11pt" style:font-weight-complex="normal"/>
    </style:style>
    <style:style style:name="P3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7b881" officeooo:paragraph-rsid="0017b881" style:font-size-asian="11pt" style:font-weight-asian="normal" style:font-size-complex="11pt" style:font-weight-complex="normal"/>
    </style:style>
    <style:style style:name="P3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3ef5f" officeooo:paragraph-rsid="0016a151" style:font-size-asian="11pt" style:font-weight-asian="normal" style:font-size-complex="11pt" style:font-weight-complex="normal"/>
    </style:style>
    <style:style style:name="P3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34fac0" officeooo:paragraph-rsid="0034fac0" style:font-size-asian="11pt" style:font-weight-asian="normal" style:font-size-complex="11pt" style:font-weight-complex="normal"/>
    </style:style>
    <style:style style:name="P3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6a151" style:font-size-asian="11pt" style:font-weight-asian="normal" style:font-size-complex="11pt" style:font-weight-complex="normal"/>
    </style:style>
    <style:style style:name="P3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6a151" officeooo:paragraph-rsid="0017972c" style:font-size-asian="11pt" style:font-weight-asian="normal" style:font-size-complex="11pt" style:font-weight-complex="normal"/>
    </style:style>
    <style:style style:name="P3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40e94" officeooo:paragraph-rsid="00140e94" style:font-size-asian="11pt" style:font-weight-asian="normal" style:font-size-complex="11pt" style:font-weight-complex="normal"/>
    </style:style>
    <style:style style:name="P3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556f6" officeooo:paragraph-rsid="0017972c" style:font-size-asian="11pt" style:font-weight-asian="normal" style:font-size-complex="11pt" style:font-weight-complex="normal"/>
    </style:style>
    <style:style style:name="P3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17972c" officeooo:paragraph-rsid="0017972c" style:font-size-asian="11pt" style:font-weight-asian="normal" style:font-size-complex="11pt" style:font-weight-complex="normal"/>
    </style:style>
    <style:style style:name="P4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0c71" officeooo:paragraph-rsid="00250c71" style:font-size-asian="11pt" style:font-weight-asian="normal" style:font-size-complex="11pt" style:font-weight-complex="normal"/>
    </style:style>
    <style:style style:name="P4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46ab" officeooo:paragraph-rsid="002546ab" style:font-size-asian="11pt" style:font-weight-asian="normal" style:font-size-complex="11pt" style:font-weight-complex="normal"/>
    </style:style>
    <style:style style:name="P4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546ab" officeooo:paragraph-rsid="00271dac" style:font-size-asian="11pt" style:font-weight-asian="normal" style:font-size-complex="11pt" style:font-weight-complex="normal"/>
    </style:style>
    <style:style style:name="P4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9c29a" officeooo:paragraph-rsid="0029c29a" style:font-size-asian="11pt" style:font-weight-asian="normal" style:font-size-complex="11pt" style:font-weight-complex="normal"/>
    </style:style>
    <style:style style:name="P4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3e7a1f" officeooo:paragraph-rsid="003e7a1f" style:font-size-asian="11pt" style:font-weight-asian="normal" style:font-size-complex="11pt" style:font-weight-complex="normal"/>
    </style:style>
    <style:style style:name="P4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3ff69a" officeooo:paragraph-rsid="00413540" style:font-size-asian="11pt" style:font-weight-asian="normal" style:font-size-complex="11pt" style:font-weight-complex="normal"/>
    </style:style>
    <style:style style:name="P4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44bc51" officeooo:paragraph-rsid="0044bc51" style:font-size-asian="11pt" style:font-weight-asian="normal" style:font-size-complex="11pt" style:font-weight-complex="normal"/>
    </style:style>
    <style:style style:name="P4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503a07" officeooo:paragraph-rsid="00503a07" style:font-size-asian="11pt" style:font-weight-asian="normal" style:font-size-complex="11pt" style:font-weight-complex="normal"/>
    </style:style>
    <style:style style:name="P4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51e3d1" officeooo:paragraph-rsid="0051e3d1" style:font-size-asian="11pt" style:font-weight-asian="normal" style:font-size-complex="11pt" style:font-weight-complex="normal"/>
    </style:style>
    <style:style style:name="P4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paragraph-rsid="000576b5" style:font-size-asian="11pt" style:font-style-asian="normal" style:font-weight-asian="normal" style:font-name-complex="Carlito2" style:font-size-complex="11pt" style:font-style-complex="normal" style:font-weight-complex="normal"/>
    </style:style>
    <style:style style:name="P50"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0576b5" style:font-size-asian="11pt" style:font-style-asian="normal" style:font-weight-asian="normal" style:font-name-complex="Carlito2" style:font-size-complex="11pt" style:font-style-complex="normal" style:font-weight-complex="normal"/>
    </style:style>
    <style:style style:name="P51"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87733" style:font-size-asian="11pt" style:font-style-asian="normal" style:font-weight-asian="normal" style:font-name-complex="Carlito2" style:font-size-complex="11pt" style:font-style-complex="normal" style:font-weight-complex="normal"/>
    </style:style>
    <style:style style:name="P52"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1b1708" style:font-size-asian="11pt" style:font-style-asian="normal" style:font-weight-asian="normal" style:font-name-complex="Carlito2" style:font-size-complex="11pt" style:font-style-complex="normal" style:font-weight-complex="normal"/>
    </style:style>
    <style:style style:name="P5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54"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55"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1" fo:font-size="11pt" fo:language="fr" fo:country="FR" fo:font-style="normal" fo:font-weight="normal" officeooo:rsid="000576b5" officeooo:paragraph-rsid="00238c35" style:font-size-asian="11pt" style:font-weight-asian="bold" style:font-size-complex="11pt" style:font-weight-complex="bold"/>
    </style:style>
    <style:style style:name="P5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weight="normal" style:font-size-asian="11pt" style:font-weight-asian="normal" style:font-size-complex="11pt" style:font-weight-complex="normal"/>
    </style:style>
    <style:style style:name="P5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font-weight="normal" officeooo:rsid="003dcceb" officeooo:paragraph-rsid="003dcceb" style:font-size-asian="11pt" style:font-weight-asian="normal" style:font-size-complex="11pt" style:font-weight-complex="normal"/>
    </style:style>
    <style:style style:name="P5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2.75pt" fo:language="fr" fo:country="FR" fo:font-style="normal" fo:font-weight="normal" officeooo:paragraph-rsid="001b1708" style:font-size-asian="11pt" style:font-weight-asian="normal" style:font-size-complex="11pt" style:font-weight-complex="normal"/>
    </style:style>
    <style:style style:name="P5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color="#0070c0" style:font-name="Carlito1" fo:font-size="11pt" fo:language="fr" fo:country="FR" fo:font-style="normal" fo:font-weight="bold" officeooo:rsid="004e1580" officeooo:paragraph-rsid="004e1580" style:font-size-asian="11pt" style:font-weight-asian="bold" style:font-size-complex="11pt" style:font-weight-complex="bold"/>
    </style:style>
    <style:style style:name="P6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color="#0070c0" style:font-name="Carlito1" fo:font-size="11pt" fo:language="fr" fo:country="FR" fo:font-style="normal" fo:font-weight="bold" officeooo:rsid="0051b0e5" officeooo:paragraph-rsid="0051b0e5" style:font-size-asian="11pt" style:font-weight-asian="bold" style:font-size-complex="11pt" style:font-weight-complex="bold"/>
    </style:style>
    <style:style style:name="P61" style:family="paragraph" style:parent-style-name="Text_20_body">
      <style:paragraph-properties fo:margin-left="0cm" fo:margin-right="0cm" style:line-height-at-least="0.476cm" fo:text-align="justify" style:justify-single-word="false" fo:text-indent="0cm" style:auto-text-indent="false"/>
      <style:text-properties officeooo:paragraph-rsid="000e78de"/>
    </style:style>
    <style:style style:name="P62" style:family="paragraph" style:parent-style-name="Text_20_body">
      <style:paragraph-properties fo:margin-left="0cm" fo:margin-right="0cm" style:line-height-at-least="0.476cm" fo:text-align="justify" style:justify-single-word="false" fo:text-indent="0cm" style:auto-text-indent="false"/>
      <style:text-properties officeooo:paragraph-rsid="0017972c"/>
    </style:style>
    <style:style style:name="P63"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officeooo:paragraph-rsid="00065946"/>
    </style:style>
    <style:style style:name="P6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3e78"/>
    </style:style>
    <style:style style:name="P6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6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16d6d2"/>
    </style:style>
    <style:style style:name="P6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442b76"/>
    </style:style>
    <style:style style:name="P6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4e1580"/>
    </style:style>
    <style:style style:name="P6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456a0a"/>
    </style:style>
    <style:style style:name="P7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51b0e5"/>
    </style:style>
    <style:style style:name="P7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7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3e7a1f" style:font-weight-asian="normal" style:font-weight-complex="normal"/>
    </style:style>
    <style:style style:name="P7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bd7ad" style:font-size-asian="11pt" style:font-size-complex="11pt"/>
    </style:style>
    <style:style style:name="P7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dcabd" style:font-size-asian="11pt" style:font-size-complex="11pt"/>
    </style:style>
    <style:style style:name="P7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2546ab" style:font-size-asian="11pt" style:font-size-complex="11pt"/>
    </style:style>
    <style:style style:name="P76"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1" fo:font-size="11pt" officeooo:paragraph-rsid="0017972c" style:font-size-asian="11pt" style:font-size-complex="11pt"/>
    </style:style>
    <style:style style:name="P77"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officeooo:paragraph-rsid="0008ae3f" style:font-size-asian="11pt" style:font-size-complex="11pt"/>
    </style:style>
    <style:style style:name="P78" style:family="paragraph" style:parent-style-name="Text_20_body">
      <style:paragraph-properties fo:margin-left="0cm" fo:margin-right="0cm" style:line-height-at-least="0.476cm" fo:text-align="justify" style:justify-single-word="false" fo:text-indent="0cm" style:auto-text-indent="false"/>
      <style:text-properties style:font-name="Carlito1" fo:font-size="11pt" officeooo:paragraph-rsid="000e78de" style:font-size-asian="11pt" style:font-size-complex="11pt"/>
    </style:style>
    <style:style style:name="P7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bd7ad" officeooo:paragraph-rsid="000bd7ad" style:font-size-asian="11pt" style:font-size-complex="11pt"/>
    </style:style>
    <style:style style:name="P8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18bf5" officeooo:paragraph-rsid="00118bf5" style:font-size-asian="11pt" style:font-size-complex="11pt"/>
    </style:style>
    <style:style style:name="P8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2801d" officeooo:paragraph-rsid="0012801d" style:font-size-asian="11pt" style:font-size-complex="11pt"/>
    </style:style>
    <style:style style:name="P8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17972c" officeooo:paragraph-rsid="0017972c" style:font-size-asian="11pt" style:font-size-complex="11pt"/>
    </style:style>
    <style:style style:name="P8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paragraph-rsid="00074a18" style:font-size-asian="11pt" style:font-weight-asian="normal" style:font-size-complex="11pt" style:font-weight-complex="normal"/>
    </style:style>
    <style:style style:name="P8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fo:font-weight="normal" officeooo:rsid="0013ef5f" officeooo:paragraph-rsid="0013ef5f" style:font-size-asian="11pt" style:font-weight-asian="normal" style:font-size-complex="11pt" style:font-weight-complex="normal"/>
    </style:style>
    <style:style style:name="P8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paragraph-rsid="0034fac0"/>
    </style:style>
    <style:style style:name="P8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paragraph-rsid="0016d6d2"/>
    </style:style>
    <style:style style:name="P8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paragraph-rsid="003cb3f5"/>
    </style:style>
    <style:style style:name="P88"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1" officeooo:paragraph-rsid="002b2de1"/>
    </style:style>
    <style:style style:name="P89"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1" officeooo:paragraph-rsid="002b458f"/>
    </style:style>
    <style:style style:name="P9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officeooo:rsid="00306cdc" officeooo:paragraph-rsid="003e7a1f"/>
    </style:style>
    <style:style style:name="P9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use-window-font-color="true" fo:font-weight="normal" officeooo:paragraph-rsid="004d05a2" style:font-weight-asian="normal" style:font-weight-complex="normal"/>
    </style:style>
    <style:style style:name="P9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51b0e5" officeooo:paragraph-rsid="0051b0e5"/>
    </style:style>
    <style:style style:name="P93" style:family="paragraph" style:parent-style-name="Standard">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normal" officeooo:rsid="001556f6" officeooo:paragraph-rsid="0017972c" style:font-weight-asian="normal" style:font-weight-complex="normal"/>
    </style:style>
    <style:style style:name="P94"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1" fo:font-size="11pt" fo:letter-spacing="normal" fo:language="fr" fo:country="FR" fo:font-style="normal" fo:text-shadow="none" style:text-underline-style="none" fo:font-weight="normal" officeooo:paragraph-rsid="000576b5" style:font-size-asian="11pt" style:font-style-asian="normal" style:font-weight-asian="normal" style:font-name-complex="Carlito2" style:font-size-complex="11pt" style:font-style-complex="normal" style:font-weight-complex="normal" style:text-emphasize="none"/>
    </style:style>
    <style:style style:name="P95"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1" fo:font-size="11pt" fo:letter-spacing="normal" fo:language="fr" fo:country="FR" fo:font-style="normal" fo:text-shadow="none" style:text-underline-style="none" fo:font-weight="normal" officeooo:rsid="000576b5" officeooo:paragraph-rsid="00238c35" style:font-size-asian="11pt" style:font-style-asian="normal" style:font-weight-asian="normal" style:font-name-complex="Carlito2" style:font-size-complex="11pt" style:font-style-complex="normal" style:font-weight-complex="normal" style:text-emphasize="none"/>
    </style:style>
    <style:style style:name="P96"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b3e78" officeooo:paragraph-rsid="000bd7ad" style:font-size-asian="11pt" style:font-size-complex="11pt"/>
    </style:style>
    <style:style style:name="P97"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0dcabd" officeooo:paragraph-rsid="00100aef" style:font-size-asian="11pt" style:font-size-complex="11pt"/>
    </style:style>
    <style:style style:name="P98" style:family="paragraph" style:parent-style-name="Heading_20_3">
      <style:text-properties officeooo:paragraph-rsid="0017972c"/>
    </style:style>
    <style:style style:name="P99" style:family="paragraph" style:parent-style-name="Text_20_body">
      <style:paragraph-properties fo:text-align="start" style:justify-single-word="false"/>
      <style:text-properties style:font-name="Carlito1" fo:font-size="11pt" officeooo:paragraph-rsid="0017972c" style:font-size-asian="11pt" style:font-size-complex="11pt"/>
    </style:style>
    <style:style style:name="P100" style:family="paragraph" style:parent-style-name="Text_20_body">
      <style:text-properties style:font-name="Carlito1" fo:font-size="11pt" officeooo:rsid="0016a151" officeooo:paragraph-rsid="0017972c" style:font-size-asian="11pt" style:font-size-complex="11pt"/>
    </style:style>
    <style:style style:name="P101" style:family="paragraph" style:parent-style-name="Text_20_body">
      <style:text-properties style:font-name="Carlito1" fo:font-size="11pt" fo:font-weight="normal" officeooo:paragraph-rsid="0017972c" style:font-size-asian="11pt" style:font-weight-asian="normal" style:font-size-complex="11pt" style:font-weight-complex="normal"/>
    </style:style>
    <style:style style:name="P102" style:family="paragraph" style:parent-style-name="Text_20_body" style:list-style-name="L2">
      <style:text-properties style:font-name="Carlito1" fo:font-size="11pt" style:font-size-asian="11pt" style:font-size-complex="11pt"/>
    </style:style>
    <style:style style:name="P103" style:family="paragraph" style:parent-style-name="Text_20_body" style:list-style-name="L3">
      <style:text-properties style:font-name="Carlito1" fo:font-size="11pt" officeooo:paragraph-rsid="0017972c" style:font-size-asian="11pt" style:font-size-complex="11pt"/>
    </style:style>
    <style:style style:name="P104" style:family="paragraph" style:parent-style-name="Text_20_body" style:list-style-name="L4">
      <style:text-properties style:font-name="Carlito1" fo:font-size="11pt" officeooo:paragraph-rsid="0017972c" style:font-size-asian="11pt" style:font-size-complex="11pt"/>
    </style:style>
    <style:style style:name="P105" style:family="paragraph" style:parent-style-name="Text_20_body" style:list-style-name="L5">
      <style:text-properties style:font-name="Carlito1" fo:font-size="11pt" officeooo:paragraph-rsid="0017972c" style:font-size-asian="11pt" style:font-size-complex="11pt"/>
    </style:style>
    <style:style style:name="P106" style:family="paragraph" style:parent-style-name="Text_20_body" style:list-style-name="L6">
      <style:text-properties style:font-name="Carlito1" fo:font-size="11pt" officeooo:paragraph-rsid="0017972c" style:font-size-asian="11pt" style:font-size-complex="11pt"/>
    </style:style>
    <style:style style:name="P107" style:family="paragraph" style:parent-style-name="Text_20_body" style:list-style-name="L7">
      <style:text-properties style:font-name="Carlito1" fo:font-size="11pt" officeooo:paragraph-rsid="0017972c" style:font-size-asian="11pt" style:font-size-complex="11pt"/>
    </style:style>
    <style:style style:name="P108" style:family="paragraph" style:parent-style-name="Text_20_body" style:list-style-name="L8">
      <style:text-properties style:font-name="Carlito1" fo:font-size="11pt" officeooo:paragraph-rsid="0017972c" style:font-size-asian="11pt" style:font-size-complex="11pt"/>
    </style:style>
    <style:style style:name="P109" style:family="paragraph" style:parent-style-name="Text_20_body" style:list-style-name="L9">
      <style:text-properties style:font-name="Carlito1" fo:font-size="11pt" officeooo:paragraph-rsid="0017972c" style:font-size-asian="11pt" style:font-size-complex="11pt"/>
    </style:style>
    <style:style style:name="P110" style:family="paragraph" style:parent-style-name="Text_20_body" style:list-style-name="L10">
      <style:text-properties style:font-name="Carlito1" fo:font-size="11pt" officeooo:paragraph-rsid="0017972c" style:font-size-asian="11pt" style:font-size-complex="11pt"/>
    </style:style>
    <style:style style:name="P111" style:family="paragraph" style:parent-style-name="Text_20_body" style:list-style-name="L11">
      <style:text-properties style:font-name="Carlito1" fo:font-size="11pt" fo:font-weight="normal" officeooo:paragraph-rsid="0017972c" style:font-size-asian="11pt" style:font-weight-asian="normal" style:font-size-complex="11pt" style:font-weight-complex="normal"/>
    </style:style>
    <style:style style:name="P112"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3"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347f3" style:font-size-asian="11pt" style:font-weight-asian="bold" style:font-size-complex="11pt" style:font-weight-complex="bold"/>
    </style:style>
    <style:style style:name="P114"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5"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2546ab" style:font-size-asian="11pt" style:font-weight-asian="bold" style:font-size-complex="11pt" style:font-weight-complex="bold"/>
    </style:style>
    <style:style style:name="P116"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7"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18"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6a151" officeooo:paragraph-rsid="0016a151" style:font-size-asian="11pt" style:font-weight-asian="bold" style:font-size-complex="11pt" style:font-weight-complex="bold"/>
    </style:style>
    <style:style style:name="P11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6230cf" officeooo:paragraph-rsid="006230cf" style:font-size-asian="11pt" style:font-weight-asian="bold" style:font-size-complex="11pt" style:font-weight-complex="bold"/>
    </style:style>
    <style:style style:name="P120"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bold" officeooo:rsid="0067d418" officeooo:paragraph-rsid="0067d418" style:font-size-asian="11pt" style:font-style-asian="normal" style:font-weight-asian="bold" style:font-name-complex="Carlito2" style:font-size-complex="11pt" style:font-style-complex="normal" style:font-weight-complex="bold"/>
    </style:style>
    <style:style style:name="P121"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23f287" officeooo:paragraph-rsid="0023f287" style:font-size-asian="11pt" style:font-style-asian="normal" style:font-weight-asian="normal" style:font-name-complex="Carlito2" style:font-size-complex="11pt" style:font-style-complex="normal" style:font-weight-complex="normal"/>
    </style:style>
    <style:style style:name="P12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rsid="00664851" officeooo:paragraph-rsid="00664851" style:font-size-asian="11pt" style:font-style-asian="normal" style:font-weight-asian="normal" style:font-name-complex="Carlito2" style:font-size-complex="11pt" style:font-style-complex="normal" style:font-weight-complex="normal"/>
    </style:style>
    <style:style style:name="P12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rsid="0067d418" officeooo:paragraph-rsid="0067d418" style:font-size-asian="11pt" style:font-style-asian="normal" style:font-weight-asian="normal" style:font-name-complex="Carlito2" style:font-size-complex="11pt" style:font-style-complex="normal" style:font-weight-complex="normal"/>
    </style:style>
    <style:style style:name="P12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language="fr" fo:country="FR" fo:font-style="normal" fo:font-weight="normal" officeooo:rsid="0067f1a9" officeooo:paragraph-rsid="0067f1a9" style:font-size-asian="11pt" style:font-style-asian="normal" style:font-weight-asian="normal" style:font-name-complex="Carlito2" style:font-size-complex="11pt" style:font-style-complex="normal" style:font-weight-complex="normal"/>
    </style:style>
    <style:style style:name="P125"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3e7a1f" style:font-size-asian="11pt" style:font-weight-asian="normal" style:font-size-complex="11pt" style:font-weight-complex="normal"/>
    </style:style>
    <style:style style:name="P126"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41bb20" style:font-size-asian="11pt" style:font-weight-asian="normal" style:font-size-complex="11pt" style:font-weight-complex="normal"/>
    </style:style>
    <style:style style:name="P127"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413540" officeooo:paragraph-rsid="00413540" style:font-size-asian="11pt" style:font-weight-asian="normal" style:font-size-complex="11pt" style:font-weight-complex="normal"/>
    </style:style>
    <style:style style:name="P12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6230cf" officeooo:paragraph-rsid="006230cf" style:font-size-asian="11pt" style:font-weight-asian="normal" style:font-size-complex="11pt" style:font-weight-complex="normal"/>
    </style:style>
    <style:style style:name="P12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1" fo:font-size="11pt" fo:font-style="normal" fo:font-weight="normal" officeooo:rsid="003aca33" officeooo:paragraph-rsid="003aca33" style:font-size-asian="11pt" style:font-style-asian="normal" style:font-weight-asian="normal" style:font-name-complex="Carlito2" style:font-size-complex="11pt" style:font-style-complex="normal" style:font-weight-complex="normal"/>
    </style:style>
    <style:style style:name="P130"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1347f3" style:font-size-asian="11pt" style:font-size-complex="11pt"/>
    </style:style>
    <style:style style:name="P131"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paragraph-rsid="00065946" style:font-size-asian="11pt" style:font-size-complex="11pt"/>
    </style:style>
    <style:style style:name="P132"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23f287" officeooo:paragraph-rsid="0023f287" style:font-size-asian="11pt" style:font-size-complex="11pt"/>
    </style:style>
    <style:style style:name="P133"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1" fo:font-size="11pt" officeooo:rsid="00250c71" officeooo:paragraph-rsid="00250c71" style:font-size-asian="11pt" style:font-size-complex="11pt"/>
    </style:style>
    <style:style style:name="P134"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250c71"/>
    </style:style>
    <style:style style:name="P135"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6031f7"/>
    </style:style>
    <style:style style:name="P13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6230cf"/>
    </style:style>
    <style:style style:name="P137"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413540" style:font-weight-asian="normal" style:font-weight-complex="normal"/>
    </style:style>
    <style:style style:name="P138"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6031f7" style:font-weight-asian="normal" style:font-weight-complex="normal"/>
    </style:style>
    <style:style style:name="P13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6230cf" officeooo:paragraph-rsid="0063c069"/>
    </style:style>
    <style:style style:name="P140"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0a91bc" style:font-size-asian="11pt" style:font-weight-asian="bold" style:font-size-complex="11pt" style:font-weight-complex="bold"/>
    </style:style>
    <style:style style:name="P141"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42"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65946" style:font-size-asian="11pt" style:font-weight-asian="bold" style:font-size-complex="11pt" style:font-weight-complex="bold"/>
    </style:style>
    <style:style style:name="P143"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44"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286f4d" style:font-size-asian="11pt" style:font-weight-asian="bold" style:font-size-complex="11pt" style:font-weight-complex="bold"/>
    </style:style>
    <style:style style:name="P145"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576b5" style:font-size-asian="11pt" style:font-weight-asian="bold" style:font-size-complex="11pt" style:font-weight-complex="bold"/>
    </style:style>
    <style:style style:name="P146" style:family="paragraph" style:parent-style-name="Text_20_body" style:list-style-name="L1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47"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48"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576b5" officeooo:paragraph-rsid="000576b5" style:font-size-asian="11pt" style:font-weight-asian="bold" style:font-size-complex="11pt" style:font-weight-complex="bold"/>
    </style:style>
    <style:style style:name="P149"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49d8b7" officeooo:paragraph-rsid="0049d8b7" style:font-size-asian="11pt" style:font-weight-asian="bold" style:font-size-complex="11pt" style:font-weight-complex="bold"/>
    </style:style>
    <style:style style:name="P150"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49d8b7" officeooo:paragraph-rsid="0049d8b7" style:font-size-asian="11pt" style:font-weight-asian="bold" style:font-size-complex="11pt" style:font-weight-complex="bold"/>
    </style:style>
    <style:style style:name="P151"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4bc13d" officeooo:paragraph-rsid="004bc13d" style:font-size-asian="11pt" style:font-weight-asian="bold" style:font-size-complex="11pt" style:font-weight-complex="bold"/>
    </style:style>
    <style:style style:name="P152"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4d05a2" officeooo:paragraph-rsid="004d05a2" style:font-size-asian="11pt" style:font-weight-asian="bold" style:font-size-complex="11pt" style:font-weight-complex="bold"/>
    </style:style>
    <style:style style:name="P153"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074a18" officeooo:paragraph-rsid="00074a18" style:font-size-asian="11pt" style:font-weight-asian="bold" style:font-size-complex="11pt" style:font-weight-complex="bold"/>
    </style:style>
    <style:style style:name="P154"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1" fo:font-size="11pt" fo:language="fr" fo:country="FR" fo:font-style="normal" fo:font-weight="bold" officeooo:rsid="00471c25" officeooo:paragraph-rsid="004e1580" style:font-size-asian="11pt" style:font-weight-asian="bold" style:font-size-complex="11pt" style:font-weight-complex="bold"/>
    </style:style>
    <style:style style:name="P155"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officeooo:paragraph-rsid="0049d8b7"/>
    </style:style>
    <style:style style:name="P156"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074a18" style:font-size-asian="11pt" style:font-weight-asian="bold" style:font-size-complex="11pt" style:font-weight-complex="bold"/>
    </style:style>
    <style:style style:name="P157"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58"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59"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60"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41bb20" style:font-size-asian="11pt" style:font-weight-asian="bold" style:font-size-complex="11pt" style:font-weight-complex="bold"/>
    </style:style>
    <style:style style:name="P161"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6031f7" style:font-size-asian="11pt" style:font-weight-asian="bold" style:font-size-complex="11pt" style:font-weight-complex="bold"/>
    </style:style>
    <style:style style:name="P162"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619ddd" style:font-size-asian="11pt" style:font-weight-asian="bold" style:font-size-complex="11pt" style:font-weight-complex="bold"/>
    </style:style>
    <style:style style:name="P163"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61d0bd" style:font-size-asian="11pt" style:font-weight-asian="bold" style:font-size-complex="11pt" style:font-weight-complex="bold"/>
    </style:style>
    <style:style style:name="P164"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0a91bc" officeooo:paragraph-rsid="001347f3" style:font-size-asian="11pt" style:font-weight-asian="bold" style:font-size-complex="11pt" style:font-weight-complex="bold"/>
    </style:style>
    <style:style style:name="P165"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347f3" officeooo:paragraph-rsid="001347f3" style:font-size-asian="11pt" style:font-weight-asian="bold" style:font-size-complex="11pt" style:font-weight-complex="bold"/>
    </style:style>
    <style:style style:name="P166"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167"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44bc51" officeooo:paragraph-rsid="0044bc51" style:font-size-asian="11pt" style:font-weight-asian="bold" style:font-size-complex="11pt" style:font-weight-complex="bold"/>
    </style:style>
    <style:style style:name="P168"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503a07" officeooo:paragraph-rsid="00503a07" style:font-size-asian="11pt" style:font-weight-asian="bold" style:font-size-complex="11pt" style:font-weight-complex="bold"/>
    </style:style>
    <style:style style:name="P169"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paragraph-rsid="003e7a1f" style:font-size-asian="11pt" style:font-weight-asian="normal" style:font-size-complex="11pt" style:font-weight-complex="normal"/>
    </style:style>
    <style:style style:name="P170"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171"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style:font-name="Carlito1" fo:font-size="11pt" officeooo:paragraph-rsid="00074a18" style:font-size-asian="11pt" style:font-size-complex="11pt"/>
    </style:style>
    <style:style style:name="P172"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style>
    <style:style style:name="P173"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officeooo:paragraph-rsid="005f7b06"/>
    </style:style>
    <style:style style:name="P174"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officeooo:paragraph-rsid="006031f7"/>
    </style:style>
    <style:style style:name="P175"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officeooo:rsid="005f7b06" officeooo:paragraph-rsid="005f7b06"/>
    </style:style>
    <style:style style:name="P176"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officeooo:rsid="006031f7" officeooo:paragraph-rsid="006031f7"/>
    </style:style>
    <style:style style:name="P177" style:family="paragraph" style:parent-style-name="Text_20_body" style:list-style-name="L2">
      <style:paragraph-properties fo:margin-top="0cm" fo:margin-bottom="0cm" loext:contextual-spacing="false"/>
      <style:text-properties style:font-name="Carlito1" fo:font-size="11pt" style:font-size-asian="11pt" style:font-size-complex="11pt"/>
    </style:style>
    <style:style style:name="P178" style:family="paragraph" style:parent-style-name="Text_20_body" style:list-style-name="L3">
      <style:paragraph-properties fo:margin-top="0cm" fo:margin-bottom="0cm" loext:contextual-spacing="false"/>
      <style:text-properties style:font-name="Carlito1" fo:font-size="11pt" officeooo:paragraph-rsid="0017972c" style:font-size-asian="11pt" style:font-size-complex="11pt"/>
    </style:style>
    <style:style style:name="P179" style:family="paragraph" style:parent-style-name="Text_20_body" style:list-style-name="L4">
      <style:paragraph-properties fo:margin-top="0cm" fo:margin-bottom="0cm" loext:contextual-spacing="false"/>
      <style:text-properties style:font-name="Carlito1" fo:font-size="11pt" officeooo:paragraph-rsid="0017972c" style:font-size-asian="11pt" style:font-size-complex="11pt"/>
    </style:style>
    <style:style style:name="P180" style:family="paragraph" style:parent-style-name="Text_20_body" style:list-style-name="L5">
      <style:paragraph-properties fo:margin-top="0cm" fo:margin-bottom="0cm" loext:contextual-spacing="false"/>
      <style:text-properties style:font-name="Carlito1" fo:font-size="11pt" officeooo:paragraph-rsid="0017972c" style:font-size-asian="11pt" style:font-size-complex="11pt"/>
    </style:style>
    <style:style style:name="P181"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P182"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16a151" style:font-size-asian="11pt" style:font-weight-asian="bold" style:font-size-complex="11pt" style:font-weight-complex="bold"/>
    </style:style>
    <style:style style:name="P183"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17972c" officeooo:paragraph-rsid="0017972c" style:font-size-asian="11pt" style:font-weight-asian="bold" style:font-size-complex="11pt" style:font-weight-complex="bold"/>
    </style:style>
    <style:style style:name="P18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6031f7" style:font-size-asian="11pt" style:font-weight-asian="bold" style:font-size-complex="11pt" style:font-weight-complex="bold"/>
    </style:style>
    <style:style style:name="P18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paragraph-rsid="00619ddd" style:font-size-asian="11pt" style:font-weight-asian="bold" style:font-size-complex="11pt" style:font-weight-complex="bold"/>
    </style:style>
    <style:style style:name="P18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619ddd" officeooo:paragraph-rsid="00619ddd" style:font-size-asian="11pt" style:font-weight-asian="bold" style:font-size-complex="11pt" style:font-weight-complex="bold"/>
    </style:style>
    <style:style style:name="P18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63c069" officeooo:paragraph-rsid="0063c069" style:font-size-asian="11pt" style:font-weight-asian="bold" style:font-size-complex="11pt" style:font-weight-complex="bold"/>
    </style:style>
    <style:style style:name="P18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bold" officeooo:rsid="00664851" officeooo:paragraph-rsid="00664851" style:font-size-asian="11pt" style:font-weight-asian="bold" style:font-size-complex="11pt" style:font-weight-complex="bold"/>
    </style:style>
    <style:style style:name="P18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6031f7" officeooo:paragraph-rsid="006031f7" style:font-size-asian="11pt" style:font-weight-asian="normal" style:font-size-complex="11pt" style:font-weight-complex="normal"/>
    </style:style>
    <style:style style:name="P19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609b23" officeooo:paragraph-rsid="00609b23" style:font-size-asian="11pt" style:font-weight-asian="normal" style:font-size-complex="11pt" style:font-weight-complex="normal"/>
    </style:style>
    <style:style style:name="P19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61d0bd" officeooo:paragraph-rsid="0061d0bd" style:font-size-asian="11pt" style:font-weight-asian="normal" style:font-size-complex="11pt" style:font-weight-complex="normal"/>
    </style:style>
    <style:style style:name="P19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P19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63c069" officeooo:paragraph-rsid="0063c069" style:font-size-asian="11pt" style:font-weight-asian="normal" style:font-size-complex="11pt" style:font-weight-complex="normal"/>
    </style:style>
    <style:style style:name="P19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1pt" fo:language="fr" fo:country="FR" fo:font-style="normal" fo:font-weight="normal" officeooo:rsid="006578c6" officeooo:paragraph-rsid="006578c6" style:font-size-asian="11pt" style:font-weight-asian="normal" style:font-size-complex="11pt" style:font-weight-complex="normal"/>
    </style:style>
    <style:style style:name="P195"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5f7b06"/>
    </style:style>
    <style:style style:name="P196"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6031f7"/>
    </style:style>
    <style:style style:name="P19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5f7b06" officeooo:paragraph-rsid="005f7b06"/>
    </style:style>
    <style:style style:name="P19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6031f7" officeooo:paragraph-rsid="006031f7"/>
    </style:style>
    <style:style style:name="P1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01" style:family="paragraph">
      <style:paragraph-properties fo:margin-left="0cm" fo:margin-right="0cm" style:line-height-at-least="0.476cm" fo:text-indent="0cm"/>
    </style:style>
    <style:style style:name="T1" style:family="text">
      <style:text-properties fo:font-variant="normal" fo:text-transform="none" fo:language="fr" fo:country="FR" fo:font-style="normal" officeooo:rsid="000bd7ad"/>
    </style:style>
    <style:style style:name="T2" style:family="text">
      <style:text-properties fo:font-variant="normal" fo:text-transform="none" fo:language="fr" fo:country="FR" fo:font-style="normal" officeooo:rsid="000a0e53"/>
    </style:style>
    <style:style style:name="T3" style:family="text">
      <style:text-properties fo:font-variant="normal" fo:text-transform="none" fo:language="fr" fo:country="FR" fo:font-style="normal" officeooo:rsid="00074a18"/>
    </style:style>
    <style:style style:name="T4" style:family="text">
      <style:text-properties fo:font-variant="normal" fo:text-transform="none" fo:language="fr" fo:country="FR" fo:font-style="normal" fo:font-weight="normal" officeooo:rsid="000b3e78" style:font-weight-asian="normal" style:font-weight-complex="normal"/>
    </style:style>
    <style:style style:name="T5" style:family="text">
      <style:text-properties fo:font-variant="normal" fo:text-transform="none" fo:language="fr" fo:country="FR" fo:font-style="normal" fo:font-weight="normal" officeooo:rsid="0008ae3f" style:font-weight-asian="normal" style:font-weight-complex="normal"/>
    </style:style>
    <style:style style:name="T6" style:family="text">
      <style:text-properties fo:font-variant="normal" fo:text-transform="none" fo:language="fr" fo:country="FR" fo:font-style="normal" fo:font-weight="normal" officeooo:rsid="0007ecfa" style:font-weight-asian="normal" style:font-weight-complex="normal"/>
    </style:style>
    <style:style style:name="T7" style:family="text">
      <style:text-properties fo:font-variant="normal" fo:text-transform="none" fo:language="fr" fo:country="FR" fo:font-style="normal" fo:font-weight="normal" officeooo:rsid="000e78de" style:font-weight-asian="normal" style:font-weight-complex="normal"/>
    </style:style>
    <style:style style:name="T8" style:family="text">
      <style:text-properties fo:font-variant="normal" fo:text-transform="none" fo:language="fr" fo:country="FR" fo:font-style="normal" fo:font-weight="normal" officeooo:rsid="00100aef" style:font-weight-asian="normal" style:font-weight-complex="normal"/>
    </style:style>
    <style:style style:name="T9" style:family="text">
      <style:text-properties fo:font-variant="normal" fo:text-transform="none" fo:language="fr" fo:country="FR" fo:font-style="normal" fo:font-weight="normal" officeooo:rsid="002546ab" style:font-weight-asian="normal" style:font-weight-complex="normal"/>
    </style:style>
    <style:style style:name="T10" style:family="text">
      <style:text-properties fo:font-variant="normal" fo:text-transform="none" fo:language="fr" fo:country="FR" fo:font-style="normal" fo:font-weight="normal" officeooo:rsid="0025fc2a" style:font-weight-asian="normal" style:font-weight-complex="normal"/>
    </style:style>
    <style:style style:name="T11" style:family="text">
      <style:text-properties fo:font-variant="normal" fo:text-transform="none" fo:language="fr" fo:country="FR" fo:font-style="normal" fo:font-weight="normal" officeooo:rsid="00271dac" style:font-weight-asian="normal" style:font-weight-complex="normal"/>
    </style:style>
    <style:style style:name="T12" style:family="text">
      <style:text-properties fo:font-variant="normal" fo:text-transform="none" fo:language="fr" fo:country="FR" fo:font-style="normal" fo:font-weight="normal" style:font-style-asian="normal" style:font-weight-asian="normal" style:font-name-complex="Carlito2" style:font-style-complex="normal" style:font-weight-complex="normal"/>
    </style:style>
    <style:style style:name="T13" style:family="text">
      <style:text-properties fo:font-variant="normal" fo:text-transform="none" fo:language="fr" fo:country="FR" fo:font-style="normal" fo:font-weight="normal" officeooo:rsid="001347f3" style:font-style-asian="normal" style:font-weight-asian="normal" style:font-name-complex="Carlito2" style:font-style-complex="normal" style:font-weight-complex="normal"/>
    </style:style>
    <style:style style:name="T14" style:family="text">
      <style:text-properties fo:font-variant="normal" fo:text-transform="none" fo:language="fr" fo:country="FR" fo:font-style="normal" fo:font-weight="normal" officeooo:rsid="000a91bc" style:font-style-asian="normal" style:font-weight-asian="normal" style:font-name-complex="Carlito2" style:font-style-complex="normal" style:font-weight-complex="normal"/>
    </style:style>
    <style:style style:name="T15" style:family="text">
      <style:text-properties fo:font-variant="normal" fo:text-transform="none" fo:language="fr" fo:country="FR" fo:font-style="normal" fo:font-weight="normal" officeooo:rsid="0008ae3f" style:font-style-asian="normal" style:font-weight-asian="normal" style:font-name-complex="Carlito2" style:font-style-complex="normal" style:font-weight-complex="normal"/>
    </style:style>
    <style:style style:name="T16" style:family="text">
      <style:text-properties fo:font-variant="normal" fo:text-transform="none" fo:language="fr" fo:country="FR" fo:font-style="normal" fo:font-weight="normal" officeooo:rsid="0023f287" style:font-style-asian="normal" style:font-weight-asian="normal" style:font-name-complex="Carlito2" style:font-style-complex="normal" style:font-weight-complex="normal"/>
    </style:style>
    <style:style style:name="T17" style:family="text">
      <style:text-properties fo:font-variant="normal" fo:text-transform="none" fo:language="fr" fo:country="FR" fo:font-style="normal" fo:font-weight="normal" officeooo:rsid="00250c71" style:font-style-asian="normal" style:font-weight-asian="normal" style:font-name-complex="Carlito2" style:font-style-complex="normal" style:font-weight-complex="normal"/>
    </style:style>
    <style:style style:name="T18" style:family="text">
      <style:text-properties fo:font-variant="normal" fo:text-transform="none" fo:language="fr" fo:country="FR" fo:font-style="normal" fo:font-weight="normal" officeooo:rsid="00367465" style:font-style-asian="normal" style:font-weight-asian="normal" style:font-name-complex="Carlito2" style:font-style-complex="normal" style:font-weight-complex="normal"/>
    </style:style>
    <style:style style:name="T19" style:family="text">
      <style:text-properties fo:font-variant="normal" fo:text-transform="none" fo:language="fr" fo:country="FR" fo:font-style="normal" fo:font-weight="bold" style:font-weight-asian="bold" style:font-weight-complex="bold"/>
    </style:style>
    <style:style style:name="T20" style:family="text">
      <style:text-properties fo:font-variant="normal" fo:text-transform="none" fo:language="fr" fo:country="FR" fo:font-style="normal" fo:font-weight="bold" officeooo:rsid="000a91bc" style:font-weight-asian="bold" style:font-weight-complex="bold"/>
    </style:style>
    <style:style style:name="T21" style:family="text">
      <style:text-properties fo:font-variant="normal" fo:text-transform="none" fo:language="fr" fo:country="FR" fo:font-style="normal" fo:font-weight="bold" officeooo:rsid="002546ab" style:font-weight-asian="bold" style:font-weight-complex="bold"/>
    </style:style>
    <style:style style:name="T22" style:family="text">
      <style:text-properties fo:font-variant="normal" fo:text-transform="none" fo:language="fr" fo:country="FR" fo:font-style="italic" fo:font-weight="normal" officeooo:rsid="000e78de" style:font-style-asian="italic" style:font-weight-asian="normal" style:font-name-complex="Carlito2" style:font-style-complex="italic" style:font-weight-complex="normal"/>
    </style:style>
    <style:style style:name="T23" style:family="text">
      <style:text-properties fo:font-variant="normal" fo:text-transform="none" fo:language="fr" fo:country="FR" fo:font-style="italic" fo:font-weight="normal" officeooo:rsid="0008ae3f" style:font-style-asian="italic" style:font-weight-asian="normal" style:font-name-complex="Carlito2" style:font-style-complex="italic" style:font-weight-complex="normal"/>
    </style:style>
    <style:style style:name="T24" style:family="text">
      <style:text-properties fo:font-variant="normal" fo:text-transform="none" fo:language="fr" fo:country="FR" fo:font-style="italic" fo:font-weight="bold" officeooo:rsid="0008ae3f" style:font-style-asian="italic" style:font-weight-asian="bold" style:font-name-complex="Carlito2" style:font-style-complex="italic" style:font-weight-complex="bold"/>
    </style:style>
    <style:style style:name="T25" style:family="text">
      <style:text-properties fo:font-variant="normal" fo:text-transform="none" fo:font-style="normal" fo:font-weight="normal" officeooo:rsid="000e78de" style:font-style-asian="normal" style:font-weight-asian="normal" style:font-name-complex="Carlito2" style:font-style-complex="normal" style:font-weight-complex="normal"/>
    </style:style>
    <style:style style:name="T26" style:family="text">
      <style:text-properties fo:font-variant="normal" fo:text-transform="none" fo:font-size="11pt" fo:language="fr" fo:country="FR" fo:font-style="normal" fo:font-weight="normal" officeooo:rsid="00398882" style:font-size-asian="11pt" style:font-weight-asian="normal" style:font-size-complex="11pt" style:font-weight-complex="normal"/>
    </style:style>
    <style:style style:name="T27" style:family="text">
      <style:text-properties fo:font-variant="normal" fo:text-transform="none" fo:font-size="11pt" fo:language="fr" fo:country="FR" fo:font-style="normal" fo:font-weight="normal" officeooo:rsid="003aca33" style:font-size-asian="11pt" style:font-weight-asian="normal" style:font-size-complex="11pt" style:font-weight-complex="normal"/>
    </style:style>
    <style:style style:name="T28" style:family="text">
      <style:text-properties fo:font-variant="normal" fo:text-transform="none" fo:font-size="11pt" fo:language="fr" fo:country="FR" fo:font-style="normal" fo:font-weight="normal" officeooo:rsid="0016d6d2" style:font-size-asian="11pt" style:font-weight-asian="normal" style:font-size-complex="11pt" style:font-weight-complex="normal"/>
    </style:style>
    <style:style style:name="T29" style:family="text">
      <style:text-properties fo:font-variant="normal" fo:text-transform="none" fo:font-size="11pt" fo:language="fr" fo:country="FR" fo:font-style="normal" fo:font-weight="normal" officeooo:rsid="002b2de1" style:font-size-asian="11pt" style:font-style-asian="normal" style:font-weight-asian="normal" style:font-name-complex="Carlito2" style:font-size-complex="11pt" style:font-style-complex="normal" style:font-weight-complex="normal"/>
    </style:style>
    <style:style style:name="T30" style:family="text">
      <style:text-properties fo:font-variant="normal" fo:text-transform="none" fo:font-size="11pt" fo:language="fr" fo:country="FR" fo:font-style="normal" fo:font-weight="normal" officeooo:rsid="00304065" style:font-size-asian="11pt" style:font-style-asian="normal" style:font-weight-asian="normal" style:font-name-complex="Carlito2" style:font-size-complex="11pt" style:font-style-complex="normal" style:font-weight-complex="normal"/>
    </style:style>
    <style:style style:name="T31" style:family="text">
      <style:text-properties fo:font-variant="normal" fo:text-transform="none" fo:font-size="11pt" fo:language="fr" fo:country="FR" fo:font-style="normal" fo:font-weight="normal" officeooo:rsid="0029e2c7" style:font-size-asian="11pt" style:font-style-asian="normal" style:font-weight-asian="normal" style:font-name-complex="Carlito2" style:font-size-complex="11pt" style:font-style-complex="normal" style:font-weight-complex="normal"/>
    </style:style>
    <style:style style:name="T32" style:family="text">
      <style:text-properties fo:font-variant="normal" fo:text-transform="none" fo:font-size="11pt" fo:language="fr" fo:country="FR" fo:font-style="normal" fo:font-weight="normal" officeooo:rsid="002b458f" style:font-size-asian="11pt" style:font-style-asian="normal" style:font-weight-asian="normal" style:font-name-complex="Carlito2" style:font-size-complex="11pt" style:font-style-complex="normal" style:font-weight-complex="normal"/>
    </style:style>
    <style:style style:name="T33" style:family="text">
      <style:text-properties fo:font-variant="normal" fo:text-transform="none" fo:font-size="11pt" fo:font-weight="normal" officeooo:rsid="003cb3f5" style:font-size-asian="11pt" style:font-weight-asian="normal" style:font-size-complex="11pt" style:font-weight-complex="normal"/>
    </style:style>
    <style:style style:name="T34" style:family="text">
      <style:text-properties fo:font-variant="normal" fo:text-transform="none" style:font-name="Carlito1" fo:font-size="11pt" fo:language="fr" fo:country="FR" fo:font-style="normal" fo:font-weight="normal" style:font-size-asian="11pt" style:font-weight-asian="normal" style:font-size-complex="11pt" style:font-weight-complex="normal"/>
    </style:style>
    <style:style style:name="T35" style:family="text">
      <style:text-properties fo:font-variant="normal" fo:text-transform="none" style:font-name="Carlito1" fo:font-size="11pt" fo:language="fr" fo:country="FR" fo:font-style="normal" fo:font-weight="normal" officeooo:rsid="000b3e78" style:font-size-asian="11pt" style:font-weight-asian="normal" style:font-size-complex="11pt" style:font-weight-complex="normal"/>
    </style:style>
    <style:style style:name="T36" style:family="text">
      <style:text-properties fo:font-variant="normal" fo:text-transform="none" style:font-name="Carlito1" fo:font-size="11pt" fo:language="fr" fo:country="FR" fo:font-style="normal" fo:font-weight="normal" officeooo:rsid="0008ae3f" style:font-size-asian="11pt" style:font-weight-asian="normal" style:font-size-complex="11pt" style:font-weight-complex="normal"/>
    </style:style>
    <style:style style:name="T37" style:family="text">
      <style:text-properties fo:font-variant="normal" fo:text-transform="none" style:font-name="Carlito1" fo:font-size="11pt" fo:language="fr" fo:country="FR" fo:font-style="normal" fo:font-weight="normal" officeooo:rsid="00074a18" style:font-size-asian="11pt" style:font-weight-asian="normal" style:font-size-complex="11pt" style:font-weight-complex="normal"/>
    </style:style>
    <style:style style:name="T38" style:family="text">
      <style:text-properties fo:font-variant="normal" fo:text-transform="none" style:font-name="Carlito1" fo:font-size="11pt" fo:language="fr" fo:country="FR" fo:font-style="normal" fo:font-weight="normal" officeooo:rsid="000bd7ad" style:font-size-asian="11pt" style:font-weight-asian="normal" style:font-size-complex="11pt" style:font-weight-complex="normal"/>
    </style:style>
    <style:style style:name="T39" style:family="text">
      <style:text-properties fo:font-variant="normal" fo:text-transform="none" style:font-name="Carlito1" fo:font-size="11pt" fo:language="fr" fo:country="FR" fo:font-style="normal" fo:font-weight="normal" officeooo:rsid="0007ecfa" style:font-size-asian="11pt" style:font-weight-asian="normal" style:font-size-complex="11pt" style:font-weight-complex="normal"/>
    </style:style>
    <style:style style:name="T40" style:family="text">
      <style:text-properties fo:font-variant="normal" fo:text-transform="none" style:font-name="Carlito1" fo:font-size="11pt" fo:language="fr" fo:country="FR" fo:font-style="normal" fo:font-weight="normal" officeooo:rsid="000a91bc" style:font-size-asian="11pt" style:font-weight-asian="normal" style:font-size-complex="11pt" style:font-weight-complex="normal"/>
    </style:style>
    <style:style style:name="T41" style:family="text">
      <style:text-properties fo:font-variant="normal" fo:text-transform="none" style:font-name="Carlito1" fo:font-size="11pt" fo:language="fr" fo:country="FR" fo:font-style="normal" fo:font-weight="normal" officeooo:rsid="000a0e53" style:font-size-asian="11pt" style:font-weight-asian="normal" style:font-size-complex="11pt" style:font-weight-complex="normal"/>
    </style:style>
    <style:style style:name="T42" style:family="text">
      <style:text-properties fo:font-variant="normal" fo:text-transform="none" style:font-name="Carlito1" fo:font-size="11pt" fo:language="fr" fo:country="FR" fo:font-style="normal" fo:font-weight="normal" officeooo:rsid="0016d6d2" style:font-size-asian="11pt" style:font-weight-asian="normal" style:font-size-complex="11pt" style:font-weight-complex="normal"/>
    </style:style>
    <style:style style:name="T43" style:family="text">
      <style:text-properties fo:font-variant="normal" fo:text-transform="none" style:font-name="Carlito1" fo:font-size="11pt" fo:language="fr" fo:country="FR" fo:font-style="normal" fo:font-weight="normal" officeooo:rsid="00442b76" style:font-size-asian="11pt" style:font-weight-asian="normal" style:font-size-complex="11pt" style:font-weight-complex="normal"/>
    </style:style>
    <style:style style:name="T44" style:family="text">
      <style:text-properties fo:font-variant="normal" fo:text-transform="none" style:font-name="Carlito1" fo:font-size="11pt" fo:language="fr" fo:country="FR" fo:font-style="normal" fo:font-weight="normal" officeooo:rsid="0044bc51" style:font-size-asian="11pt" style:font-weight-asian="normal" style:font-size-complex="11pt" style:font-weight-complex="normal"/>
    </style:style>
    <style:style style:name="T45" style:family="text">
      <style:text-properties fo:font-variant="normal" fo:text-transform="none" style:font-name="Carlito1" fo:font-size="11pt" fo:language="fr" fo:country="FR" fo:font-style="normal" fo:font-weight="normal" officeooo:rsid="00456a0a" style:font-size-asian="11pt" style:font-weight-asian="normal" style:font-size-complex="11pt" style:font-weight-complex="normal"/>
    </style:style>
    <style:style style:name="T46" style:family="text">
      <style:text-properties fo:font-variant="normal" fo:text-transform="none" style:font-name="Carlito1" fo:font-size="11pt" fo:language="fr" fo:country="FR" fo:font-style="normal" fo:font-weight="normal" officeooo:rsid="0051b0e5" style:font-size-asian="11pt" style:font-weight-asian="normal" style:font-size-complex="11pt" style:font-weight-complex="normal"/>
    </style:style>
    <style:style style:name="T47" style:family="text">
      <style:text-properties fo:font-variant="normal" fo:text-transform="none" style:font-name="Carlito1" fo:font-size="11pt" fo:language="fr" fo:country="FR" fo:font-style="normal" fo:font-weight="normal" officeooo:rsid="0051e3d1" style:font-size-asian="11pt" style:font-weight-asian="normal" style:font-size-complex="11pt" style:font-weight-complex="normal"/>
    </style:style>
    <style:style style:name="T48" style:family="text">
      <style:text-properties fo:font-variant="normal" fo:text-transform="none" style:font-name="Carlito1" fo:font-size="11pt" fo:language="fr" fo:country="FR" fo:font-style="normal" fo:font-weight="normal" officeooo:rsid="005287e0" style:font-size-asian="11pt" style:font-weight-asian="normal" style:font-size-complex="11pt" style:font-weight-complex="normal"/>
    </style:style>
    <style:style style:name="T49" style:family="text">
      <style:text-properties fo:font-variant="normal" fo:text-transform="none" style:font-name="Carlito1" fo:font-size="11pt" fo:language="fr" fo:country="FR" fo:font-style="normal" fo:font-weight="normal" officeooo:rsid="0053c495" style:font-size-asian="11pt" style:font-weight-asian="normal" style:font-size-complex="11pt" style:font-weight-complex="normal"/>
    </style:style>
    <style:style style:name="T50" style:family="text">
      <style:text-properties fo:font-variant="normal" fo:text-transform="none" style:font-name="Carlito1" fo:font-size="11pt" fo:language="fr" fo:country="FR" fo:font-style="normal" fo:font-weight="normal" officeooo:rsid="0054cff8" style:font-size-asian="11pt" style:font-weight-asian="normal" style:font-size-complex="11pt" style:font-weight-complex="normal"/>
    </style:style>
    <style:style style:name="T51" style:family="text">
      <style:text-properties fo:font-variant="normal" fo:text-transform="none" style:font-name="Carlito1" fo:font-size="11pt" fo:language="fr" fo:country="FR" fo:font-style="normal" fo:font-weight="normal" officeooo:rsid="0057dff5" style:font-size-asian="11pt" style:font-weight-asian="normal" style:font-size-complex="11pt" style:font-weight-complex="normal"/>
    </style:style>
    <style:style style:name="T52" style:family="text">
      <style:text-properties fo:font-variant="normal" fo:text-transform="none" style:font-name="Carlito1" fo:font-size="11pt" fo:language="fr" fo:country="FR" fo:font-style="normal" fo:font-weight="normal" officeooo:rsid="005ca386" style:font-size-asian="11pt" style:font-weight-asian="normal" style:font-size-complex="11pt" style:font-weight-complex="normal"/>
    </style:style>
    <style:style style:name="T53" style:family="text">
      <style:text-properties fo:font-variant="normal" fo:text-transform="none" style:font-name="Carlito1" fo:font-size="11pt" fo:language="fr" fo:country="FR" fo:font-style="normal" fo:font-weight="normal" officeooo:rsid="00609b23" style:font-size-asian="11pt" style:font-weight-asian="normal" style:font-size-complex="11pt" style:font-weight-complex="normal"/>
    </style:style>
    <style:style style:name="T54" style:family="text">
      <style:text-properties fo:font-variant="normal" fo:text-transform="none" style:font-name="Carlito1" fo:font-size="11pt" fo:language="fr" fo:country="FR" fo:font-style="normal" fo:font-weight="normal" officeooo:rsid="006230cf" style:font-size-asian="11pt" style:font-weight-asian="normal" style:font-size-complex="11pt" style:font-weight-complex="normal"/>
    </style:style>
    <style:style style:name="T55" style:family="text">
      <style:text-properties fo:font-variant="normal" fo:text-transform="none" style:font-name="Carlito1" fo:font-size="11pt" fo:language="fr" fo:country="FR" fo:font-style="normal" fo:font-weight="normal" officeooo:rsid="00624737" style:font-size-asian="11pt" style:font-weight-asian="normal" style:font-size-complex="11pt" style:font-weight-complex="normal"/>
    </style:style>
    <style:style style:name="T56" style:family="text">
      <style:text-properties fo:font-variant="normal" fo:text-transform="none" style:font-name="Carlito1" fo:font-size="11pt" fo:language="fr" fo:country="FR" fo:font-style="normal" fo:font-weight="normal" officeooo:rsid="0063c069" style:font-size-asian="11pt" style:font-weight-asian="normal" style:font-size-complex="11pt" style:font-weight-complex="normal"/>
    </style:style>
    <style:style style:name="T57" style:family="text">
      <style:text-properties fo:font-variant="normal" fo:text-transform="none" style:font-name="Carlito1" fo:font-size="11pt" fo:language="fr" fo:country="FR" fo:font-style="normal" fo:font-weight="normal" style:font-size-asian="11pt" style:font-style-asian="normal" style:font-weight-asian="normal" style:font-name-complex="Carlito2" style:font-size-complex="11pt" style:font-style-complex="normal" style:font-weight-complex="normal"/>
    </style:style>
    <style:style style:name="T58" style:family="text">
      <style:text-properties fo:font-variant="normal" fo:text-transform="none" style:font-name="Carlito1" fo:font-size="11pt" fo:language="fr" fo:country="FR" fo:font-style="normal" fo:font-weight="normal" officeooo:rsid="00187369" style:font-size-asian="11pt" style:font-style-asian="normal" style:font-weight-asian="normal" style:font-name-complex="Carlito2" style:font-size-complex="11pt" style:font-style-complex="normal" style:font-weight-complex="normal"/>
    </style:style>
    <style:style style:name="T59" style:family="text">
      <style:text-properties fo:font-variant="normal" fo:text-transform="none" style:font-name="Carlito1" fo:font-size="11pt" fo:language="fr" fo:country="FR" fo:font-style="normal" fo:font-weight="normal" officeooo:rsid="00250c71" style:font-size-asian="11pt" style:font-style-asian="normal" style:font-weight-asian="normal" style:font-name-complex="Carlito2" style:font-size-complex="11pt" style:font-style-complex="normal" style:font-weight-complex="normal"/>
    </style:style>
    <style:style style:name="T60" style:family="text">
      <style:text-properties fo:font-variant="normal" fo:text-transform="none" style:font-name="Carlito1" fo:font-size="11pt" fo:language="fr" fo:country="FR" fo:font-style="normal" fo:font-weight="normal" officeooo:rsid="00442b76" style:font-size-asian="11pt" style:font-style-asian="normal" style:font-weight-asian="normal" style:font-name-complex="Carlito2" style:font-size-complex="11pt" style:font-style-complex="normal" style:font-weight-complex="normal"/>
    </style:style>
    <style:style style:name="T61" style:family="text">
      <style:text-properties fo:font-variant="normal" fo:text-transform="none" style:font-name="Carlito1" fo:font-size="11pt" fo:language="fr" fo:country="FR" fo:font-style="normal" fo:font-weight="bold" style:font-size-asian="11pt" style:font-weight-asian="bold" style:font-size-complex="11pt" style:font-weight-complex="bold"/>
    </style:style>
    <style:style style:name="T62" style:family="text">
      <style:text-properties fo:font-variant="normal" fo:text-transform="none" style:font-name="Carlito1" fo:font-size="11pt" fo:language="fr" fo:country="FR" fo:font-style="normal" fo:font-weight="bold" officeooo:rsid="0049d8b7" style:font-size-asian="11pt" style:font-weight-asian="bold" style:font-size-complex="11pt" style:font-weight-complex="bold"/>
    </style:style>
    <style:style style:name="T63" style:family="text">
      <style:text-properties fo:font-variant="normal" fo:text-transform="none" style:font-name="Carlito1" fo:font-size="11pt" fo:language="fr" fo:country="FR" fo:font-style="normal" fo:font-weight="bold" officeooo:rsid="0051b0e5" style:font-size-asian="11pt" style:font-weight-asian="bold" style:font-size-complex="11pt" style:font-weight-complex="bold"/>
    </style:style>
    <style:style style:name="T64" style:family="text">
      <style:text-properties fo:font-variant="normal" fo:text-transform="none" style:font-name="Carlito1" fo:font-size="11pt" fo:language="fr" fo:country="FR" fo:font-style="normal" fo:font-weight="bold" officeooo:rsid="0061089b" style:font-size-asian="11pt" style:font-weight-asian="bold" style:font-size-complex="11pt" style:font-weight-complex="bold"/>
    </style:style>
    <style:style style:name="T65" style:family="text">
      <style:text-properties fo:font-variant="normal" fo:text-transform="none" style:font-name="Carlito1" fo:font-size="11pt" fo:language="fr" fo:country="FR" fo:font-style="normal" officeooo:rsid="003e7a1f" style:font-size-asian="11pt" style:font-size-complex="11pt"/>
    </style:style>
    <style:style style:name="T66" style:family="text">
      <style:text-properties fo:font-variant="normal" fo:text-transform="none" style:font-name="Carlito1" fo:font-size="11pt" fo:language="fr" fo:country="FR" fo:font-style="normal" officeooo:rsid="0032509b" style:font-size-asian="11pt" style:font-size-complex="11pt"/>
    </style:style>
    <style:style style:name="T67" style:family="text">
      <style:text-properties fo:font-variant="normal" fo:text-transform="none" style:font-name="Carlito1" fo:font-size="11pt" fo:language="fr" fo:country="FR" fo:font-style="normal" officeooo:rsid="00413540" style:font-size-asian="11pt" style:font-size-complex="11pt"/>
    </style:style>
    <style:style style:name="T68" style:family="text">
      <style:text-properties fo:font-variant="normal" fo:text-transform="none" style:font-name="Carlito1" fo:font-size="11pt" fo:language="fr" fo:country="FR" fo:font-style="normal" officeooo:rsid="0041bb20" style:font-size-asian="11pt" style:font-size-complex="11pt"/>
    </style:style>
    <style:style style:name="T69" style:family="text">
      <style:text-properties fo:font-variant="normal" fo:text-transform="none" style:font-name="Carlito1" fo:font-size="11pt" fo:language="fr" fo:country="FR" fo:font-style="normal" officeooo:rsid="0042de36" style:font-size-asian="11pt" style:font-size-complex="11pt"/>
    </style:style>
    <style:style style:name="T70" style:family="text">
      <style:text-properties fo:font-variant="normal" fo:text-transform="none" style:font-name="Carlito1" fo:font-size="11pt" fo:language="fr" fo:country="FR" fo:font-style="normal" officeooo:rsid="004e1580" style:font-size-asian="11pt" style:font-size-complex="11pt"/>
    </style:style>
    <style:style style:name="T71" style:family="text">
      <style:text-properties fo:font-variant="normal" fo:text-transform="none" style:font-name="Carlito1" fo:font-size="11pt" fo:language="fr" fo:country="FR" fo:font-style="normal" officeooo:rsid="004d05a2" style:font-size-asian="11pt" style:font-size-complex="11pt"/>
    </style:style>
    <style:style style:name="T72" style:family="text">
      <style:text-properties fo:font-variant="normal" fo:text-transform="none" style:font-name="Carlito1" fo:font-size="11pt" fo:language="fr" fo:country="FR" fo:font-style="normal" officeooo:rsid="004ebf63" style:font-size-asian="11pt" style:font-size-complex="11pt"/>
    </style:style>
    <style:style style:name="T73" style:family="text">
      <style:text-properties fo:font-variant="normal" fo:text-transform="none" style:font-name="Carlito1" fo:font-size="11pt" fo:language="fr" fo:country="FR" fo:font-style="normal" officeooo:rsid="0053c495" style:font-size-asian="11pt" style:font-size-complex="11pt"/>
    </style:style>
    <style:style style:name="T74" style:family="text">
      <style:text-properties fo:font-variant="normal" fo:text-transform="none" style:font-name="Carlito1" fo:font-size="11pt" fo:language="fr" fo:country="FR" fo:font-style="normal" officeooo:rsid="0058832e" style:font-size-asian="11pt" style:font-size-complex="11pt"/>
    </style:style>
    <style:style style:name="T75" style:family="text">
      <style:text-properties fo:font-variant="normal" fo:text-transform="none" style:font-name="Carlito1" fo:font-size="11pt" fo:font-style="normal" fo:font-weight="normal" officeooo:rsid="000e78de" style:font-size-asian="11pt" style:font-style-asian="normal" style:font-weight-asian="normal" style:font-name-complex="Carlito2" style:font-size-complex="11pt" style:font-style-complex="normal" style:font-weight-complex="normal"/>
    </style:style>
    <style:style style:name="T76" style:family="text">
      <style:text-properties fo:font-variant="normal" fo:text-transform="none" style:font-name="Carlito1" fo:font-size="11pt" fo:font-style="normal" fo:font-weight="bold" officeooo:rsid="000e78de" style:font-size-asian="11pt" style:font-style-asian="normal" style:font-weight-asian="bold" style:font-name-complex="Carlito2" style:font-size-complex="11pt" style:font-style-complex="normal" style:font-weight-complex="bold"/>
    </style:style>
    <style:style style:name="T77" style:family="text">
      <style:text-properties fo:font-variant="normal" fo:text-transform="none" style:use-window-font-color="true" style:font-name="Carlito1" fo:font-size="11pt" fo:language="fr" fo:country="FR" fo:font-style="normal" fo:font-weight="normal" officeooo:rsid="00456a0a" style:font-size-asian="11pt" style:font-weight-asian="normal" style:font-size-complex="11pt" style:font-weight-complex="normal"/>
    </style:style>
    <style:style style:name="T78" style:family="text">
      <style:text-properties fo:font-variant="normal" fo:text-transform="none" style:use-window-font-color="true" style:font-name="Carlito1" fo:font-size="11pt" fo:language="fr" fo:country="FR" fo:font-style="normal" fo:font-weight="normal" officeooo:rsid="00471c25" style:font-size-asian="11pt" style:font-weight-asian="normal" style:font-size-complex="11pt" style:font-weight-complex="normal"/>
    </style:style>
    <style:style style:name="T79" style:family="text">
      <style:text-properties fo:font-variant="normal" fo:text-transform="none" style:use-window-font-color="true" style:font-name="Carlito1" fo:font-size="11pt" fo:language="fr" fo:country="FR" fo:font-style="normal" fo:font-weight="normal" officeooo:rsid="0048e2ab" style:font-size-asian="11pt" style:font-weight-asian="normal" style:font-size-complex="11pt" style:font-weight-complex="normal"/>
    </style:style>
    <style:style style:name="T80" style:family="text">
      <style:text-properties fo:font-variant="normal" fo:text-transform="none" style:use-window-font-color="true" style:font-name="Carlito1" fo:font-size="11pt" fo:language="fr" fo:country="FR" fo:font-style="normal" fo:font-weight="normal" officeooo:rsid="004ebf63" style:font-size-asian="11pt" style:font-weight-asian="normal" style:font-size-complex="11pt" style:font-weight-complex="normal"/>
    </style:style>
    <style:style style:name="T81" style:family="text">
      <style:text-properties fo:font-variant="normal" fo:text-transform="none" style:use-window-font-color="true" style:font-name="Carlito1" fo:font-size="11pt" fo:language="fr" fo:country="FR" fo:font-style="normal" fo:font-weight="bold" style:font-size-asian="11pt" style:font-weight-asian="bold" style:font-size-complex="11pt" style:font-weight-complex="bold"/>
    </style:style>
    <style:style style:name="T82" style:family="text">
      <style:text-properties fo:font-variant="normal" fo:text-transform="none" style:use-window-font-color="true" style:font-name="Carlito1" fo:font-size="11pt" fo:language="fr" fo:country="FR" fo:font-style="normal" fo:font-weight="bold" officeooo:rsid="0048e2ab" style:font-size-asian="11pt" style:font-weight-asian="bold" style:font-size-complex="11pt" style:font-weight-complex="bold"/>
    </style:style>
    <style:style style:name="T83" style:family="text">
      <style:text-properties fo:color="#000080" style:font-name="Carlito1" fo:font-size="11pt" fo:language="zxx" fo:country="none" style:text-underline-style="solid" style:text-underline-width="auto" style:text-underline-color="font-color" style:font-size-asian="11pt" style:language-asian="zxx" style:country-asian="none" style:font-size-complex="11pt"/>
    </style:style>
    <style:style style:name="T84" style:family="text">
      <style:text-properties officeooo:rsid="0008ae3f"/>
    </style:style>
    <style:style style:name="T85" style:family="text">
      <style:text-properties officeooo:rsid="000bd7ad"/>
    </style:style>
    <style:style style:name="T86" style:family="text">
      <style:text-properties officeooo:rsid="000dcabd"/>
    </style:style>
    <style:style style:name="T87" style:family="text">
      <style:text-properties officeooo:rsid="000e78de"/>
    </style:style>
    <style:style style:name="T88" style:family="text">
      <style:text-properties officeooo:rsid="00100aef"/>
    </style:style>
    <style:style style:name="T89" style:family="text">
      <style:text-properties officeooo:rsid="001347f3"/>
    </style:style>
    <style:style style:name="T90" style:family="text">
      <style:text-properties officeooo:rsid="001556f6"/>
    </style:style>
    <style:style style:name="T91" style:family="text">
      <style:text-properties officeooo:rsid="000a91bc"/>
    </style:style>
    <style:style style:name="T92" style:family="text">
      <style:text-properties officeooo:rsid="00065946"/>
    </style:style>
    <style:style style:name="T93" style:family="text">
      <style:text-properties officeooo:rsid="0016d6d2"/>
    </style:style>
    <style:style style:name="T94" style:family="text">
      <style:text-properties officeooo:rsid="00187733"/>
    </style:style>
    <style:style style:name="T95" style:family="text">
      <style:text-properties officeooo:rsid="001a18e0"/>
    </style:style>
    <style:style style:name="T96" style:family="text">
      <style:text-properties officeooo:rsid="001b1708"/>
    </style:style>
    <style:style style:name="T97" style:family="text">
      <style:text-properties officeooo:rsid="002546ab"/>
    </style:style>
    <style:style style:name="T98" style:family="text">
      <style:text-properties officeooo:rsid="0025fc2a"/>
    </style:style>
    <style:style style:name="T99" style:family="text">
      <style:text-properties fo:font-weight="normal" style:font-weight-asian="normal" style:font-weight-complex="normal"/>
    </style:style>
    <style:style style:name="T100" style:family="text">
      <style:text-properties fo:font-weight="normal" officeooo:rsid="0007ecfa" style:font-weight-asian="normal" style:font-weight-complex="normal"/>
    </style:style>
    <style:style style:name="T101" style:family="text">
      <style:text-properties fo:font-weight="normal" officeooo:rsid="002d0a03" style:font-weight-asian="normal" style:font-weight-complex="normal"/>
    </style:style>
    <style:style style:name="T102" style:family="text">
      <style:text-properties fo:font-weight="normal" officeooo:rsid="002ebc5c" style:font-weight-asian="normal" style:font-weight-complex="normal"/>
    </style:style>
    <style:style style:name="T103" style:family="text">
      <style:text-properties fo:font-weight="normal" officeooo:rsid="0058832e" style:font-weight-asian="normal" style:font-weight-complex="normal"/>
    </style:style>
    <style:style style:name="T104" style:family="text">
      <style:text-properties fo:font-weight="normal" officeooo:rsid="005a6d9f" style:font-weight-asian="normal" style:font-weight-complex="normal"/>
    </style:style>
    <style:style style:name="T105" style:family="text">
      <style:text-properties fo:font-weight="normal" officeooo:rsid="005ca386" style:font-weight-asian="normal" style:font-weight-complex="normal"/>
    </style:style>
    <style:style style:name="T106" style:family="text">
      <style:text-properties fo:font-weight="normal" officeooo:rsid="006031f7" style:font-weight-asian="normal" style:font-weight-complex="normal"/>
    </style:style>
    <style:style style:name="T107" style:family="text">
      <style:text-properties fo:font-weight="normal" officeooo:rsid="0061089b" style:font-weight-asian="normal" style:font-weight-complex="normal"/>
    </style:style>
    <style:style style:name="T108" style:family="text">
      <style:text-properties fo:font-weight="normal" officeooo:rsid="00619ddd" style:font-weight-asian="normal" style:font-weight-complex="normal"/>
    </style:style>
    <style:style style:name="T109" style:family="text">
      <style:text-properties fo:font-weight="normal" officeooo:rsid="001347f3" style:font-style-asian="normal" style:font-weight-asian="normal" style:font-name-complex="Carlito2" style:font-style-complex="normal" style:font-weight-complex="normal"/>
    </style:style>
    <style:style style:name="T110" style:family="text">
      <style:text-properties officeooo:rsid="00271dac"/>
    </style:style>
    <style:style style:name="T111" style:family="text">
      <style:text-properties style:font-style-asian="normal" style:font-weight-asian="normal" style:font-name-complex="Carlito2" style:font-style-complex="normal" style:font-weight-complex="normal"/>
    </style:style>
    <style:style style:name="T112" style:family="text">
      <style:text-properties officeooo:rsid="00238c35" style:font-style-asian="normal" style:font-weight-asian="normal" style:font-name-complex="Carlito2" style:font-style-complex="normal" style:font-weight-complex="normal"/>
    </style:style>
    <style:style style:name="T113" style:family="text">
      <style:text-properties fo:language="fr" fo:country="FR"/>
    </style:style>
    <style:style style:name="T114" style:family="text">
      <style:text-properties fo:language="fr" fo:country="FR" officeooo:rsid="00100aef"/>
    </style:style>
    <style:style style:name="T115" style:family="text">
      <style:text-properties officeooo:rsid="0016a151"/>
    </style:style>
    <style:style style:name="T116" style:family="text">
      <style:text-properties officeooo:rsid="00286f4d"/>
    </style:style>
    <style:style style:name="T117" style:family="text">
      <style:text-properties officeooo:rsid="0029c29a"/>
    </style:style>
    <style:style style:name="T118" style:family="text">
      <style:text-properties officeooo:rsid="0029e2c7"/>
    </style:style>
    <style:style style:name="T119" style:family="text">
      <style:text-properties officeooo:rsid="002b458f"/>
    </style:style>
    <style:style style:name="T120" style:family="text">
      <style:text-properties officeooo:rsid="0034fac0"/>
    </style:style>
    <style:style style:name="T121" style:family="text">
      <style:text-properties officeooo:rsid="00367465"/>
    </style:style>
    <style:style style:name="T122" style:family="text">
      <style:text-properties officeooo:rsid="00398882"/>
    </style:style>
    <style:style style:name="T123" style:family="text">
      <style:text-properties officeooo:rsid="003aca33"/>
    </style:style>
    <style:style style:name="T124" style:family="text">
      <style:text-properties style:font-name="Carlito1"/>
    </style:style>
    <style:style style:name="T125" style:family="text">
      <style:text-properties style:font-name="Carlito1" fo:font-weight="normal" style:font-size-asian="11pt" style:font-weight-asian="normal" style:font-size-complex="11pt" style:font-weight-complex="normal"/>
    </style:style>
    <style:style style:name="T126" style:family="text">
      <style:text-properties style:font-name="Carlito1" fo:font-weight="normal" officeooo:rsid="000a91bc" style:font-size-asian="11pt" style:font-weight-asian="normal" style:font-size-complex="11pt" style:font-weight-complex="normal"/>
    </style:style>
    <style:style style:name="T127" style:family="text">
      <style:text-properties style:font-name="Carlito1" fo:font-weight="normal" officeooo:rsid="0007ecfa" style:font-size-asian="11pt" style:font-weight-asian="normal" style:font-size-complex="11pt" style:font-weight-complex="normal"/>
    </style:style>
    <style:style style:name="T128" style:family="text">
      <style:text-properties style:font-name="Carlito1" fo:font-size="11pt" fo:font-weight="normal" style:font-size-asian="11pt" style:font-weight-asian="normal" style:font-size-complex="11pt" style:font-weight-complex="normal"/>
    </style:style>
    <style:style style:name="T129" style:family="text">
      <style:text-properties style:font-name="Carlito1" fo:font-size="11pt" fo:font-weight="normal" officeooo:rsid="000a0e53" style:font-size-asian="11pt" style:font-weight-asian="normal" style:font-size-complex="11pt" style:font-weight-complex="normal"/>
    </style:style>
    <style:style style:name="T130" style:family="text">
      <style:text-properties style:font-name="Carlito1" fo:font-size="11pt" fo:font-weight="normal" officeooo:rsid="00100aef" style:font-size-asian="11pt" style:font-weight-asian="normal" style:font-size-complex="11pt" style:font-weight-complex="normal"/>
    </style:style>
    <style:style style:name="T131" style:family="text">
      <style:text-properties style:font-name="Carlito1" fo:font-size="11pt" style:font-size-asian="11pt" style:font-size-complex="11pt"/>
    </style:style>
    <style:style style:name="T132" style:family="text">
      <style:text-properties style:font-name="Carlito1" fo:font-size="11pt" officeooo:rsid="000e78de" style:font-size-asian="11pt" style:font-size-complex="11pt"/>
    </style:style>
    <style:style style:name="T133" style:family="text">
      <style:text-properties style:font-name="Carlito1" fo:font-size="11pt" officeooo:rsid="00100aef" style:font-size-asian="11pt" style:font-size-complex="11pt"/>
    </style:style>
    <style:style style:name="T134" style:family="text">
      <style:text-properties style:font-name="Carlito1" fo:font-size="11pt" fo:language="fr" fo:country="FR" style:font-size-asian="11pt" style:font-size-complex="11pt"/>
    </style:style>
    <style:style style:name="T135" style:family="text">
      <style:text-properties style:font-name="Carlito1" fo:font-size="11pt" fo:language="fr" fo:country="FR" officeooo:rsid="000a91bc" style:font-size-asian="11pt" style:font-size-complex="11pt"/>
    </style:style>
    <style:style style:name="T136" style:family="text">
      <style:text-properties style:font-name="Carlito1" fo:font-size="11pt" fo:language="fr" fo:country="FR" officeooo:rsid="0007ecfa" style:font-size-asian="11pt" style:font-size-complex="11pt"/>
    </style:style>
    <style:style style:name="T137" style:family="text">
      <style:text-properties style:font-name="Carlito1" style:font-size-asian="11pt" style:font-size-complex="11pt"/>
    </style:style>
    <style:style style:name="T138" style:family="text">
      <style:text-properties style:font-name="Carlito1" officeooo:rsid="0016a151" style:font-size-asian="11pt" style:font-size-complex="11pt"/>
    </style:style>
    <style:style style:name="T139" style:family="text">
      <style:text-properties style:font-name="Carlito1" fo:language="fr" fo:country="FR"/>
    </style:style>
    <style:style style:name="T140" style:family="text">
      <style:text-properties style:font-name="Carlito1" fo:language="fr" fo:country="FR" officeooo:rsid="0029c29a"/>
    </style:style>
    <style:style style:name="T141" style:family="text">
      <style:text-properties officeooo:rsid="003dcceb"/>
    </style:style>
    <style:style style:name="T142" style:family="text">
      <style:text-properties officeooo:rsid="003e7a1f"/>
    </style:style>
    <style:style style:name="T143" style:family="text">
      <style:text-properties officeooo:rsid="003ff69a"/>
    </style:style>
    <style:style style:name="T144" style:family="text">
      <style:text-properties officeooo:rsid="00413540"/>
    </style:style>
    <style:style style:name="T145" style:family="text">
      <style:text-properties officeooo:rsid="0041bb20"/>
    </style:style>
    <style:style style:name="T146" style:family="text">
      <style:text-properties officeooo:rsid="0042de36"/>
    </style:style>
    <style:style style:name="T147" style:family="text">
      <style:text-properties officeooo:rsid="00456a0a"/>
    </style:style>
    <style:style style:name="T148" style:family="text">
      <style:text-properties officeooo:rsid="0049d8b7"/>
    </style:style>
    <style:style style:name="T149" style:family="text">
      <style:text-properties officeooo:rsid="00503a07"/>
    </style:style>
    <style:style style:name="T150" style:family="text">
      <style:text-properties officeooo:rsid="00512bc6"/>
    </style:style>
    <style:style style:name="T151" style:family="text">
      <style:text-properties officeooo:rsid="0051b0e5"/>
    </style:style>
    <style:style style:name="T152" style:family="text">
      <style:text-properties officeooo:rsid="0054cff8"/>
    </style:style>
    <style:style style:name="T153" style:family="text">
      <style:text-properties officeooo:rsid="005ca386"/>
    </style:style>
    <style:style style:name="T154" style:family="text">
      <style:text-properties officeooo:rsid="0061089b"/>
    </style:style>
    <style:style style:name="T155" style:family="text">
      <style:text-properties officeooo:rsid="00619ddd"/>
    </style:style>
    <style:style style:name="T156" style:family="text">
      <style:text-properties officeooo:rsid="0063c069"/>
    </style:style>
    <style:style style:name="T157" style:family="text">
      <style:text-properties officeooo:rsid="006578c6"/>
    </style:style>
    <style:style style:name="T158" style:family="text">
      <style:text-properties officeooo:rsid="0067f1a9"/>
    </style:style>
    <style:style style:name="T159" style:family="text">
      <style:text-properties officeooo:rsid="00690e53"/>
    </style:style>
    <style:style style:name="T1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font-name="Carlito"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p text:style-name="P20">PARTIE 1: mise en contexte </text:p>
      <text:list xml:id="list1563699604" text:style-name="L1">
        <text:list-item>
          <text:p text:style-name="P112">Contexte du stage, lieu et équipes :  </text:p>
          <text:list>
            <text:list-item>
              <text:p text:style-name="P140">ICM</text:p>
              <text:list>
                <text:list-item>
                  <text:p text:style-name="P156">D<text:span text:style-name="T91">escription ICM</text:span></text:p>
                </text:list-item>
              </text:list>
            </text:list-item>
          </text:list>
        </text:list-item>
      </text:list>
      <text:p text:style-name="P65"><text:span text:style-name="T35">L’institut du cerveau et de la Moëlle épinière, abrégé ICM, fondé en 2010 </text:span><text:span text:style-name="T36">est un institut de recherche </text:span><text:span text:style-name="T35">français dirigé par Gérard Saillant et localisé à l’Hopital de la Pitié-Salpétrière à Paris. C</text:span><text:span text:style-name="T36">’est une f</text:span><office:annotation office:name="__Annotation__252_2988445998" loext:resolved="false"><dc:creator>Auteur inconnu</dc:creator><dc:date>2021-07-10T18:56:20.634179513</dc:date><text:p text:style-name="P199"><text:span text:style-name="T160">Glossaire : procédure de droit français par laquelle l'État reconnaît qu'une association ou une fondation présente une utilité publique, ce qui lui permet de bénéficier d'avantages spécifiques1 et lui confère aussi une légitimité particulière. (</text:span><text:span text:style-name="T160"><text:a xlink:href="https://fr.wikipedia.org/wiki/Reconnaissance_d%27utilité_publique_en_France" xlink:type="simple">5</text:a></text:span><text:span text:style-name="T160">)</text:span></text:p><text:p text:style-name="P199"><text:span text:style-name="T160"/></text:p><text:p text:style-name="P199"><text:span text:style-name="T160"/></text:p></office:annotation><text:span text:style-name="T37">ondation </text:span><text:span text:style-name="T38">privée </text:span><text:span text:style-name="T37">reconnue d’utilité publique</text:span><office:annotation-end office:name="__Annotation__252_2988445998"/><text:span text:style-name="T37"> </text:span><text:span text:style-name="T39">et un centre de recherche mélant recherche clinique </text:span><text:span text:style-name="T40">(le </text:span><office:annotation office:name="__Annotation__290_2988445998" loext:resolved="false"><dc:creator>Auteur inconnu</dc:creator><dc:date>2021-07-10T19:31:02.925569848</dc:date><text:p text:style-name="P199"><text:span text:style-name="T160">On parle de sujet et non de patient car nous étudions aussi des sujets sains et que nous ne sommes pas des médecins !</text:span></text:p><text:p text:style-name="P199"><text:span text:style-name="T160"/></text:p></office:annotation><text:span text:style-name="T40">sujet</text:span><office:annotation-end office:name="__Annotation__290_2988445998"/><text:span text:style-name="T40"> est au cœur des travaux)</text:span><text:span text:style-name="T39"> , fondamentale </text:span><text:span text:style-name="T40">(orienté vers les dimaines fondamentaux d’une discipline = Elle regroupe les travaux de recherche scientifique n’ayant pas de finalité économique déterminée au moment des travaux) et translationnelle (elle lie les 2!). (</text:span><office:annotation office:name="__Annotation__609_3740291960" loext:resolved="false"><dc:creator>Auteur inconnu</dc:creator><dc:date>2021-07-11T14:56:37.898139632</dc:date><text:p text:style-name="P199"><text:span text:style-name="T160">Mettre juste le site </text:span><text:span text:style-name="T160"><text:a xlink:href="https://institutducerveau-icm.org/fr/" xlink:type="simple">https://institutducerveau-icm.org/fr/</text:a></text:span><text:span text:style-name="T160"><text:s/>partout sinon car plus simple</text:span></text:p></office:annotation><text:a xlink:type="simple" xlink:href="https://institutducerveau-icm.org/fr/" text:style-name="Internet_20_link" text:visited-style-name="Visited_20_Internet_20_Link"><text:span text:style-name="T39">1</text:span></text:a><text:span text:style-name="T40">)</text:span><office:annotation-end office:name="__Annotation__609_3740291960"/></text:p>
      <text:p text:style-name="P73"><text:span text:style-name="T4">P</text:span><text:span text:style-name="T5">lus précisément</text:span><text:span text:style-name="T6"> </text:span><text:span text:style-name="T4">c’est </text:span><text:span text:style-name="T6">une unité mixte de recherche, liant des laboratoires de recherches d’établissements d’enseignement supérieurs, </text:span><text:span text:style-name="T4">ici</text:span><text:span text:style-name="T6"> Sorbonne Université, et des organismes de recherche comme ici le CNRS </text:span><text:span text:style-name="T7">(a)</text:span><text:span text:style-name="T6"> et l’INSERM </text:span><text:span text:style-name="T7">(b)</text:span><text:span text:style-name="T6">. </text:span><text:span text:style-name="T4">L</text:span><text:span text:style-name="T6">’</text:span><text:span text:style-name="T5">I</text:span><text:span text:style-name="T6">CM est aussi sous la tutelle de </text:span><text:span text:style-name="T100">Assistance Publique Hôpitaux de Paris – AP-HP, en tant qu’établissement public de santé relevant de la Ville de Paris. L’AP-HP</text:span><text:span text:style-name="T100"><office:annotation><dc:creator>Auteur inconnu</dc:creator><dc:date>2021-07-11T14:59:51.714919149</dc:date><text:p text:style-name="P199"><text:span text:style-name="T160">Voir glossaire et AP HP faire un encart ?</text:span></text:p></office:annotation></text:span><text:span text:style-name="T100"> assure des missions de soins, d’enseignement, de recherche médicale, de prévention, d’éducation de la santé et d’aide médicale urgente.</text:span><text:span text:style-name="T8">(1)</text:span></text:p>
      <text:p text:style-name="P83"><text:span text:style-name="T1">Ainsi l</text:span><text:span text:style-name="T2">’ICM intégre un modèle de fonctionnement hybride a</text:span><text:span text:style-name="T3">vec un </text:span><text:span text:style-name="T2">partenariat entre sa</text:span><text:span text:style-name="T3"> partie publique </text:span><text:span text:style-name="T2">et sa partie privé. </text:span><text:span text:style-name="T1">Notamment a</text:span><text:span text:style-name="T2">u niveau de sa gouvernance (5 comités au seins du conseil d’administration dont un uniquement scientifique et son directeur général ancien chef de service à l’</text:span><text:span text:style-name="T1">H</text:span><text:span text:style-name="T2">opital de la pitié salpétrière) </text:span><text:span text:style-name="T1">et de ses partenariats institutionnels</text:span><text:span text:style-name="T2">, mais aussi de ses fonds </text:span><text:span text:style-name="T1">avec s</text:span><text:span text:style-name="T3">es chercheurs</text:span><text:span text:style-name="T2"> </text:span><text:span text:style-name="T3">financés par l’Etat, et </text:span><text:span text:style-name="T2">sa</text:span><text:span text:style-name="T3"> partie privé</text:span><text:span text:style-name="T1">e</text:span><text:span text:style-name="T3"> basé</text:span><text:span text:style-name="T2">e</text:span><text:span text:style-name="T3"> sur le mécénat et les dons </text:span><text:span text:style-name="T1">qui permet l’achet de matériel de pointe, d’incuber des start up etc</text:span><text:span text:style-name="T3">.</text:span></text:p>
      <text:p text:style-name="P2"><text:span text:style-name="T125">L’ICM fait aussi partie de l’Institut Carnot, qui a pour but de développer la recherche partenariale </text:span><text:span text:style-name="T126">(</text:span><text:a xlink:type="simple" xlink:href="https://institutducerveau-icm.org/fr/" text:style-name="Internet_20_link" text:visited-style-name="Visited_20_Internet_20_Link"><text:span text:style-name="T127">1</text:span></text:a><text:span text:style-name="T126">)</text:span><text:span text:style-name="T125"> c’est à dire d’accélérer l’alliance entre les entreprises, qui cherchent à répondre à des besoins sociaux écono miques, et des centres de recherche. L’obĵectif étant d’accroitre l’impact de la R&amp;D et de participer financièrement au développement de la recherche.</text:span></text:p>
      <text:p text:style-name="P64"><text:span text:style-name="T35">Sa localisation su</text:span><text:span text:style-name="T41">r le site de </text:span><text:span text:style-name="T35">l’Hôpital</text:span><text:span text:style-name="T41"> de la </text:span><text:span text:style-name="T35">Pi</text:span><text:span text:style-name="T41">tié-</text:span><text:span text:style-name="T35">Salpêtrière</text:span><text:span text:style-name="T41"> est un placement stratégique pour être au coeur de l’action en ayant de la proximité avec les médecins et les patients. </text:span><text:span text:style-name="T35">En effet il est le </text:span><text:span text:style-name="T41">premier groupe hospitalier français et </text:span><text:span text:style-name="T35">est </text:span><text:span text:style-name="T41">très pluridisciplinaire : </text:span><text:span text:style-name="T128">Hôpital de proximité et de spécialité, d’enseignement et de recherche. </text:span><text:span text:style-name="T129">(</text:span><text:a xlink:type="simple" xlink:href="https://www.aphp.fr/contenu/hopital-universitaire-pitie-salpetriere-2" text:style-name="Internet_20_link" text:visited-style-name="Visited_20_Internet_20_Link"><text:span text:style-name="T130">2</text:span></text:a><text:span text:style-name="T129">)</text:span><text:span text:style-name="T41">. </text:span></text:p>
      <text:p text:style-name="P24"><text:s/></text:p>
      <text:p text:style-name="P24"/>
      <text:list xml:id="list172021637563952" text:continue-numbering="true" text:style-name="L1">
        <text:list-item>
          <text:list>
            <text:list-item>
              <text:list>
                <text:list-item>
                  <text:p text:style-name="P171"><text:span text:style-name="T20">Principaux projets et équipes</text:span><text:span text:style-name="T19"> </text:span></text:p>
                </text:list-item>
              </text:list>
            </text:list-item>
          </text:list>
        </text:list-item>
      </text:list>
      <text:p text:style-name="P71"><office:annotation office:name="__Annotation__610_3740291960" loext:resolved="false"><dc:creator>Auteur inconnu</dc:creator><dc:date>2021-07-11T15:00:46.597304171</dc:date><text:p text:style-name="P199"><text:span text:style-name="T160">Sous forme de schéma</text:span></text:p><text:p text:style-name="P199"><text:span text:style-name="T160"/></text:p></office:annotation><text:span text:style-name="T41">L’</text:span><text:span text:style-name="T34">ICM en chiffre</text:span><office:annotation-end office:name="__Annotation__610_3740291960"/><text:span text:style-name="T40">(</text:span><text:a xlink:type="simple" xlink:href="https://institutducerveau-icm.org/fr/" text:style-name="Internet_20_link" text:visited-style-name="Visited_20_Internet_20_Link"><text:span text:style-name="T39">1</text:span></text:a><text:span text:style-name="T40">)</text:span><text:span text:style-name="T34"> :</text:span></text:p>
      <text:h text:style-name="P96" text:outline-level="3">4 domaines Scientifiques majeurs :</text:h>
      <text:list xml:id="list2549247268" text:style-name="L2">
        <text:list-item>
          <text:p text:style-name="P177">Neurosciences Moléculaires et Cellulaires </text:p>
        </text:list-item>
        <text:list-item>
          <text:p text:style-name="P177">Neurophysiologie intégrée </text:p>
        </text:list-item>
        <text:list-item>
          <text:p text:style-name="P177">Neurosciences Cognitives </text:p>
        </text:list-item>
        <text:list-item>
          <text:p text:style-name="P102">Neurosciences Cliniques et Translationnelles </text:p>
        </text:list-item>
      </text:list>
      <text:p text:style-name="P73"><text:span text:style-name="T85">avec des domaines transverseaux : </text:span>Neurogénétique, Neuroimmunologie...</text:p>
      <text:p text:style-name="P79">La recherche à l’ICM est organisé autour de programmes transversaux et pluridisciplinaires pour être en mesure de répondre à tout les besoins,</text:p>
      <text:p text:style-name="P74"><text:span text:style-name="T86">3 axes clés : maladies neurologiques </text:span><text:span text:style-name="T87">(c)</text:span><text:span text:style-name="T86">, </text:span><office:annotation office:name="__Annotation__684_3740291960" loext:resolved="false"><dc:creator>Auteur inconnu</dc:creator><dc:date>2021-07-11T15:25:29.448411346</dc:date><text:p text:style-name="P199"><text:span text:style-name="T160">En France, les troubles psychiatriques touchent plus d'1 adulte sur 4. Les troubles les plus fréquemment rencontrés dans la population sont la dépression, les troubles bipolaires, la schizophrénie, les troubles anxieux et les addictions. (1)</text:span></text:p></office:annotation><text:span text:style-name="T86">psychiatriques</text:span><office:annotation-end office:name="__Annotation__684_3740291960"/><text:span text:style-name="T86"> </text:span><text:span text:style-name="T87">(d)</text:span><text:span text:style-name="T86"> et les </text:span><text:span text:style-name="T87">traumatismes</text:span><text:span text:style-name="T86"> </text:span><text:span text:style-name="T87">craniens er de la moelle epi</text:span><text:soft-page-break/><text:span text:style-name="T87">nière.</text:span></text:p>
      <text:p text:style-name="P25">700 chercheurs, cliniciens, ingénieurs, techniciens et personnels supports (1)</text:p>
      <text:h text:style-name="P97" text:outline-level="3">25 équipes </text:h>
      <text:p text:style-name="P80"><office:annotation office:name="__Annotation__829_3740291960" loext:resolved="false"><dc:creator>Auteur inconnu</dc:creator><dc:date>2021-07-11T17:56:29.202569083</dc:date><text:p text:style-name="P199"><text:span text:style-name="T160">Faire un schéma avec les 4 types d’exploration (cercle qui se joignent) </text:span><text:span text:style-name="T160"><text:a xlink:href="https://institutducerveau-icm.org/fr/plateformes-technologiques-appli/" xlink:type="simple">https://institutducerveau-icm.org/fr/plateformes-technologiques-appli/</text:a></text:span></text:p><text:p text:style-name="P199"><text:span text:style-name="T160">Données valable avant le 23/7/2021 (changement de gouvernance mais pa trop important)</text:span></text:p></office:annotation>9 plateformes technologiques a<text:span text:style-name="T89">vec leurs sous branches spécifiques </text:span>:<office:annotation-end office:name="__Annotation__829_3740291960"/> </text:p>
      <text:p text:style-name="P81">iGenSeq</text:p>
      <text:p text:style-name="P81">HISTOMICS</text:p>
      <text:p text:style-name="P81">Data Analysis Core</text:p>
      <text:p text:style-name="P81">ICM Quant</text:p>
      <text:p text:style-name="P81">IVector</text:p>
      <text:p text:style-name="P81">DNA and Cell Bank</text:p>
      <text:p text:style-name="P81">CELIS</text:p>
      <text:p text:style-name="P81">Prisme</text:p>
      <text:p text:style-name="P81">CENIR</text:p>
      <text:p text:style-name="P81"/>
      <text:list xml:id="list172020725817140" text:continue-list="list172021637563952" text:style-name="L1">
        <text:list-item>
          <text:list>
            <text:list-item>
              <text:list>
                <text:list-item>
                  <text:p text:style-name="P164">Équipes neuroimagerie expérimentale :  <text:tab/></text:p>
                </text:list-item>
                <text:list-item>
                  <text:p text:style-name="P165">CENIR</text:p>
                </text:list-item>
              </text:list>
            </text:list-item>
          </text:list>
          <text:p text:style-name="P130"><text:span text:style-name="T13">Le </text:span><text:span text:style-name="T109">Centre de NeuroImagerie de Recherche</text:span><text:span text:style-name="T13"> – </text:span><text:span text:style-name="T14">CENIR </text:span><text:span text:style-name="T13">est </text:span><text:span text:style-name="T14">la plateforme d'imagerie de l'ICM, </text:span><text:span text:style-name="T13">il fournis un plateau technique d’imagerie avec de nombreux équipements, et se sépare en plusieurs plateformes : neuroimagerie IRM de l'ICM, MEG/EEG, neurophysiologie/TMS (PANAM) et stéréotaxie et imagerie (STIM). </text:span><text:span text:style-name="T18">Il est dirigé par le Docteur Stéphane Lehéricy, professeur de neuroradiologie à l’Hopital de la Pitié Salpétrière et le chef des opérations est Monsieur Eric Bardinet. </text:span></text:p>
          <text:list>
            <text:list-item>
              <text:list>
                <text:list-item>
                  <text:list>
                    <text:list-item text:start-value="1">
                      <text:p text:style-name="P113">plateforme STIM </text:p>
                    </text:list-item>
                  </text:list>
                </text:list-item>
              </text:list>
            </text:list-item>
          </text:list>
        </text:list-item>
      </text:list>
      <text:p text:style-name="P26">Le STIM fait partie du Centre de recherche en neuro-imagerie (CENIR) et a pour mission de soutenir la recherche effectuée sur les données stéréotaxiques. Il fournit le développement de logiciels spécifiques, l'analyse de données et une expertise dans le traitement de la neuro-imagerie et de l'électrophysiologie. Ses principaux domaines d'application sont la stimulation cérébrale profonde (DBS), la chirurgie (pré, per et post-opératoire) et l'épilepsie. L'Atlas YeB, développé par Jérome Yelnik et Eric Bardinet, est un support solide pour l'analyse des données. Le core facility est impliqué dans plusieurs protocoles de DBS en collaboration avec d'autres instituts de recherche et des industriels et coordonne les protocoles de recherche menés sur les patients épileptiques de la Pitié-Salpétrière. L'interaction avec les services hospitaliers de la Pitié-Salpêtrière tels que la neuroradiologie, la neurochirurgie et la neurologie, ajoute à l'expertise de l'installation centrale. Les logiciels et modèles stéréotaxiques développés par la plateforme STIM sont destinés à être distribués aux partenaires académiques. Le CENIR STIM fait partie du réseau de l'Institut du Cerveau - ICM (IRM, MEG/EEG, PANAM, PRISME...) qui facilite les projets de recherche translationnelle.</text:p>
      <text:p text:style-name="P32">ACTIVITÉS :</text:p>
      <text:p text:style-name="P27">• Pre-surgical target determination for DBS<text:line-break/>• Pre and post-operative localization of DBS electrodes<text:line-break/>• MRI sequences optimization for DBS protocols<text:line-break/>• Data analysis with support of the YeB Atlas<text:line-break/>• Software developments for DBS and epilepsy<text:line-break/>• Expertise:<text:line-break/>Evaluation of new MRI sequences by researchers and engineers to be able to reveal brain regions not seen before Strong collaboration between researchers and clinicians</text:p>
      <text:p text:style-name="P33"><text:soft-page-break/>Organigramme :</text:p>
      <text:p text:style-name="P33">Carine Karachi —Scientific manager<text:line-break/>Sara Fernandez Vidal —Operational manager<text:line-break/>Katia Lahongre —sEEG acquisition and processing<text:line-break/>Eric Bardinet —Image processing engineer<text:line-break/>Jérôme Yelnik —Anatomy<text:line-break/>Jordan Cornillault—Data processing and software development</text:p>
      <text:list xml:id="list172021052047232" text:continue-numbering="true" text:style-name="L1">
        <text:list-item>
          <text:list>
            <text:list-item>
              <text:list>
                <text:list-item>
                  <text:list>
                    <text:list-item>
                      <text:p text:style-name="P118">Ma tutrice et mes encadrants ICM</text:p>
                    </text:list-item>
                  </text:list>
                </text:list-item>
              </text:list>
            </text:list-item>
          </text:list>
        </text:list-item>
      </text:list>
      <text:p text:style-name="P85">Ma tutrice de stage est Madame Sara Fernandez-Vidal <text:span text:style-name="T123">PhD</text:span>, <text:span text:style-name="T120">elle est ingénieur de recherche affiliée à l’INSERM et fait ses travaux dans la plateforme de stéréotaxie du CENIR. Ses domaines de recherche sont la stimulation cérébrale, la neuroimagerie et la neurostimulation, elle travaille principalement sur la maladie de Parkinson. Elle est notamment l’ingénieure principale développant le plugin PyDBS, et celle qui le maintient actuellement. </text:span></text:p>
      <text:p text:style-name="P34">J’ai aussi eu l’occasion de discuter avec Monsieur Eric <text:span text:style-name="T121">Bardinet </text:span><text:span text:style-name="T123">PhD</text:span><text:span text:style-name="T121">, ingénieur de recherche CNRS et directeur des opérations au CENIR. Qui a créer </text:span><text:span text:style-name="T122">un atlas déformable de certaines parties du cerveau pour faciliter la stéréotaxie.</text:span></text:p>
      <text:p text:style-name="P85"><text:span text:style-name="T26">Le professeur Karine Karachi-Agid </text:span><text:span text:style-name="T27">MD PhD </text:span><text:span text:style-name="T26">est neurochichurgienne à l’hôpital de la Pitié Salpétrière et chef de l’Equipe de neurochirurgie expérimentale à l’ICM. Elle travaille en collaboration avec Mme Fernandez-Vidal et Mr Bardinet pour le suivi de patient nécessitant une intervention de SCP et souffrant de Parkinson, d’épilepsie et de trouble moteur important. Ensembles, ils planifient les trajectoires de SCP pour quelle puisse ensuite réaliser l’opération. </text:span></text:p>
      <text:p text:style-name="P35"/>
      <text:p text:style-name="P84"/>
      <text:list xml:id="list172021781397307" text:continue-numbering="true" text:style-name="L1">
        <text:list-item>
          <text:list>
            <text:list-item>
              <text:p text:style-name="P141">ISIR </text:p>
              <text:list>
                <text:list-item>
                  <text:p text:style-name="P157">Description ISIR </text:p>
                </text:list-item>
              </text:list>
            </text:list-item>
          </text:list>
        </text:list-item>
      </text:list>
      <text:p text:style-name="P37">Unité mixte de recherche sous la tutelle de Sorbonne université, le CNRS et l’INSERM composé de 118 membres, et basé sur le campus Pierre et Marie Curie de Sorbonne université. L’ISIR est partenaire de nombreuses entreprises <text:span text:style-name="T90">comme GE healthcare,</text:span> et ses chercheurs sont à l’orgine de nombreuses starts up. <text:span text:style-name="T90">S</text:span>on parc est l’un des plus important d’Europe ”.</text:p>
      <text:list xml:id="list172020340000149" text:continue-numbering="true" text:style-name="L1">
        <text:list-item>
          <text:list>
            <text:list-item>
              <text:list>
                <text:list-item>
                  <text:p text:style-name="P170"><text:span text:style-name="T137">Principaux projets/sujets de recherche </text:span><text:span text:style-name="T138">(</text:span><text:a xlink:type="simple" xlink:href="https://www.isir.upmc.fr/" text:style-name="Internet_20_link" text:visited-style-name="Visited_20_Internet_20_Link"><text:span text:style-name="T138">4</text:span></text:a><text:span text:style-name="T138">)</text:span></text:p>
                </text:list-item>
              </text:list>
            </text:list-item>
          </text:list>
        </text:list-item>
      </text:list>
      <text:p text:style-name="P28">Rassemblés en équipes pluridisciplinaires, les chercheuses et les chercheurs créent des drones, micro-pinces, prothèses bioniques, robots sociaux, bras chirurgicaux et toutes sortes de systèmes intelligents et interactifs, physiques, virtuels ou de réalité mixte. Leurs applications adressent des enjeux sociétaux majeurs : santé, industrie du futur, transports, et service à la personne.</text:p>
      <text:p text:style-name="P38">3 plateformes principales: </text:p>
      <text:p text:style-name="P38">- GRETA, un avatar virtuel doté de capacités d’interaction sociales multimodales,</text:p>
      <text:list xml:id="list1669731819" text:style-name="L3">
        <text:list-item>
          <text:p text:style-name="P178">CoVR, une combinaison unique au monde de moyens de tracking et d’analyse de mouvement, de réalité virtuelle ou augmentée, et de mise en mouvement de l’environnement ou du sujet placé en immersion,</text:p>
        </text:list-item>
        <text:list-item>
          <text:p text:style-name="P103">Surgical Cockpit, un ensemble d’interfaces pour l’assistance aux gestes en chirurgie mini-invasive.</text:p>
        </text:list-item>
      </text:list>
      <text:p text:style-name="P38">Et 4 autres :</text:p>
      <text:p text:style-name="P38">La Plateforme de Robotique Sociale, qui regroupe, sur le campus de Jussieu et sur les sites hospitaliers de la Pitié Salpêtrière et de Charles Foix à Ivry, de nombreux moyens pour la mise en oeuvre et l’évaluation de mécanismes d’interaction sociale,</text:p>
      <text:list xml:id="list3470435251" text:style-name="L4">
        <text:list-item>
          <text:p text:style-name="P179"><text:soft-page-break/>La plateforme de micro-robotique qui intègre des moyens de manipulation aux échelles microscopiques et d’interface de pilotage avec retour haptique,</text:p>
        </text:list-item>
        <text:list-item>
          <text:p text:style-name="P179">La plateforme de robotique tous terrains et ses drones aériens, terrestres ou marins,</text:p>
        </text:list-item>
        <text:list-item>
          <text:p text:style-name="P104">La plateforme de robotique de manipulation, avec des dispositifs de manipulation à un ou deux bras couvrant une gamme de technologies très variée.</text:p>
        </text:list-item>
      </text:list>
      <text:p text:style-name="P38"><office:annotation office:name="__Annotation__893_3281139195" loext:resolved="false"><dc:creator>Auteur inconnu</dc:creator><dc:date>2021-07-13T18:39:22.173871382</dc:date><text:p text:style-name="P199"><text:span text:style-name="T160">Schéma</text:span></text:p><text:p text:style-name="P199"><text:span text:style-name="T160"/></text:p></office:annotation>L’isir est composé de 5 équipes :<office:annotation-end office:name="__Annotation__893_3281139195"/></text:p>
      <text:p text:style-name="P93"><text:a xlink:type="simple" xlink:href="https://www.isir.upmc.fr/equipes/agathe/" text:style-name="Internet_20_link" text:visited-style-name="Visited_20_Internet_20_Link"><text:span text:style-name="T137"><text:s/></text:span></text:a></text:p>
      <text:h text:style-name="P98" text:outline-level="3"><text:a xlink:type="simple" xlink:href="https://www.isir.upmc.fr/equipes/agathe/" text:style-name="Internet_20_link" text:visited-style-name="Visited_20_Internet_20_Link"><text:span text:style-name="T131">AGATHE</text:span></text:a></text:h>
      <text:p text:style-name="P99">Rendre plus sûr et plus précis le geste d’un chirurgien, améliorer la mobilité d’un patient en situation de handicap, compléter le membre d’une personne amputée par une prothèse bionique, tels sont les objectifs des chercheuses et chercheurs de l’équipe AGATHE. Leur approche : la comanipulation, quand les possibilités de l’Humain et celles du robot sont combinées dans la réalisation d’un geste ou d’une tâche.</text:p>
      <text:h text:style-name="P98" text:outline-level="3"><text:a xlink:type="simple" xlink:href="https://www.isir.upmc.fr/equipes/amac/" text:style-name="Internet_20_link" text:visited-style-name="Visited_20_Internet_20_Link"><text:span text:style-name="T131">AMAC</text:span></text:a></text:h>
      <text:p text:style-name="P99">Doter les robots d’intelligence, c’est notamment leur permettre d’apprendre à interagir avec leur environnement. Agents physiques, ils sont confrontés à des problèmes similaires à ceux qui se posent aux êtres vivants. De ce fait, au sein de l’équipe AMAC collaborent des chercheuses et les chercheurs provenant de disciplines complémentaires : l’intelligence artificielle et la modélisation du vivant, notamment les neurosciences computationnelles.</text:p>
      <text:h text:style-name="P98" text:outline-level="3"><text:a xlink:type="simple" xlink:href="https://www.isir.upmc.fr/equipes/interactions/" text:style-name="Internet_20_link" text:visited-style-name="Visited_20_Internet_20_Link"><text:span text:style-name="T131">Interactions Multi-Échelles</text:span></text:a></text:h>
      <text:p text:style-name="P99">Manipuler des objets peuplant des mondes numériques, virtuels, distants ou microscopiques, augmenter notre perception de la réalité via des stimuli visuels ou haptiques, optimiser les interactions multimodales entre une machine et l’Humain qui l’utilise, tels sont les objectifs des chercheuses et des chercheurs de l’équipe IME. Ils produisent des interfaces, des modèles et des scénarios d’interaction pour de nombreuses applications, destinés à enrichir la vision de ce que pourrait être l’atelier intelligent du futur.</text:p>
      <text:h text:style-name="P98" text:outline-level="3"><text:a xlink:type="simple" xlink:href="https://www.isir.upmc.fr/equipes/piros/" text:style-name="Internet_20_link" text:visited-style-name="Visited_20_Internet_20_Link"><text:span text:style-name="T131">PIRoS</text:span></text:a></text:h>
      <text:p text:style-name="P99">Pour pouvoir interagir de façon naturelle avec une personne humaine, un avatar, qu’il soit physique ou virtuel, doit intégrer des capacités de perception et de communication qui relèvent de l’interaction sociale. Les chercheuses et les chercheurs de l’équipe PIRoS y travaillent avec, en ligne de mire, des applications dans le domaine de l’aide aux personnes en situation de handicap.</text:p>
      <text:h text:style-name="P98" text:outline-level="3"><text:a xlink:type="simple" xlink:href="https://www.isir.upmc.fr/equipes/syroco/" text:style-name="Internet_20_link" text:visited-style-name="Visited_20_Internet_20_Link"><text:span text:style-name="T131">SYROCO</text:span></text:a></text:h>
      <text:p text:style-name="P21">Doter des systèmes robotiques à haute mobilité, évoluant dans des environnements mal connus, de capacités d’adaptation à ces incertitudes, tel est l’objectif principal des chercheuses et chercheurs de l’équipe SYROCO. Leurs travaux trouvent leurs fondements dans la conception mécanique optimale et l’automatique, tout en intégrant les outils numériques de la simulation et de l’intelligence artificielle.</text:p>
      <text:list xml:id="list172021723060032" text:continue-list="list172020340000149" text:style-name="L1">
        <text:list-item>
          <text:list>
            <text:list-item>
              <text:list>
                <text:list-item>
                  <text:p text:style-name="P166"><text:span text:style-name="T115">o</text:span>rganigramme </text:p>
                </text:list-item>
              </text:list>
            </text:list-item>
          </text:list>
        </text:list-item>
      </text:list>
      <text:p text:style-name="P82">Photo</text:p>
      <text:list xml:id="list172022194274234" text:continue-numbering="true" text:style-name="L1">
        <text:list-item>
          <text:list>
            <text:list-item>
              <text:list>
                <text:list-item>
                  <text:p text:style-name="P157">Équipes : </text:p>
                  <text:list>
                    <text:list-item>
                      <text:p text:style-name="P181">Equipe intéraction multi échelle </text:p>
                      <text:list>
                        <text:list-item>
                          <text:p text:style-name="P183">equipe</text:p>
                        </text:list-item>
                      </text:list>
                    </text:list-item>
                  </text:list>
                </text:list-item>
              </text:list>
            </text:list-item>
          </text:list>
        </text:list-item>
      </text:list>
      <text:p text:style-name="P36"><text:soft-page-break/>J’étais intégré à l’équipe interaction multi échelle car je travaille sur de la Réalité Virtuelle.</text:p>
      <text:p text:style-name="P36"/>
      <text:p text:style-name="P36">L’équipe Interactions Multi-Échelles travaille sur les systèmes robotiques et logiciels interactifs avec un point de vue centré sur les comportements des utilisateurs, à différentes échelles spatiales et temporelles. Ces travaux se basent sur une meilleure compréhension du comportement humain et de l’environnement, en s’intéressant aux modalités d’action, de perception et de commande à des échelles différentes. Les contextes vont de l’atelier intelligent et du bureau numérique jusqu’à la micromanipulation.</text:p>
      <text:p text:style-name="P101">L’équipe adopte une approche multidisciplinaire pour concevoir et développer des interfaces plus efficaces, plus transparentes et plus adaptées, et ainsi favoriser la cognition et la prise de décision de l’opérateur.</text:p>
      <text:p text:style-name="P100">Les applications (domaines) :</text:p>
      <text:list xml:id="list3791187579" text:style-name="L5">
        <text:list-item>
          <text:p text:style-name="P180">Santé (Robotique chirurgical, handicap visuel, réhabilitation, éthique),</text:p>
        </text:list-item>
        <text:list-item>
          <text:p text:style-name="P180">Micro-manipulation &amp; caractérisation, instrumentation scientifique (téléopération, microrobotique),</text:p>
        </text:list-item>
        <text:list-item>
          <text:p text:style-name="P180">Acquisition de compétences (apprentissage, mémorisation, transfert de compétences, changement de comportement),</text:p>
        </text:list-item>
        <text:list-item>
          <text:p text:style-name="P180">Fabrication personnelle (Maker Spaces),</text:p>
        </text:list-item>
        <text:list-item>
          <text:p text:style-name="P105">Pratiques artistiques et créatives.</text:p>
        </text:list-item>
      </text:list>
      <text:p text:style-name="P100"/>
      <text:p text:style-name="P100">Les sous équipes : </text:p>
      <text:list xml:id="list2991831662" text:style-name="L6">
        <text:list-item>
          <text:p text:style-name="P106">Interaction Humain-Machine,</text:p>
        </text:list-item>
      </text:list>
      <text:list xml:id="list662187227" text:style-name="L7">
        <text:list-item>
          <text:p text:style-name="P107">Visualisation d’information</text:p>
        </text:list-item>
      </text:list>
      <text:list xml:id="list985977156" text:style-name="L8">
        <text:list-item>
          <text:p text:style-name="P108">Robotique, microrobotique</text:p>
        </text:list-item>
      </text:list>
      <text:list xml:id="list4211445528" text:style-name="L9">
        <text:list-item>
          <text:p text:style-name="P109">Haptique et perception tactile</text:p>
        </text:list-item>
      </text:list>
      <text:list xml:id="list4109985697" text:style-name="L10">
        <text:list-item>
          <text:p text:style-name="P110">Intelligence Artificielle, Machine Learning</text:p>
        </text:list-item>
      </text:list>
      <text:list xml:id="list1699853451" text:style-name="L11">
        <text:list-item>
          <text:p text:style-name="P111">Réalité Virtuelle (RV) et Augmentée</text:p>
        </text:list-item>
      </text:list>
      <text:p text:style-name="P36">C<text:span text:style-name="T93">haque personne peut etre dans ++ équipe et sous équipes = pluridisciplinaire et mixte</text:span></text:p>
      <text:list xml:id="list172021306909990" text:continue-list="list172022194274234" text:style-name="L1">
        <text:list-item>
          <text:list>
            <text:list-item>
              <text:list>
                <text:list-item>
                  <text:list>
                    <text:list-item>
                      <text:list>
                        <text:list-item>
                          <text:p text:style-name="P183">tuteur</text:p>
                        </text:list-item>
                      </text:list>
                    </text:list-item>
                  </text:list>
                </text:list-item>
              </text:list>
            </text:list-item>
          </text:list>
        </text:list-item>
      </text:list>
      <text:p text:style-name="P86"><text:span text:style-name="T26">La personne qui m’a recruté et mon tuteur au sein de l’ISIR </text:span><text:span text:style-name="T27">est Mr </text:span><text:span text:style-name="T28">Sinan Haliyo </text:span><text:span text:style-name="T27">PhD, habil</text:span><text:span text:style-name="T28">, </text:span><text:span text:style-name="T26">c’</text:span><text:span text:style-name="T28">est le chef de l’équipe </text:span><text:span text:style-name="T26">intéraction multi-échelle,</text:span><text:span text:style-name="T28"> composé</text:span><text:span text:style-name="T26">e</text:span><text:span text:style-name="T28"> de doctorants, post doc, ingénieurs, chercheurs… </text:span><text:span text:style-name="T27">Il est maître de conférence est travaille principalement sur la robotique et l’intéractivité : « comment concevoir des robots téléopérés dans des situations spécifiques, et comment laisser l’opérateur percevoir ce qu’il contrôle à travers le système » (5!!). <text:s/>Son approche est très pluridisciplinaire, ce<text:tab/>s domaines de compétences sont la microrobotique, la téléopération, l’haptique, la réalité virtuelle et les interfaces hommes machines. </text:span></text:p>
      <text:list xml:id="list172022059048611" text:continue-numbering="true" text:style-name="L1">
        <text:list-item>
          <text:list>
            <text:list-item>
              <text:list>
                <text:list-item>
                  <text:list>
                    <text:list-item>
                      <text:p text:style-name="P182">Equipe HCI </text:p>
                    </text:list-item>
                  </text:list>
                </text:list-item>
              </text:list>
            </text:list-item>
          </text:list>
        </text:list-item>
      </text:list>
      <text:p text:style-name="P66"><text:span text:style-name="T34">L'IHO est un domaine de recherche multidisciplinaire à l'intersection entre l'informatique, la psychologie, la conception et l'ingénierie. Le fait d'être intégré dans un laboratoire multidisciplinaire plus vaste nous place dans une position favorable pour collaborer dans des domaines pertinents pour l'IHO, tels que les espaces de travail intelligents, la robotique interactive ou l'apprentissage automatique interactif. (</text:span><text:a xlink:type="simple" xlink:href="https://hci.isir.upmc.fr/" text:style-name="Internet_20_link" text:visited-style-name="Visited_20_Internet_20_Link"><text:span text:style-name="T42">5</text:span></text:a><text:span text:style-name="T34">) </text:span></text:p>
      <text:p text:style-name="P66"><text:span text:style-name="T34">L'objectif du groupe HCI est de comprendre comment les gens perçoivent et interagissent avec l'information et les technologies et comment augmenter ces technologies pour accroître l'expertise des utilisateurs ou pour soutenir leur cognition en général. (</text:span><text:a xlink:type="simple" xlink:href="https://hci.isir.upmc.fr/" text:style-name="Internet_20_link" text:visited-style-name="Visited_20_Internet_20_Link"><text:span text:style-name="T42">5</text:span></text:a><text:span text:style-name="T34">) </text:span></text:p>
      <text:p text:style-name="P39"><text:soft-page-break/>Composé de 4 membres permanents et une dizaine de doctorants/post doc/stagiaires. L’équipe mélange les approches : (voir la photo hci approachs) (5)</text:p>
      <text:p text:style-name="P39"/>
      <text:p text:style-name="P22"/>
      <text:list xml:id="list172021270398404" text:continue-numbering="true" text:style-name="L1">
        <text:list-item>
          <text:p text:style-name="P112">Sur quoi travaille Sara (voir ses présentations dans le drive) </text:p>
          <text:list>
            <text:list-item>
              <text:p text:style-name="P141">Stereotaxie rapidement c'est quoi? </text:p>
            </text:list-item>
          </text:list>
        </text:list-item>
      </text:list>
      <text:p text:style-name="P62"><text:span text:style-name="T57">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span><text:span text:style-name="T131">La stimulation cérébrale profonde, encore appelé SCP est une technique chirurgicale qui consiste à implant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131">neurones</text:span></text:a><text:span text:style-name="T131"> en leur appliquant un faible courant électrique afin d'augmenter ou d'inhiber leur activité.</text:span></text:p>
      <text:p text:style-name="P62"><text:span text:style-name="T57">Ce type d'intervention fait appel à la chirurgie stéréotaxique, une forme d'intervention chirurgicale peu invasive qui utilise un système de coordonnées tridimensionnel pour localiser de petites cibles à l'intérieur du corps, et pour effectuer sur elles une action médicale. [</text:span><office:annotation office:name="__Annotation__1027_3281139195" loext:resolved="false"><dc:creator>Auteur inconnu</dc:creator><dc:date>2021-07-13T19:37:22.762634438</dc:date><text:p text:style-name="P199"><text:span text:style-name="T160">Du poster</text:span></text:p><text:p text:style-name="P199"><text:span text:style-name="T160"/></text:p></office:annotation><text:span text:style-name="T57">2</text:span><office:annotation-end office:name="__Annotation__1027_3281139195"/><text:span text:style-name="T57">] Pour exécuter une opération avec cette technique, il est nécessaire d’utiliser un référentiel de travail propre au crâne du patient. </text:span><text:span text:style-name="T58">P</text:span><text:span text:style-name="T57">our cela on va fixer un système de contention </text:span><text:span text:style-name="T58">nommé </text:span><text:span text:style-name="T57">CASQUE LEKSELL : la </text:span><text:a xlink:type="simple" xlink:href="https://fr.wikipedia.org/wiki/Crâne_humain" text:style-name="Standard" text:visited-style-name="Standard"><text:span text:style-name="T83">tête</text:span></text:a><text:span text:style-name="T57"> du patient est bien calée sur le cadre. On utilise ensuite</text:span><office:annotation office:name="__Annotation__214_688792676" loext:resolved="false"><dc:creator>Auteur inconnu</dc:creator><dc:date>2021-06-18T19:46:00</dc:date><text:p><text:span text:style-name="T162">Utilisent et traitent infos en amont/aval MON EQUIPE </text:span></text:p><text:p/></office:annotation><text:span text:style-name="T57"> des moyens d'imagerie médicale (</text:span><text:a xlink:type="simple" xlink:href="https://fr.wikipedia.org/wiki/Résonance_magnétique_nucléaire" text:style-name="Standard" text:visited-style-name="Standard"><text:span text:style-name="T83">IRM</text:span></text:a><text:span text:style-name="T57">, </text:span><text:a xlink:type="simple" xlink:href="https://fr.wikipedia.org/wiki/Tomodensitométrie" text:style-name="Standard" text:visited-style-name="Standard"><text:span text:style-name="T83">tomodensitométrie</text:span></text:a><text:span text:style-name="T57">, </text:span><text:a xlink:type="simple" xlink:href="https://fr.wikipedia.org/wiki/Radiographie" text:style-name="Standard" text:visited-style-name="Standard"><text:span text:style-name="T83">radiographie</text:span></text:a><text:span text:style-name="T57">, , )</text:span><office:annotation-end office:name="__Annotation__214_688792676"/><text:span text:style-name="T57"> pour déduire un système de coordonnées en 3D relatif au cadre et obtenir les positions très précises des cibles dans ce nouveau référentiel. </text:span></text:p>
      <text:p text:style-name="P76"><office:annotation office:name="__Annotation__1028_3281139195" loext:resolved="false"><dc:creator>Auteur inconnu</dc:creator><dc:date>2021-07-13T19:38:03.637738381</dc:date><text:p text:style-name="P199"><text:span text:style-name="T160">Mettre un encart </text:span></text:p><text:p text:style-name="P199"><text:span text:style-name="T160"/></text:p></office:annotation><text:span text:style-name="T12">Malgré la taille du casque et les vis dans le crane, qui peuvent paraître impressionnant au début, cette chirurgie est considérée comme non invasive car elle ne cible que les cellules malades ou toxiques. [2]</text:span><office:annotation-end office:name="__Annotation__1028_3281139195"/></text:p>
      <text:p text:style-name="P49"/>
      <text:p text:style-name="P94"/>
      <text:p text:style-name="P94"/>
      <text:p text:style-name="P94"/>
      <text:list xml:id="list172021965068929" text:continue-numbering="true" text:style-name="L1">
        <text:list-item>
          <text:list>
            <text:list-item>
              <text:p text:style-name="P148">Quelle cible ils ont chez STIM</text:p>
            </text:list-item>
          </text:list>
        </text:list-item>
      </text:list>
      <text:p text:style-name="P55"><text:span text:style-name="T112">L’équipe STIM traite des sujets ayant des troubles moteurs notamment dus à la maladie de Parkinson, mais aussi des troubles épileptiques et des TOC.<text:line-break/>L’équipe a</text:span><text:span text:style-name="T111">ide les chirurgiens à trouver les deux ganglions de la base. Il</text:span><office:annotation><dc:creator>Auteur inconnu</dc:creator><dc:date>2021-06-18T19:47:00</dc:date><text:p><text:span text:style-name="T162">Eux font le planning de la trajectoire avec la chir (pour éviter veines etc) </text:span></text:p></office:annotation><text:span text:style-name="T111">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p text:style-name="P95"><office:annotation office:name="__Annotation__961_2559334690" loext:resolved="false"><dc:creator>Auteur inconnu</dc:creator><dc:date>2021-07-18T17:09:20.926914763</dc:date><text:p text:style-name="P199"><text:span text:style-name="T160">Encart</text:span></text:p><text:p text:style-name="P199"><text:span text:style-name="T160"/></text:p></office:annotation>Patient parkinson 2 intervention/semaine, epilepsie 1x mois car temps étude long <office:annotation-end office:name="__Annotation__961_2559334690"/></text:p>
      <text:p text:style-name="P95"/>
      <text:list xml:id="list172021098314575" text:continue-numbering="true" text:style-name="L1">
        <text:list-item>
          <text:list>
            <text:list-item>
              <text:p text:style-name="P141">PyDBS </text:p>
            </text:list-item>
          </text:list>
        </text:list-item>
      </text:list>
      <text:p text:style-name="P51">PyDBS <text:span text:style-name="T94">est</text:span> un flux de travail de traitement d'image automatisé pour la chirurgie DBS pour aider le chirurgien dans la planification interactive de la trajectoire, <text:span text:style-name="T94">il a été créé </text:span><text:span text:style-name="T95">DEMANDER SARA QUI ET QUAND</text:span></text:p>
      <text:p text:style-name="P51"><text:span text:style-name="T95">Plus précisément : </text:span>PyDBS est un flux de traitement d'images automatisé pour la planification et l'évaluation postopératoire des interventions de stimulation cérébrale profonde. Il prend en entrée des données spécifiques au patient (c'est-à-dire des images du patient et des données cliniques du patient) et des modèles génériques (c'est-à-dire un atlas anatomique, un modèle du cadre stéréotaxique et un modèle des électrodes implantées) et fournit en sortie un modèle spécifique au patient pour la planification et l'évaluation postopératoire de la chirurgie DBS. <text:span text:style-name="T94">(6)</text:span></text:p>
      <text:p text:style-name="P52"><text:soft-page-break/>pyDBS se compose de trois<office:annotation office:name="__Annotation__1366_3281139195" loext:resolved="false"><dc:creator>Auteur inconnu</dc:creator><dc:date>2021-07-13T19:57:11.314032227</dc:date><text:p text:style-name="P199"><text:span text:style-name="T160">A définir plus précisément et faire rappel dans les mission sannexes quand j’ai vu l’inclusion</text:span></text:p></office:annotation> pipelines de traitement d'images et de trois modules de visualisation<office:annotation-end office:name="__Annotation__1366_3281139195"/> qui aident les cliniciens tout au long du processus chirurgical de la DBS, depuis la planification préopératoire des trajectoires des électrodes jusqu'à l'évaluation postopératoire du placement des électrodes. Chaque pipeline est exécuté à une phase différente du flux de travail chirurgical de la DBS, avec une scène 3D associée rassemblant tous les résultats générés à la fin.<text:span text:style-name="T96"> </text:span><text:span text:style-name="T95">(6) </text:span></text:p>
      <text:p text:style-name="P51"/>
      <text:p text:style-name="P51"/>
      <text:p text:style-name="P51"/>
      <text:list xml:id="list172021884363075" text:continue-numbering="true" text:style-name="L1">
        <text:list-item>
          <text:list>
            <text:list-item>
              <text:p text:style-name="P141">Atlas ? </text:p>
            </text:list-item>
          </text:list>
        </text:list-item>
      </text:list>
      <text:p text:style-name="P29">L'atlas YeB est un atlas tridimensionnel et déformable des ganglions de la base, construit à partir d'un spécimen post-mortem ayant subi une imagerie par résonance magnétique et des colorations histologiques. Il a été créé à l'hôpital de la Pitié-Salpêtrière par une équipe pluridisciplinaire entre 2002 et 2006. Le projet était dirigé par Jérôme Yelnik (neuroanatomiste), Carine Karachi (neurochirurgien) et Eric Bardinet (ingénieur en neuro-imagerie), et a été développé à l'origine avec l'aide d'une bourse de recherche de Medtronic Inc. <text:span text:style-name="T96">(7)</text:span></text:p>
      <text:p text:style-name="P30">La motivation pour construire cet atlas est venue du domaine de la stimulation cérébrale profonde (SCP), où il était nécessaire de pouvoir localiser avec précision les cibles dans les ganglions de la base (noyau subthalamique ou STN, noyau VIM du thalamus, globus pallidus interne ou GPi,...). Ces structures étaient peu visibles sur les images RM, et même si l'imagerie RM a évolué au cours des 10 dernières années (séquences, aimants), la visualisation complète du STN, du VIM ou du GPi reste un défi. De plus, le besoin de précision a évolué, et aujourd'hui le neurochirurgien ne demande pas seulement les structures, mais aussi les territoires fonctionnels à l'intérieur de ces structures, ce qui entraîne un besoin de précision millimétrique. <text:span text:style-name="T96">(7)</text:span></text:p>
      <text:p text:style-name="P58"/>
      <text:p text:style-name="P20"/>
      <text:p text:style-name="P20">&gt;&gt; Transitions vers mon sujet </text:p>
      <text:list xml:id="list311362710" text:style-name="L12">
        <text:list-item>
          <text:p text:style-name="P114">Sujet du stage  </text:p>
          <text:list>
            <text:list-item>
              <text:p text:style-name="P142">Titre du stage avec définitions des mots clé</text:p>
            </text:list-item>
          </text:list>
          <text:p text:style-name="P131"><text:span text:style-name="T12">Mon travail </text:span><text:span text:style-name="T16">s’inscrit dans une envie de démocratiser la réalité virtuelle et augmentée, pour a</text:span><text:span text:style-name="T12">méliorer </text:span><text:span text:style-name="T16">la </text:span><text:span text:style-name="T12">visib</text:span><text:span text:style-name="T16">i</text:span><text:span text:style-name="T12">lité </text:span><text:span text:style-name="T16">des organes lors des</text:span><text:span text:style-name="T12"> planning de trajectoire </text:span><text:span text:style-name="T16">(pré opératoire), mais aussi pour faciliter l’</text:span><text:span text:style-name="T12">apprentissage de </text:span><text:span text:style-name="T16">ce type de </text:span><text:span text:style-name="T12">chirurgie aux internes. </text:span><text:span text:style-name="T16">Par exemple l’</text:span><text:span text:style-name="T12">affichage de la fibre  de </text:span><text:span text:style-name="T16">l</text:span><text:span text:style-name="T12">a </text:span><text:span text:style-name="T16">matière</text:span><text:span text:style-name="T12"> b</text:span><text:span text:style-name="T16">l</text:span><text:span text:style-name="T12">anche </text:span><text:span text:style-name="T16">n’est</text:span><text:span text:style-name="T12"> pas pratique </text:span><text:span text:style-name="T16">sur un </text:span><text:span text:style-name="T12"><text:s/>ecran </text:span><text:span text:style-name="T16">en 2D </text:span><text:span text:style-name="T12">car </text:span><text:span text:style-name="T16">c’est un système </text:span><text:span text:style-name="T12">trop complexe, </text:span><text:span text:style-name="T16">pouvoir l’afficher de façon plus réaliste serait un atout pour la compréhension.</text:span></text:p>
          <text:p text:style-name="P121">D’où la mission principale de mon stage qui est de créer un plugin informatique pour rendre compatible le logiciel d’imagerie médicale 3D Slicer avec un écran holographique zSpace. Formulé autrement en « Création d’une ,,,, »</text:p>
          <text:p text:style-name="P132"><text:span text:style-name="T12">IHM = un ensemble de moyens et outils informatiques mis en place pour favoriser la communication entre un être humain et une machine. Elle facilite l'interaction. </text:span><text:span text:style-name="T17">(8)</text:span></text:p>
          <text:p text:style-name="P134"><text:span text:style-name="T59">SCP = </text:span><text:span text:style-name="T57">La stimulation cérébrale profonde, encore appelé SCP est une technique chirurgicale qui consiste à implant 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124">neurones</text:span></text:a><text:span text:style-name="T57"> en leur appliquant un faible courant électrique afin d'augmenter ou d'inhiber leur activité.</text:span></text:p>
          <text:p text:style-name="P133"><text:span text:style-name="T12">Plugin = outil informatique qui permet de rajouter de nouvelles fonctionnalités à un logiciel (=extension)</text:span><text:span text:style-name="T12"><office:annotation><dc:creator>Auteur inconnu</dc:creator><dc:date>2021-07-18T17:24:16.516324748</dc:date><text:p text:style-name="P199"><text:span text:style-name="T160">Encart7</text:span></text:p><text:p text:style-name="P199"><text:span text:style-name="T160"/></text:p></office:annotation></text:span></text:p>
          <text:list text:continue-numbering="true">
            <text:list-item>
              <text:p text:style-name="P143"><text:soft-page-break/>+ explications </text:p>
            </text:list-item>
          </text:list>
        </text:list-item>
      </text:list>
      <text:p text:style-name="P8"><office:annotation office:name="__Annotation__233_2988445998" loext:resolved="false"><dc:creator>Auteur inconnu</dc:creator><dc:date>2021-07-10T18:39:39.471858722</dc:date><text:p text:style-name="P199"><text:span text:style-name="T160">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8">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8">Les lunettes 3D jouent le rôle traditionnel de la 3D en distribuant les vues stéréoscopiques gauche et droite aux yeux du spectateur en utilisant la polarisation circulaire. 3] Mais la particularité de ces lunettes est qu'elles suivent les mouvements de la tête à l'aide de réflecteurs. Et deux "caméras de suivi" IR sur les côtés gauche et droit de l'écran,</text:p>
      <text:p text:style-name="P8">Ainsi, la scène rendue semble plus réaliste car elle se déplace en fonction de la façon dont nous</text:p>
      <text:p text:style-name="P8">regardons l'écran. Pour l'instant, la RV utilisant des casques est la plus répandue, car il y a plus de</text:p>
      <text:p text:style-name="P8">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office:annotation-end office:name="__Annotation__233_2988445998"/></text:p>
      <text:p text:style-name="P53"/>
      <text:list xml:id="list172020525931038" text:continue-numbering="true" text:style-name="L12">
        <text:list-item>
          <text:list>
            <text:list-item>
              <text:p text:style-name="P143">Moyen mis en œuvre/outils </text:p>
            </text:list-item>
          </text:list>
        </text:list-item>
      </text:list>
      <text:p text:style-name="P40">Pour réaliser ce stage j’ai eu à ma disposition 2 zSpace AIO 300, <text:span text:style-name="T97">AIO signifie All-In-One c’est à dire que ceux</text:span><office:annotation office:name="__Annotation__1103_2559334690" loext:resolved="false"><dc:creator>Auteur inconnu</dc:creator><dc:date>2021-07-18T17:36:13.726246325</dc:date><text:p text:style-name="P199"><text:span text:style-name="T160">Photo AIO avec diff de écran seul</text:span></text:p><text:p text:style-name="P199"><text:span text:style-name="T160"/></text:p></office:annotation> <text:span text:style-name="T97">ne s</text:span>ont <text:span text:style-name="T97">pas seulement </text:span>des écrans capables de rendre des images en mode QuadBuffer <text:span text:style-name="T97">mais aussi des ordinateurs comme nous utilisons tout les jour</text:span><office:annotation-end office:name="__Annotation__1103_2559334690"/><text:span text:style-name="T97">s. L’avantage est que il n’y a pas besoin de lui brancher un ordinateur pour fonctionner (qui fera les calculs à sa place), mais son inconvénient sont ses capacitées de calculs limitées : à part sa carte graphique très puissante, le reste de sa configuration est relativement classique. </text:span></text:p>
      <text:p text:style-name="P41">Le logiciel 3D Slicer étant open source j’y ai eu accès très facilement, ainsi qu’au bibilothèque qu’il utilise.</text:p>
      <text:p text:style-name="P41">Pour la suite de mon stage j’ai eu accès à une carte Arduino ,,, ainsi qu’un accéléromètre,,,</text:p>
      <text:p text:style-name="P41"/>
      <text:list xml:id="list172022307308114" text:continue-numbering="true" text:style-name="L12">
        <text:list-item>
          <text:p text:style-name="P115">Objectifs  </text:p>
          <text:list>
            <text:list-item>
              <text:p text:style-name="P143">Pour moi ce que j'apprend</text:p>
            </text:list-item>
          </text:list>
        </text:list-item>
      </text:list>
      <text:p text:style-name="P41">L’objectif de <text:span text:style-name="T110">ce </text:span>stage était triple pour moi :</text:p>
      <text:p text:style-name="P75"><text:span text:style-name="T21">- </text:span><text:span text:style-name="T9">mettre un pied dans la recherche, </text:span><text:span text:style-name="T10">en effet lorsque je discutais avec des personnes travaillant dans la robotique, beaucoup avaient un doctorat. </text:span><text:span text:style-name="T11">En effet, c</text:span><text:span text:style-name="T10">e secteur étant relativement pluridisciplinaire, il demande </text:span><text:span text:style-name="T11">tout de même</text:span><text:span text:style-name="T10"> une grande expertise, ainsi, beaucoup de personnes se tournent vers un</text:span><text:span text:style-name="T11">e thèse</text:span><text:span text:style-name="T10"> pour continuer à se perfectionner, et s’assurer une culture solide sur plusieurs fronts. </text:span><text:span text:style-name="T11">G</text:span><text:span text:style-name="T10">râce à mes deux centres et mes deux tuteurs, j’ai pu comprendre en profondeur le travail de chercheur et d’ingénieur de recherche, grâce à mes collègues doctorant</text:span><text:span text:style-name="T11">s</text:span><text:span text:style-name="T10"> j’ai vu la réalité d’écrire une thèse et ce qui les a motivé à choisir ce parcours. J’en ai retenu beaucoup de chose, que l’écriture de papiers scientifique était très importante, mais aussi que un chercheur à la chance de travailler sur des sujets vastes, innovateurs </text:span><text:span text:style-name="T11">et au croisement de beaucoup de discipline, au final il est libre de choisir ses projets. Les chercheurs avec qui j’ai travaillé étaient curieux de tout et toujours prêt à raconter leur centre d’intérêt et parcours, c’était extrêmement d’échanger de dialoguer avec eux.</text:span></text:p>
      <text:p text:style-name="P42"><text:soft-page-break/>- <text:span text:style-name="T98">me former en santé, </text:span><text:span text:style-name="T110">car c’est un secteur particulier avec beaucoup de normes et pour y accèder, une première expérience est souvent souhaitée. Je voulais absolument me former dans la santé au plus tôt, pour avoir un œil sur le secteur de la robotique médicale et voir les possibilités en sortie d’école. Grâce à ce stage je me suis intéressé à la </text:span><text:span text:style-name="T116">chirurgie</text:span><text:span text:style-name="T110"> assistée par des robots, domaine que je ne connaissais pas avant et qui m’a beaucoup interessé. Je pense faire évoluer ma carrière dans cette voie et non plus seulement dans la fabrication de prothèses robotisées, </text:span><text:span text:style-name="T116">avec ce stage je me suis rendue compte que la santé est vraiment ce à quoi j’aspire.</text:span></text:p>
      <text:p text:style-name="P41">- <text:span text:style-name="T98">réaliser un travail en programmation pour voir si ce travail effectivement me plairait. </text:span><text:span text:style-name="T116">En effet cette année a été orientée vers la programmation, en robotique mobile ou en vision informatique. Mais la réalité de la programmation est différente des cours je voulais donc essayer une fois ce genre de projet avant d’en faire réllement mon métier.</text:span></text:p>
      <text:list xml:id="list172021548790124" text:continue-numbering="true" text:style-name="L12">
        <text:list-item>
          <text:list>
            <text:list-item>
              <text:p text:style-name="P144">Livrable du stage (ce que je rend à la fin)</text:p>
            </text:list-item>
          </text:list>
        </text:list-item>
      </text:list>
      <text:p text:style-name="P31"><text:span text:style-name="T116"><text:s/>L’objectif de mon stage était donc de rendre un plugin utilisable directement sur le logiciel, et qui permettrait d’activer la 3D de l’écran zSpace lors de l’utilisation du plugin PyDBS de ma tutrice. Cependant la difficulté de la réalisation du stage était plus importante que prévue. En effet, il y a des restrictions au niveau du logiciel lui même qui ont fait que la création du plugin n’était pas possible pour l’instant. Nous avons donc créer une requête pour que les développeurs du logiciel puissent </text:span><text:span text:style-name="T117">débloquer ce problème, et ainsi pouvoir à l’avenir faire fonctionner le logiciel dans l’écran holographique.</text:span></text:p>
      <text:p text:style-name="P43">Nous avons donc modifier le livrable de base : il faudra rendre un rapport sur le fonctionnement de l’écran zSpace, comment je comptais faire le plugin, l’état de l’art et où cela bloque, passer l’atlas de ma tutrice sous un autre logiciel qui travaille aussi avec le zSpace, et enfin essayer de créer une « i<office:annotation office:name="__Annotation__1308_2559334690" loext:resolved="false"><dc:creator>Auteur inconnu</dc:creator><dc:date>2021-07-18T18:19:23.582474031</dc:date><text:p text:style-name="P199"><text:span text:style-name="T160">Encart : A tangible user interface is one in which the user interacts with a digital system through the manipulation of physical objects linked to and directly representing a quality of said system. (9)</text:span></text:p></office:annotation>nterface tangible<office:annotation-end office:name="__Annotation__1308_2559334690"/> » avec un microcontrolleur arduino et un accéléromètre.</text:p>
      <text:p text:style-name="P43"/>
      <text:list xml:id="list172021678679937" text:continue-numbering="true" text:style-name="L12">
        <text:list-item>
          <text:list>
            <text:list-item>
              <text:p text:style-name="P143">Découpage du stage </text:p>
            </text:list-item>
          </text:list>
        </text:list-item>
      </text:list>
      <text:p text:style-name="P43">PLANNING ??</text:p>
      <text:list xml:id="list172021692384370" text:continue-numbering="true" text:style-name="L12">
        <text:list-item>
          <text:list>
            <text:list-item>
              <text:p text:style-name="P145">Organisation <text:span text:style-name="T92">(</text:span>ref planning?) générale avec les réunions </text:p>
            </text:list-item>
          </text:list>
        </text:list-item>
      </text:list>
      <text:p text:style-name="P56"><text:span text:style-name="T149">Mon stage se déroulant du 6 avril au 13 août 2021 sur les campus de Sorbonne Université et de l’Hopital de la Pitié Salpétrière, j’ai eu de la chance car m</text:span><text:span text:style-name="T117">algré la crise sanitaire, j’ai pu être en présentiel dès que je le souhaitais, à un rythme de 3j à l’ICM et 2j à l’ISIR, pour tenir les 2 zSpace à jour de mes modifications. Pour garder contact avec mes tuteurs j’avais environ 2 réunions par mois où je présentais mon avancée, ainsi qu’une réunion par semaine avec l’équipe HCI. </text:span></text:p>
      <text:p text:style-name="P87"><text:span text:style-name="T33">L’avantage d’avoir 2 tuteurs travaillant dans des domaines assez différents (même si la programmation informatique restait l’élément central de mon stage) était que j’avais une expertise du logiciel avec ma tutrice, et une expertise des langagues de programmation et des méthodes informatiques comme la </text:span><office:annotation office:name="__Annotation__1502_869689947" loext:resolved="false"><dc:creator>Auteur inconnu</dc:creator><dc:date>2021-07-23T20:35:01.277990629</dc:date><text:p text:style-name="P199"><text:span text:style-name="T160">Def : explication plus bas ??</text:span></text:p></office:annotation><text:span text:style-name="T33">compilation de logiciel.</text:span><office:annotation-end office:name="__Annotation__1502_869689947"/></text:p>
      <text:p text:style-name="P57">Lorsque j’avais une question je pouvais aussi compter sur les développeurs du logiciel sur lequel je travaillais. En effet, mon logiciel étant « open source », il fédère une grande communauté de développeur, ingénieurs mais aussi médecin et spécialistes en imagerie. <text:s/>Qui travaillent soit directement pour le logiciel, soit qui y ajoute des fonctionnalités pour eux ou pour des « clients ». J’ai eu l’occasion de leurs poser des questions sur le forum de mon logiciel et beaucoup m’ont répondu, toujours rapidement. En effet demander à une communauté permet un échange d’idées, des réponses plus rapide et de parler directement avec ceux qui ont créer le logiciel. </text:p>
      <text:p text:style-name="P57"/>
      <text:p text:style-name="P20">PARTIE 2: réalisation, sythèse du travail </text:p>
      <text:list xml:id="list220904206" text:style-name="L13">
        <text:list-item>
          <text:p text:style-name="P116">Outils :  </text:p>
          <text:list>
            <text:list-item>
              <text:p text:style-name="P146">Slicer  </text:p>
              <text:list>
                <text:list-item>
                  <text:p text:style-name="P158"><text:soft-page-break/>C'est quoi </text:p>
                </text:list-item>
              </text:list>
            </text:list-item>
          </text:list>
        </text:list-item>
      </text:list>
      <text:p text:style-name="P50">3D Slicer est un logiciel gratuit, open source et multiplate-forme largement utilisé pour la recherche médicale, biomédicale et la recherche en imagerie. Il s'agit à la fois d'un logiciel de bureau pour calculer des d'images médicales avancées et une plateforme de développement pour concevoir rapidement des solutions. <text:span text:style-name="T118">Les utilisateurs et développeurs du logiciel travaillent main dans la main pour améliorer les fonctionnalités du logiciel et sa facilitée d’utilisation. </text:span></text:p>
      <text:p text:style-name="P51">3D Slicer affiche des images de différents formats, comme le CT ou l'IRM, et dispose d'une fenêtre spéciale pour le modèle 3D du cerveau du patient.</text:p>
      <text:list xml:id="list172021417021380" text:continue-numbering="true" text:style-name="L13">
        <text:list-item>
          <text:list>
            <text:list-item>
              <text:list>
                <text:list-item>
                  <text:p text:style-name="P158">Open source <text:span text:style-name="T119">+ communauté</text:span></text:p>
                </text:list-item>
              </text:list>
            </text:list-item>
          </text:list>
        </text:list-item>
      </text:list>
      <text:p text:style-name="P88"><text:span text:style-name="T29">Comme il est open source, n’importe quel développeur peut lui ajouter des options et des fonctionnalités différentes, </text:span><text:span text:style-name="T30">et à accès au coeur de son logiciel pour effectuer d’importante modification sur le fond</text:span><text:span text:style-name="T29">. </text:span><text:span text:style-name="T31">Cette modularité permet au logiciel d’être utilisable dans plusieurs domaines différents notamment l’« image guided therapy », la thérapie par radiation, la détection de tumeurs… </text:span></text:p>
      <text:list xml:id="list172021928580396" text:continue-numbering="true" text:style-name="L13">
        <text:list-item>
          <text:list>
            <text:list-item>
              <text:list>
                <text:list-item>
                  <text:p text:style-name="P158">Modulable (build from source encore plus pratique pour moi car accède au core) </text:p>
                </text:list-item>
                <text:list-item>
                  <text:p text:style-name="P158">Grande communauté (activités annexes) </text:p>
                </text:list-item>
              </text:list>
            </text:list-item>
          </text:list>
        </text:list-item>
      </text:list>
      <text:p text:style-name="P89"><text:span text:style-name="T29">Ce qui en fait sa force c’est sa communauté, avec des développeurs uniquement dédiés à son </text:span><text:span text:style-name="T32">expansion</text:span><text:span text:style-name="T29">, mais aussi des centres de recherches travaillant eux même </text:span><text:span text:style-name="T32">sur</text:span><text:span text:style-name="T29"> </text:span><text:span text:style-name="T32">des</text:span><text:span text:style-name="T29"> extensions </text:span><text:span text:style-name="T32">pour leur intérêt propre</text:span><text:span text:style-name="T29">, comme l’ICM avec PyDBS. </text:span><text:span text:style-name="T32">Des évènements sont organisés chaque année pour partager les nouveautés de la plateforme et aider des projets indépendants grâce à l’expertise des développeurs. </text:span></text:p>
      <text:list xml:id="list172021965592284" text:continue-numbering="true" text:style-name="L13">
        <text:list-item>
          <text:list>
            <text:list-item>
              <text:p text:style-name="P146">ZSpace  </text:p>
              <text:list>
                <text:list-item>
                  <text:p text:style-name="P158">C'est quoi</text:p>
                </text:list-item>
              </text:list>
            </text:list-item>
          </text:list>
        </text:list-item>
      </text:list>
      <text:p text:style-name="P20"><text:span text:style-name="T99">zSpace est une plateforme matérielle et logicielle de réalité mixte qui permet aux développeurs et aux utilisateurs d'interagir avec des objets générés par ordinateur dans un environnement tridimensionnel (3D) de type holographique, souvent assimilé à </text:span><text:span text:style-name="T101">un mélange de</text:span><text:span text:style-name="T99"> réalité virtuelle (VR) </text:span><text:span text:style-name="T101">et</text:span><text:span text:style-name="T99"> réalité augmentée (AR). </text:span><text:span text:style-name="T102">(10)</text:span></text:p>
      <text:p text:style-name="P29"/>
      <text:list xml:id="list172020493462991" text:continue-numbering="true" text:style-name="L13">
        <text:list-item>
          <text:list>
            <text:list-item>
              <text:list>
                <text:list-item>
                  <text:p text:style-name="P158">Explique avantage pas casque VR </text:p>
                </text:list-item>
              </text:list>
            </text:list-item>
          </text:list>
        </text:list-item>
      </text:list>
      <text:p text:style-name="P90"><text:span text:style-name="T141">Peu de dispositifs de ce type existent actuellement sur le marché, alors que ces avantages et capacités sont non négligeables. En effet nous avons une meilleure c</text:span><office:annotation office:name="__Annotation__1283_3183697537" loext:resolved="false"><dc:creator>Auteur inconnu</dc:creator><dc:date>2021-07-18T20:09:34.497213941</dc:date><text:p text:style-name="P201"><text:span text:style-name="T160">Some cognitive psychologists believe that interactive, stereoscopic 3D technology, such as the zSpace system, use the intuitive reasoning system, which is faster than our analytic reasoning system.</text:span></text:p><text:p><text:span text:style-name="T160">Patterson, R. &amp; Silzars, A. (2009). Immersive stereo displays, intuitive reasoning, and cognitive engineering. Journal of the Society for Information Display, 17, 443-448</text:span></text:p><text:p><text:span text:style-name="T160"/></text:p></office:annotation>omprehension <text:span text:style-name="T141">notre</text:span> l’environnement<office:annotation-end office:name="__Annotation__1283_3183697537"/></text:p>
      <text:p text:style-name="P23"><text:span text:style-name="T99">car tout n’est pas dans une simulation comme dans un </text:span><office:annotation office:name="__Annotation__1623_869689947" loext:resolved="false"><dc:creator>Auteur inconnu</dc:creator><dc:date>2021-07-23T20:49:12.443554683</dc:date><text:p text:style-name="P199"><text:span text:style-name="T160">Photo d’une simulation avec casque VR + casque VR</text:span></text:p></office:annotation><text:span text:style-name="T99">casque VR </text:span><office:annotation-end office:name="__Annotation__1623_869689947"/></text:p>
      <text:p text:style-name="P72"><text:span text:style-name="T65">Au niveau des composants logiciels, o</text:span><text:span text:style-name="T66">n peut utiliser </text:span><text:span text:style-name="T65">des</text:span><text:span text:style-name="T66"> logiciel</text:span><text:span text:style-name="T65">s <text:s/>classiques comme sur un ordinateur normal,</text:span><text:span text:style-name="T66"> et l</text:span><text:span text:style-name="T65">eur</text:span><text:span text:style-name="T66"> ajouter quelques fonctionnalités en 3D, cela ne perturbera pas l’expérience habituelle des l’utilisateurs </text:span><text:span text:style-name="T65">car</text:span><text:span text:style-name="T66"> il</text:span><text:span text:style-name="T65">s</text:span><text:span text:style-name="T66"> conserv</text:span><text:span text:style-name="T65">eront</text:span><text:span text:style-name="T66"> </text:span><text:span text:style-name="T65">leur</text:span><text:span text:style-name="T66"> </text:span><office:annotation office:name="__Annotation__1627_869689947" loext:resolved="false"><dc:creator>Auteur inconnu</dc:creator><dc:date>2021-07-23T20:55:23.879997598</dc:date><text:p text:style-name="P199"><text:span text:style-name="T160">Def ?</text:span></text:p></office:annotation><text:span text:style-name="T66">mémoire motrice.</text:span><office:annotation-end office:name="__Annotation__1627_869689947"/><text:span text:style-name="T66"> <text:s/></text:span></text:p>
      <text:list xml:id="list172020988494117" text:continue-numbering="true" text:style-name="L13">
        <text:list-item>
          <text:list>
            <text:list-item>
              <text:list>
                <text:list-item>
                  <text:p text:style-name="P169">Benchmark</text:p>
                </text:list-item>
              </text:list>
            </text:list-item>
          </text:list>
          <text:p text:style-name="P125"><text:span text:style-name="T142">Comparé au </text:span><office:annotation office:name="__Annotation__1626_869689947" loext:resolved="false"><dc:creator>Auteur inconnu</dc:creator><dc:date>2021-07-23T20:53:17.458974224</dc:date><text:p text:style-name="P199"><text:span text:style-name="T160">Photo</text:span></text:p></office:annotation><text:span text:style-name="T142">LookingGlass</text:span><office:annotation-end office:name="__Annotation__1626_869689947"/><text:span text:style-name="T142">, qui est aussi un écran de type affichage holographique, mais beaucoup plus proche du </text:span><office:annotation office:name="__Annotation__1624_869689947" loext:resolved="false"><dc:creator>Auteur inconnu</dc:creator><dc:date>2021-07-23T20:53:00.343837215</dc:date><text:p text:style-name="P199"><text:span text:style-name="T160">Définition</text:span></text:p><text:p text:style-name="P199"><text:span text:style-name="T160"/></text:p></office:annotation><text:span text:style-name="T142">fish tank </text:span><office:annotation-end office:name="__Annotation__1624_869689947"/><text:span text:style-name="T142">(cad voit l’image en 3 mais comme dans un aquarium) et donc moins impressionna t et modulable que le zSpace, on a moins de possibilité d’interaction avec les objets. </text:span></text:p>
          <text:p text:style-name="P125"/>
        </text:list-item>
      </text:list>
      <text:p text:style-name="P20">&gt;&gt; Transition fonctionnement zSpace et 3D (style throwback) </text:p>
      <text:list xml:id="list690897028" text:style-name="L14">
        <text:list-item>
          <text:p text:style-name="P117">Techno : </text:p>
          <text:list>
            <text:list-item>
              <text:p text:style-name="P147">3D  </text:p>
              <text:list>
                <text:list-item>
                  <text:p text:style-name="P159"><text:soft-page-break/>Comment ca marche de base </text:p>
                </text:list-item>
              </text:list>
            </text:list-item>
          </text:list>
        </text:list-item>
      </text:list>
      <text:p text:style-name="P9"><office:annotation office:name="__Annotation__1628_869689947" loext:resolved="false"><dc:creator>Auteur inconnu</dc:creator><dc:date>2021-07-23T20:57:05.421568016</dc:date><text:p text:style-name="P199"><text:span text:style-name="T160">Encart</text:span></text:p><text:p text:style-name="P199"><text:span text:style-name="T160"/></text:p></office:annotation>the first 3D viewer was developed in 1838 by Charles Wheatstone - almost 180 years ago!<office:annotation-end office:name="__Annotation__1628_869689947"/> </text:p>
      <text:p text:style-name="P9">Comment fonctionne la 3D :</text:p>
      <text:p text:style-name="P54">Nos deux yeux voient des perspectives légèrement perspectives légèrement différentes du du monde grâce à nos deux yeux. Notre cerveau compareces différences entre l'œil gauche et l'œil droit afin de comprendre le site spatiale complexes de la vue en devant nous. [4]</text:p>
      <text:list xml:id="list172021462779337" text:continue-numbering="true" text:style-name="L14">
        <text:list-item>
          <text:list>
            <text:list-item>
              <text:list>
                <text:list-item>
                  <text:p text:style-name="P159">Les différents types </text:p>
                </text:list-item>
              </text:list>
            </text:list-item>
          </text:list>
        </text:list-item>
      </text:list>
      <text:p text:style-name="P44">Différents types de vision stéréoscopique existent <text:span text:style-name="T143">mais ils utilisent tous le principe énoncé précédement. Seul leurs méthode d’affichage des images est différente. </text:span></text:p>
      <text:p text:style-name="P45">On a par exemple <office:annotation office:name="__Annotation__1704_869689947" loext:resolved="false"><dc:creator>Auteur inconnu</dc:creator><dc:date>2021-07-23T21:03:47.693476929</dc:date><text:p text:style-name="P199"><text:span text:style-name="T160">Photo</text:span></text:p></office:annotation>l’anaglyphe<office:annotation-end office:name="__Annotation__1704_869689947"/>, qui consiste à utiliser des lunettes avec un verre avec un filtre bleu et un autre avec un filtre rouge. <text:s/>C’est ce que l’on utilisait principalement au cinéma ! </text:p>
      <text:p text:style-name="P45">Maintenant la polarisation des images est la m éthode la plus utilisée, elle consiste à <text:span text:style-name="T144">p</text:span><office:annotation office:name="__Annotation__1783_869689947" loext:resolved="false"><dc:creator>Auteur inconnu</dc:creator><dc:date>2021-07-23T21:10:22.751222369</dc:date><text:p text:style-name="P199"><text:span text:style-name="T160">Méthode RealD au cinéma faire encart</text:span></text:p><text:p text:style-name="P199"><text:span text:style-name="T160"/></text:p></office:annotation><text:span text:style-name="T144">rojeté une lumière polarisé sur un écran</text:span><office:annotation-end office:name="__Annotation__1783_869689947"/><text:span text:style-name="T144"> ou afficher des images polarisés sur un écran télé. Avec des lunettes dont les deux verres ne sont pas polarisés de la même façon, lorsqu’un œil voit une image, l’autre ne voit rien ! Ainsi nous observons à un rythme de 60 images par secondes (pour voir de façon fluide et minimiser la persistance rétinienne) une image par œil et cela créer l’impression de 3D. L’avantage est la fléxibilité du système (toute une salle de cinéma voit de la même façon) et sa qualité d’image, en effet les couelurs ne sont que très peu altérées (comparé au bleu/rouge par exemple).</text:span></text:p>
      <text:list xml:id="list172021100013884" text:continue-numbering="true" text:style-name="L14">
        <text:list-item>
          <text:list>
            <text:list-item>
              <text:list>
                <text:list-item>
                  <text:p text:style-name="P160">Lesquels sont dispo dans slicer</text:p>
                </text:list-item>
              </text:list>
            </text:list-item>
          </text:list>
          <text:p text:style-name="P126"> <text:span text:style-name="T144">Il existe d’autre type de vision stéréoscopique, dans 3D Slicer </text:span><text:span text:style-name="T145">on a :</text:span></text:p>
          <text:p text:style-name="P126"><text:span text:style-name="T144">- </text:span><text:span text:style-name="T145">le red/blue, ancetre de l’anaglyphe, il fonctionne aussi avec une paire de lunette avec filtre bleu/rouge mais est très grossier comme affichage (</text:span><office:annotation office:name="__Annotation__1865_8696899471" loext:resolved="false"><dc:creator>Auteur inconnu</dc:creator><dc:date>2021-07-23T21:20:05.929227926</dc:date><text:p text:style-name="P199"><text:span text:style-name="T160">Photo moi</text:span></text:p></office:annotation><text:span text:style-name="T145">image violette</text:span><office:annotation-end office:name="__Annotation__1865_8696899471"/><text:span text:style-name="T145">) ;</text:span></text:p>
          <text:p text:style-name="P127">- <text:span text:style-name="T145">anaglyph ;</text:span></text:p>
          <text:p text:style-name="P127">- <text:span text:style-name="T145">Interlaced, les images de l’oeil droit et gauche sont présentées en meme temps à l’écran, une ligne sur 2, son problème majeur étant la perte de résolution sur l’image (50 % de résolutions horizontale environ pour un affichage vertical). Elle necessite aussi des lunettes spéciales ;</text:span></text:p>
          <text:p text:style-name="P137"><text:span text:style-name="T67">- </text:span><text:span text:style-name="T68">Quadbuffer, c’est le mode de stéréo qu’utilise zSpace et sur lequel je vais travailler, il est très </text:span><text:span text:style-name="T69">fluide</text:span><text:span text:style-name="T68"> mais nécessite des lunettes polarisées et une certaines configuration de son équipement informatique.</text:span></text:p>
          <text:list>
            <text:list-item>
              <text:list>
                <text:list-header>
                  <text:p text:style-name="P159"/>
                </text:list-header>
              </text:list>
            </text:list-item>
            <text:list-item>
              <text:p text:style-name="P147">QuadBuffer  </text:p>
              <text:list>
                <text:list-item>
                  <text:p text:style-name="P159">Comment ca marche</text:p>
                </text:list-item>
              </text:list>
            </text:list-item>
          </text:list>
        </text:list-item>
      </text:list>
      <text:p text:style-name="P14">Pour afficher une image, l’ordinateur la calcule et la stocke dans une mémoire temporaire, pour l’afficher à l’écran. Cette mémoire temporaire s’appelle mémoire tampon, ou buffer en anglais. L’avantage d’avoir du « double buffering » donc 2 tampons, est de pouvoir afficher une image (buffer 1), pendant qu’il calcule l’image dans le buffer 2.</text:p>
      <text:p text:style-name="P8"><text:span text:style-name="T146">Du coup le quadbuffer</text:span> ?</text:p>
      <text:p text:style-name="P63"><text:span text:style-name="T57">La version stéréoscopique du double tampon ! </text:span><text:span text:style-name="T60">On va calculer sur 2 buffer </text:span><office:annotation office:name="__Annotation__2034_869689947" loext:resolved="false"><dc:creator>Auteur inconnu</dc:creator><dc:date>2021-07-23T21:52:13.934818655</dc:date><text:p text:style-name="P199"><text:span text:style-name="T160">Voir photo github</text:span></text:p></office:annotation><text:span text:style-name="T60">les images de droites et sur les deux autres les images de gauche.</text:span><office:annotation-end office:name="__Annotation__2034_869689947"/><text:span text:style-name="T60"> C’est à dire que l’on peut afficher des images 2x plus rapidement (120 images par secondes donc 60 images par oeil) et donc </text:span><text:span text:style-name="T57">rend</text:span><text:span text:style-name="T60">re</text:span><text:span text:style-name="T57"> les images 3D plus propres et plus </text:span><text:span text:style-name="T60">réalistes.</text:span></text:p>
      <text:list xml:id="list172021939184264" text:continue-numbering="true" text:style-name="L14">
        <text:list-item>
          <text:list>
            <text:list-item>
              <text:list>
                <text:list-item>
                  <text:p text:style-name="P167">La techno zspace </text:p>
                </text:list-item>
              </text:list>
            </text:list-item>
          </text:list>
        </text:list-item>
      </text:list>
      <text:p text:style-name="P46">Comme dit précédemment, la technique de vision stereo utilisée dans zSpace est le QuadBuffer. </text:p>
      <text:list xml:id="list172021230350041" text:continue-numbering="true" text:style-name="L14">
        <text:list-item>
          <text:list>
            <text:list-item>
              <text:p text:style-name="P147"><text:soft-page-break/>Vue holographique dans zSpace </text:p>
            </text:list-item>
          </text:list>
        </text:list-item>
      </text:list>
      <text:p text:style-name="P67"><text:span text:style-name="T43">La vue holographique du zSpace est réalisé grâce à sa carte graphique </text:span><text:span text:style-name="T44">adapté pour le QuadBuffer, </text:span><text:span text:style-name="T43">et son écran 120Hz, mais aussi grâce à </text:span><text:span text:style-name="T44">un outil phare : </text:span><text:span text:style-name="T43">s</text:span><text:span text:style-name="T44">es lunettes !</text:span><text:span text:style-name="T43"><text:line-break/>En effet, elles servent autant à la vision 3D grâce à leurs filtres polarisants, qu’à la vision holographique, </text:span><text:span text:style-name="T45">avec elles, on positionne l’utilisateur dans l’espace.</text:span><text:span text:style-name="T43"> </text:span><office:annotation office:name="__Annotation__2035_869689947" loext:resolved="false"><dc:creator>Auteur inconnu</dc:creator><dc:date>2021-07-23T22:01:29.699377973</dc:date><text:p text:style-name="P199"><text:span text:style-name="T160">Photo</text:span></text:p><text:p text:style-name="P199"><text:span text:style-name="T160"/></text:p></office:annotation><text:span text:style-name="T43">Quelques points particuliers des lunettes sont rétro-réfléchissants, ils réfléchissent ainsi les 2 rayons IR envoyé par le zSpace des deux cotés de l’écran, lui permettant ainsi de calculer la position des lunettes dans l’espace et donc d’adapter les images en fonction. Cela permet de voir l’environnement bouger comme si nous étions réellement en face de lui, </text:span><text:span text:style-name="T44">à la différence de quand nous sommes au cinéma où nous voyons mieux étant en face de l’écran que sur les côtés</text:span><text:span text:style-name="T43">. <text:s/></text:span><office:annotation-end office:name="__Annotation__2035_869689947"/></text:p>
      <text:p text:style-name="P46">En plus des lunettes qui permettent une vision très bien adapté à la 3D, le fait d’interagir avec un stylet rend l’expérience plus natuelle et un retour par vibration aide l’utilisateur à se situer dans l’espace (vibration quand on touche la surface de l’objet etc).</text:p>
      <text:list xml:id="list172022308649799" text:continue-numbering="true" text:style-name="L14">
        <text:list-item>
          <text:p text:style-name="P117">Déroulé du stage : </text:p>
          <text:list>
            <text:list-item>
              <text:p text:style-name="P150">Diagnostiquer</text:p>
              <text:list>
                <text:list-item>
                  <text:p text:style-name="P151">situation de départ = background de mes cours</text:p>
                  <text:list>
                    <text:list-item>
                      <text:p text:style-name="P152">Prog</text:p>
                    </text:list-item>
                  </text:list>
                </text:list-item>
              </text:list>
            </text:list-item>
          </text:list>
        </text:list-item>
      </text:list>
      <text:p text:style-name="P91"><text:span text:style-name="T70">L</text:span><text:span text:style-name="T71">ors de ma formation à l’imt j’étais dans les curs</text:span><text:span text:style-name="T72">u</text:span><text:span text:style-name="T71">s IS et NUM, car la robotique est un domaine hybride. J’ai donc eu l’occasion de programmer dans plusieurs langages comme le Java et le Python. Le python étant un langage proche du langage humain mais assez pratique, je pouvais l’utiliser pour mon plugin. Cependant le zspace nécessitant un assez au coeur des logiciels, il fallait un langage plus maléable et puissant, j’ai donc du me former seule au C++ le temps de mon stage, à l ‘aide de formations en ligne</text:span><text:span text:style-name="T63"><text:tab/> </text:span></text:p>
      <text:p text:style-name="P59"><text:span text:style-name="T151"><text:tab/><text:tab/><text:tab/><text:tab/></text:span><office:annotation office:name="__Annotation__1795_2617319282" loext:resolved="false"><dc:creator>Auteur inconnu</dc:creator><dc:date>2021-07-26T11:07:42.517333771</dc:date><text:p text:style-name="P199"><text:span text:style-name="T160">Changer de place</text:span></text:p></office:annotation><text:span text:style-name="T151">2. Travail du groupe projet</text:span></text:p>
      <text:p text:style-name="P60">Avant mon stage, ce projet avait été confié à un groupe de 6 étudiants du master ISI (informatique et système intelligent) de Sorbonne Université. Ils avaient préféré orienter leur travail sur un autre axe que celui donné comme consigne et passer sur un autre logiciel pour des raisons de simplicité. Je n’ai pas pu récupéré leur travail car suivre leur alternative n’était pas envisageable pour mes tuteurs. <office:annotation-end office:name="__Annotation__1795_2617319282"/></text:p>
      <text:list xml:id="list172021618089418" text:continue-numbering="true" text:style-name="L14">
        <text:list-item>
          <text:list>
            <text:list-item>
              <text:list>
                <text:list-item>
                  <text:p text:style-name="P153">slicer / zspa<text:span text:style-name="T147">ce</text:span></text:p>
                </text:list-item>
              </text:list>
            </text:list-item>
          </text:list>
        </text:list-item>
      </text:list>
      <text:p text:style-name="P68"><text:span text:style-name="T80">L’avantage de l’open source comme expliquer plus haut est que j’ai pu effectuer</text:span><office:annotation office:name="__Annotation__1560_1483986377" loext:resolved="false"><dc:creator>Auteur inconnu</dc:creator><dc:date>2021-07-26T08:22:56.131472347</dc:date><text:p text:style-name="P199"><text:span text:style-name="T160">C’st nul et ça sert à rien</text:span></text:p><text:p text:style-name="P199"><text:span text:style-name="T160"/></text:p></office:annotation><text:span text:style-name="T77"> différents tutoriels de programmation proposés par </text:span><text:span text:style-name="T80">Slicer pour me former aux différentes utilisations, mais aussi à la programmation sur ce support</text:span><text:span text:style-name="T77">. Et pour l’écran 3D j’ai pu lire le guide du développeur et celui de l’utilisateur pour comprendre comment à la fois l’utiliser et programmer dessus. <text:s/></text:span><office:annotation-end office:name="__Annotation__1560_1483986377"/></text:p>
      <text:list xml:id="list172021083956145" text:continue-numbering="true" text:style-name="L14">
        <text:list-item>
          <text:list>
            <text:list-item>
              <text:list>
                <text:list-item>
                  <text:p text:style-name="P154">librairies</text:p>
                </text:list-item>
              </text:list>
            </text:list-item>
          </text:list>
        </text:list-item>
      </text:list>
      <text:p text:style-name="P69"><text:span text:style-name="T77">Une des difficultés résidait dans le vocabulaire associé au logiciel et aux </text:span><text:span text:style-name="T78">librairies</text:span><text:span text:style-name="T77">. Une </text:span><text:span text:style-name="T78">libraire</text:span><text:span text:style-name="T77"> </text:span><text:span text:style-name="T78">(ou librairie logicielle)</text:span><text:span text:style-name="T77"> est </text:span><text:span text:style-name="T78">un ensemble de fonctions informatique déjà programmé, regroupées et mises à disposition afin de pouvoir être utilisées sans avoir à les réécrire. Un peu comme des outils clé en main. En effet, 3D Slicer étant open source , il possède plusieurs de ces librairies pour fonctionner, notamment VTK, </text:span><text:span text:style-name="T79">qui est un outil de visualisation et de traitement d’image</text:span></text:p>
      <text:p text:style-name="P92"><text:span text:style-name="T79"><text:tab/><text:tab/><text:tab/></text:span><text:span text:style-name="T82">4. </text:span><text:span text:style-name="T81">Pbm compatibilité</text:span><text:span text:style-name="T82"> </text:span></text:p>
      <text:list xml:id="list172021909405455" text:continue-numbering="true" text:style-name="L14">
        <text:list-item>
          <text:list>
            <text:list-item>
              <text:list>
                <text:list-item>
                  <text:p text:style-name="P147">Travaux antérieurs :  </text:p>
                  <text:list>
                    <text:list-item>
                      <text:p text:style-name="P168">Quadbuffer slicer</text:p>
                    </text:list-item>
                  </text:list>
                </text:list-item>
              </text:list>
            </text:list-item>
          </text:list>
        </text:list-item>
      </text:list>
      <text:p text:style-name="P47">Nous avons chercher dans Slicer des options qui pouvaient nous indiquer comment orienter le <text:s/>travail. Comme dis précédement, Slicer possède des modes d’affichage 3D, mais le QuadBuffer spécifiquement n’est plus disponible depuis sa version 4.8 (sortie en 2017) du fait de changement de bibliothèques logicielles, actuellement la version de Slicer téléchargeable est 4.11 (2021). </text:p>
      <text:list xml:id="list172022267922068" text:continue-numbering="true" text:style-name="L14">
        <text:list-item>
          <text:list>
            <text:list-item>
              <text:list>
                <text:list-item>
                  <text:list>
                    <text:list-item>
                      <text:p text:style-name="P168"><text:soft-page-break/>Module VR pas possible</text:p>
                    </text:list-item>
                  </text:list>
                </text:list-item>
              </text:list>
            </text:list-item>
          </text:list>
        </text:list-item>
      </text:list>
      <text:p text:style-name="P47">La réalité virtuelle, VR, est certe une méthode de visualisation immersive très développée mais, tout comme les LookingGlass vus plus haut, ne sont pas assez proche de la 3D holographique deu zSpace pour être utilisé ou même s’en inspirer.</text:p>
      <text:list xml:id="list172020783153574" text:continue-numbering="true" text:style-name="L14">
        <text:list-item>
          <text:list>
            <text:list-item>
              <text:list>
                <text:list-item>
                  <text:list>
                    <text:list-item>
                      <text:p text:style-name="P159">Plugin de 2013 trop vielle API</text:p>
                    </text:list-item>
                  </text:list>
                </text:list-item>
              </text:list>
            </text:list-item>
          </text:list>
        </text:list-item>
      </text:list>
      <text:p text:style-name="P47">J’ai donc contacter les développeurs principaux de 3D Slicer, l’un deux a travaillé en 2013 (Slicer en version 4.3) sur le même plugin que celui que je devais créer. Malheureusement même avec l’accès à une petite partie de ce code (il n’est pas en accès libre) je ne pouvais pas que me basé sur cela. En effet 8 ans dans le monde de la programmation est très long il y a des changements, des mises à jours etc Et le développeur m’a prévnu que son plugin n’est jamais sorti justement à causes de changement au sein du code de zSpace lui même .</text:p>
      <text:p text:style-name="P47">Avec l’aide de ce plugin et du guide du développeur (actualisé) de zSpace j’avais quelques informations pour commencer <text:span text:style-name="T150">mais le sujet restait très vaste pour 4 mois.</text:span>.</text:p>
      <text:list xml:id="list172021244214152" text:continue-numbering="true" text:style-name="L14">
        <text:list-item>
          <text:list>
            <text:list-item>
              <text:list>
                <text:list-item>
                  <text:list>
                    <text:list-item>
                      <text:p text:style-name="P159">Paraview sur Zspace </text:p>
                    </text:list-item>
                  </text:list>
                </text:list-item>
              </text:list>
            </text:list-item>
          </text:list>
        </text:list-item>
      </text:list>
      <text:p text:style-name="P70"><text:span text:style-name="T46">Fin février 2021, Paraview, un logiciel de visualisation open source (comme Slicer mais non orienté médecine) </text:span><text:span text:style-name="T47">a</text:span><text:span text:style-name="T46"> sorti un plugin pour s’afficher en 3D sur le </text:span><text:span text:style-name="T47">zS</text:span><text:span text:style-name="T46">pace. </text:span><text:span text:style-name="T47">Paraview est basé principalement sur la librairie VTK, tout comme Slicer, ainsi les fonctionnalités de base que le coeur de  ces logiciels utiliseront seront plus ou moins les mêmes. Ce plugin va donc beaucoup aider à programmer sur Slicer car sa structure et beaucoup de ses programmes pourront être utilisés facilement, avec bien sur quelques adaptations pour fonctionner sur notre logiciel. </text:span></text:p>
      <text:list xml:id="list172021523669327" text:continue-numbering="true" text:style-name="L14">
        <text:list-item>
          <text:list>
            <text:list-item>
              <text:p text:style-name="P149">Résoudre</text:p>
            </text:list-item>
          </text:list>
        </text:list-item>
      </text:list>
      <text:p text:style-name="P48">Nous avons retenus le plugin de Paraview et celui de Slicer 4.8 sorti en 2013 pour s’aider à créer le notre, il devra utiliser les aspect spécifiques de slicer vu dans le plugin de 2013, et se raccorder au zSpace et faire ses calculs d’images 3D avec celui de Paraview. <text:s text:c="2"/></text:p>
      <text:p text:style-name="P48">Pour commencer il a fallut voir comment fonctionne le plugin de Paraview.</text:p>
      <text:list xml:id="list172021490502272" text:continue-numbering="true" text:style-name="L14">
        <text:list-item>
          <text:list>
            <text:list-item>
              <text:list>
                <text:list-item>
                  <text:p text:style-name="P175"><text:span text:style-name="T48">T</text:span><text:span text:style-name="T34">est PV</text:span></text:p>
                </text:list-item>
              </text:list>
            </text:list-item>
          </text:list>
        </text:list-item>
      </text:list>
      <text:p text:style-name="P197"><text:span text:style-name="T34">L’idée était de s’inspirer de la structure du code et des outils qu’il utilise pour pouvoir reproduire la même chose mais avec les spécificités de Slicer, pour cela il me fallait comparer ce plugin au guide du développeur de zspace pour voir qu’elles étapes étaient nécessaire. Il me fallait aussi répertorier les fonctions et outils propre à </text:span><text:span text:style-name="T34"><office:annotation office:name="__Annotation__2296_2422793196" loext:resolved="false"><dc:creator>Auteur inconnu</dc:creator><dc:date>2021-07-26T15:01:25.129195703</dc:date><text:p text:style-name="P200"><text:span text:style-name="T161">Schéma de ce qui est partageable ou pas</text:span></text:p><text:p text:style-name="P200"><text:span text:style-name="T161"/></text:p></office:annotation></text:span><text:span text:style-name="T34">Paraview et que donc je ne pourrais pas utiliser dans mon logiciel, je ne peux utiliser que les librairies qu’ils ont en commun mais pas les fonctions qui sont propres à ces logiciels. </text:span><office:annotation-end office:name="__Annotation__2296_2422793196"/></text:p>
      <text:p text:style-name="P189"><office:annotation office:name="__Annotation__2414_2422793196" loext:resolved="false"><dc:creator>Auteur inconnu</dc:creator><dc:date>2021-07-26T15:09:53.607962359</dc:date><text:p text:style-name="P200"><text:span text:style-name="T161">Expliciter ça différement</text:span></text:p></office:annotation>J’ai aussi comparé ce plugin à celui de 2013 pour voir si paraview et slicer fonctionner<text:tab/>ait vraiment différement avec le zSpace, la réponse est mitigé car ils ont effectivement des différences structurelles importantes même si ils ont la même base !<office:annotation-end office:name="__Annotation__2414_2422793196"/></text:p>
      <text:list xml:id="list172021982057479" text:continue-numbering="true" text:style-name="L14">
        <text:list-item>
          <text:list>
            <text:list-item>
              <text:list>
                <text:list-item>
                  <text:p text:style-name="P176"><text:span text:style-name="T52">t</text:span><text:span text:style-name="T34">est quad buff slicer sans ca pas de zspace</text:span></text:p>
                </text:list-item>
              </text:list>
            </text:list-item>
          </text:list>
        </text:list-item>
      </text:list>
      <text:p text:style-name="P198"><text:span text:style-name="T53">E</text:span><text:span text:style-name="T34">n lisant le guide du développeur je me suis rendue compte que l’application devait etre « activé en stereo » (sous entendue stereo QuadBuffer ca les autre mode de stereo ne demande pas de puissance de calul spécifique) pour </text:span><text:span text:style-name="T53">afficher en mode QuadBuffer et donc en 3D dans le zSpace. Avec mes tuteurs nous nous sommes dis qu’il fallait essayer d’activer ce mode dans Slicer (qui y est théoriquement depuis longtemps mais qui ne fonctionne pas depuis 4.8) pour vérifier si Slicer pouvait effectivement supporter à nouveau ce mode. </text:span></text:p>
      <text:list xml:id="list172022206994931" text:continue-numbering="true" text:style-name="L14">
        <text:list-item>
          <text:list>
            <text:list-item>
              <text:list>
                <text:list-item>
                  <text:p text:style-name="P159"><text:span text:style-name="T152">Passage au </text:span>Zspace </text:p>
                </text:list-item>
              </text:list>
            </text:list-item>
          </text:list>
        </text:list-item>
      </text:list>
      <text:p text:style-name="P190"><text:span text:style-name="T154">L</text:span>e but étant une fois cela fait d’essayer d’appliquer ça au zspace pour avoir la vue 3D holographique, puis d ‘y ajouter des fonctionnalités en plus comme le stylet etc.. <text:span text:style-name="T154">Ce qui aurait constituer le livrable final.</text:span></text:p>
      <text:list xml:id="list172021244015255" text:continue-numbering="true" text:style-name="L14">
        <text:list-item>
          <text:list>
            <text:list-item>
              <text:p text:style-name="P155"><text:span text:style-name="T62">opérationnaliser </text:span><text:span text:style-name="T61"> </text:span></text:p>
              <text:list>
                <text:list-item>
                  <text:p text:style-name="P173"><text:soft-page-break/><text:span text:style-name="T61">Test paraview </text:span></text:p>
                </text:list-item>
              </text:list>
            </text:list-item>
          </text:list>
          <text:p text:style-name="P195"><text:span text:style-name="T47">Pour lancer Paraview en 3D sur le zSpace, tout comme pour Slicer, il fallait activer la 3D QuadBuffer depuis le logiciel, puis </text:span><text:span text:style-name="T48">le plugin se débrouille pour prendre le relais. Une fois cela constaté, j’ai du regarder comment activer ce mode 3D directement sur Slicer.</text:span></text:p>
          <text:list>
            <text:list-item>
              <text:list>
                <text:list-item>
                  <text:p text:style-name="P174"><text:span text:style-name="T61"><office:annotation office:name="__Annotation__2196_2617319282" loext:resolved="false"><dc:creator>Auteur inconnu</dc:creator><dc:date>2021-07-26T12:04:42.942960885</dc:date><text:p text:style-name="P199"><text:span text:style-name="T160">Attention à pas etre trop technique ! Faire diff entre le widget et mon code (pas pareil qui fait quoi etc)</text:span></text:p></office:annotation></text:span><text:span text:style-name="T61">App vtk quad buffer </text:span><office:annotation-end office:name="__Annotation__2196_2617319282"/></text:p>
                </text:list-item>
              </text:list>
            </text:list-item>
          </text:list>
          <text:p text:style-name="P135"><text:span text:style-name="T48">S</text:span><office:annotation office:name="__Annotation__2085_2617319282" loext:resolved="false"><dc:creator>Auteur inconnu</dc:creator><dc:date>2021-07-26T11:56:17.269200119</dc:date><text:p text:style-name="P199"><text:span text:style-name="T160">Photo </text:span></text:p></office:annotation><text:span text:style-name="T48">ur les conseils de la communauté S</text:span><text:span text:style-name="T49">l</text:span><text:span text:style-name="T48">icer sur les forum en ligne, un des developpeur principaux m’a conseillé de commencer par créer un code uniquement </text:span><text:span text:style-name="T49">avec</text:span><text:span text:style-name="T48"> VTK, </text:span><text:span text:style-name="T51">sans passer par le logiciel Slicer</text:span><text:span text:style-name="T48">, car tout partirai </text:span><text:span text:style-name="T51">de lui</text:span><text:span text:style-name="T48"> dans Slicer, </text:span><text:span text:style-name="T51">c’est la première couche en quelque sorte</text:span><text:span text:style-name="T48">. Ainsi, j’ai créer un code </text:span><text:span text:style-name="T49">simple </text:span><text:span text:style-name="T48">qui affiche une sphère en 3D avec le mode QuadBuffer sur mon zSpace.</text:span><office:annotation-end office:name="__Annotation__2085_2617319282"/></text:p>
          <text:p text:style-name="P135"><text:span text:style-name="T48"><text:s/></text:span><office:annotation office:name="__Annotation__2086_2617319282" loext:resolved="false"><dc:creator>Auteur inconnu</dc:creator><dc:date>2021-07-26T11:56:33.055382528</dc:date><text:p text:style-name="P199"><text:span text:style-name="T160">Photo des deux</text:span></text:p><text:p text:style-name="P199"><text:span text:style-name="T160"/></text:p></office:annotation><text:span text:style-name="T49">Pour montrer la différence et faire mes tests, j’affiche une sphère verte en 3D et une autre sans, </text:span><office:annotation-end office:name="__Annotation__2086_2617319282"/><text:span text:style-name="T49">j’ai ainsi constater quelque chose d’obligatoire pour afficher en mode QuadBuffer :</text:span></text:p>
          <text:p text:style-name="P138"><office:annotation office:name="__Annotation__2087_2617319282" loext:resolved="false"><dc:creator>Auteur inconnu</dc:creator><dc:date>2021-07-26T11:57:04.287460099</dc:date><text:p text:style-name="P199"><text:span text:style-name="T160">Def de widget, schéma explicatif plugin &gt; module &gt; widget &gt; fenetre</text:span></text:p></office:annotation><text:span text:style-name="T73">si le widget n’est pas </text:span><text:span text:style-name="T74">fait pour faire de la</text:span><text:span text:style-name="T73"> stereo </text:span><text:span text:style-name="T74">QuadBuffer (précisement)</text:span><text:span text:style-name="T73">, alors l’affichage </text:span><text:span text:style-name="T74">en QuadBuffer </text:span><text:span text:style-name="T73"><text:s/>ne sera pas </text:span><text:span text:style-name="T74">possible</text:span><office:annotation-end office:name="__Annotation__2087_2617319282"/><text:span text:style-name="T73">.</text:span></text:p>
          <text:p text:style-name="P135"><text:span text:style-name="T51">De mon point de vue c</text:span><text:span text:style-name="T49">e problème </text:span><text:span text:style-name="T51">allait</text:span><text:span text:style-name="T49"> impacte</text:span><text:span text:style-name="T51">r</text:span><text:span text:style-name="T49"> non seulement mon code VTK qui affiche les sphéres, mais aussi </text:span><text:span text:style-name="T50">la partie d</text:span><text:span text:style-name="T49">ans Slicer. </text:span><text:span text:style-name="T50">Nous avons donc décider d’essayer d’activer le mode </text:span><text:span text:style-name="T131"><office:annotation office:name="__Annotation__1622_2422793196" loext:resolved="false"><dc:creator>Auteur inconnu</dc:creator><dc:date>2021-07-26T14:13:23.137192211</dc:date><text:p text:style-name="P200"><text:span text:style-name="T161">Encart : en effet slicer fonctionne avec des wdget comme expliqué au dessus, il m’apparaissait donc qu’il en fallait un stereo obligatoirement</text:span></text:p></office:annotation></text:span><text:span text:style-name="T50">QuadBuffer dans Slicer </text:span><text:span text:style-name="T51">en vérifiant si oui ou non il fallait utiliser ce type de widget.</text:span><office:annotation-end office:name="__Annotation__1622_2422793196"/></text:p>
          <text:list>
            <text:list-item>
              <text:list>
                <text:list-item>
                  <text:p text:style-name="P161">Slicer quadbuffer (car ne fonctionne pas sur la version 4.10 et +) </text:p>
                </text:list-item>
              </text:list>
            </text:list-item>
          </text:list>
          <text:p text:style-name="P161"><text:span text:style-name="T103">Pour activer ce mode j’ai du rentrer dans le coeur de Slicer, après avoir adapté mon code pour qu’il fonctionne dans le logiciel avec des modèles 3D de patients et non simplement avec des sphères. <text:s/>J’ai demandé </text:span><text:span text:style-name="T104">un peu d</text:span><text:span text:style-name="T103">’aide aux développeurs de Slicer sur le forum dédié car le coeur du logiciel est <text:s/>très gros et contient beaucoup de fichiers, ce qui rend difficile de trouver </text:span><text:span text:style-name="T104">ce</text:span><text:span text:style-name="T103"> dont nous avons besoin. Selon eux </text:span><text:span text:style-name="T104">il était possible de choisir dans le code du logiciel directement quel type de widget nous voulions, et donc de choisir un widget qui ferait de la stereo QuadBuffer. Après beaucoup de tests et de recherche, où effectivement j’avais trouvé les bonnes parties du code à <text:s/>choisir et modifier, je me suis rendue compte que les changements de versions de logiciels et de librairies était trop incompatible et difficile à résoudre. </text:span></text:p>
        </text:list-item>
      </text:list>
      <text:p text:style-name="P184"><text:span text:style-name="T105"/></text:p>
      <text:p text:style-name="P184"><text:span text:style-name="T105"><text:tab/><text:tab/><text:tab/><text:tab/></text:span><text:span text:style-name="T106">3, Pbm </text:span><text:span text:style-name="T153">Techniques (difficulté à accèder core slicer, problèmes de versions etc)</text:span></text:p>
      <text:p text:style-name="P185"><text:span text:style-name="T105"/></text:p>
      <text:list xml:id="list172020988203814" text:continue-numbering="true" text:style-name="L14">
        <text:list-item>
          <text:list>
            <text:list-item>
              <text:list>
                <text:list-header>
                  <text:p text:style-name="P162"><text:span text:style-name="T105"/></text:p>
                </text:list-header>
              </text:list>
            </text:list-item>
            <text:list-item>
              <text:p text:style-name="P147"><text:span text:style-name="T148">évaluer </text:span><text:s/>: </text:p>
              <text:list>
                <text:list-item>
                  <text:p text:style-name="P172"><text:span text:style-name="T61">Plugin Quadbuffe</text:span><text:span text:style-name="T64">r</text:span></text:p>
                </text:list-item>
              </text:list>
            </text:list-item>
          </text:list>
        </text:list-item>
      </text:list>
      <text:p text:style-name="P185"><text:span text:style-name="T104">Changer de type de widget était très difficile et les développeur sur les forum ne m’aideraient plus, en effet le mode QuadBuffer est trop peu utiliser donc m’aider ne les avanceraient pas beaucoup pour améliorer le logiciel. </text:span><text:span text:style-name="T107">Etant en grande partie en autonomie sur ce projet </text:span><text:span text:style-name="T108">avec peu d’aide car mes tuteurs ne pouvaient pas vraiment aidé sur certains points et les développeurs ne me répondant que via des forum,</text:span><text:span text:style-name="T155"> l</text:span><text:span text:style-name="T104">e choix pour le reste du stage était donc </text:span><text:span text:style-name="T105">d’arrêter de chercher des solutions pour faire fonctionner le mode QuadBuffer dans Slicer, et de faire une </text:span><text:span text:style-name="T105"><office:annotation office:name="__Annotation__2067_24227931961" loext:resolved="false"><dc:creator>Auteur inconnu</dc:creator><dc:date>2021-07-26T14:36:20.802323354</dc:date><text:p text:style-name="P200"><text:span text:style-name="T161">Demande d’amélioration d’un logiciel où l’on met le probleme/ ce que l’on veux, comment on imagine la solution, ce que l’on a déjà essayer et si ça n’a pas march é les solutions alternatives</text:span></text:p><text:p text:style-name="P200"><text:span text:style-name="T161"/></text:p></office:annotation></text:span><text:span text:style-name="T105">« future request » ou « enhancement » </text:span><office:annotation-end office:name="__Annotation__2067_24227931961"/><text:span text:style-name="T105">aux développeur directement. </text:span></text:p>
      <text:p text:style-name="P186"><text:span text:style-name="T105">C</text:span><text:span text:style-name="T99">ela permettrait à d’autres stagiaires de recommencer à chercher là où j’en était tout en preçisant au développeur comment améliorer dans le futur le logiciel et ce qui a déjà été essayé.</text:span></text:p>
      <text:p text:style-name="P191">Le programme que j’ai créer associé au QuadBuffer de Slicer est complet et fonctionnel en utilisant VTK ou en changeant quelques parametres pour afficher dans d’autres types de 3D. <office:annotation office:name="__Annotation__2895_2422793196" loext:resolved="false"><dc:creator>Auteur inconnu</dc:creator><dc:date>2021-07-26T15:53:28.669271826</dc:date><text:p text:style-name="P200"><text:span text:style-name="T161">Mettre en photo mon plugin UI et test autre 3d</text:span></text:p></office:annotation>Une fois la future request exécuté, il y aura simplement à tester mon code en condition réelle c’est à dire en demandant d’activer le <text:soft-page-break/>quadbuffer, il est fait pour etre directement déployer avec son interface graphique et les bons outils. <office:annotation-end office:name="__Annotation__2895_2422793196"/></text:p>
      <text:list xml:id="list172022159723356" text:continue-numbering="true" text:style-name="L14">
        <text:list-item>
          <text:list>
            <text:list-item>
              <text:list>
                <text:list-item>
                  <text:p text:style-name="P163">Zspace  </text:p>
                </text:list-item>
              </text:list>
            </text:list-item>
          </text:list>
        </text:list-item>
      </text:list>
      <text:p text:style-name="P128">Comme le mode quadbuffer sur slicer n’a pas pu être créer, alors il n’était pas possible de créer un plugin pour afficher slicer en 3d sur le zspace. </text:p>
      <text:p text:style-name="P128">Ainsi pour ne pas perdre mes travaux j’ai du rédiger une documentation technique, résumée du developper guide et des informations que j’ai trouvée sur le plugin de paraview et de slicer de 2013. Pour que de futurs stagiaires puissent travailler dessus, cette documentation doit autant être lisible par des connaisseurs de Slicer comme ma tutrice, que des programmeurs comme mon tuteurs. </text:p>
      <text:p text:style-name="P119"><text:tab/><text:tab/><text:tab/><text:tab/>3. <text:s/>Changement de livrable</text:p>
      <text:p text:style-name="P128">Au moment où nous avons réalisé que faire le plugin allait être impossible il restait 1 mois, en plus de la rédaction de la future resquest et de la documentation, nous avons définis deux objectifs plus rapides à atteindre.</text:p>
      <text:p text:style-name="P119"><text:tab/><text:tab/><text:tab/><text:tab/><text:tab/>1. Interface tangible</text:p>
      <text:p text:style-name="P136"><text:span text:style-name="T54">Nous avons décidé d’essayer de créer interface tangible sur 3D Slicer, avec une carte </text:span><text:span text:style-name="T54"><office:annotation office:name="__Annotation__3143_2422793196" loext:resolved="false"><dc:creator>Auteur inconnu</dc:creator><dc:date>2021-07-26T16:12:32.536805304</dc:date><text:p text:style-name="P200"><text:span text:style-name="T161">C’est quoi ? ENCART</text:span></text:p></office:annotation></text:span><text:span text:style-name="T54">Arduino</text:span><office:annotation-end office:name="__Annotation__3143_2422793196"/><text:span text:style-name="T54"> et un accèléromtetre, l’idée est de faire bouger la vue 3D en fonction du déplacement de l’accèlérometre. Comme si nous tenions la vue 3D dans notre main pour l’observée de tout les côtés.</text:span></text:p>
      <text:p text:style-name="P139"><text:span text:style-name="T34">L’avantage est que la carte arduino peut etre raccordée à 3D Slicer </text:span><text:span text:style-name="T55">grâce à un plugin sorti en Décembre 2020 nommé ArduinoController, il permet de récupéré les données envoyées par le microcontroller et de les afficher sur un graphique dans Slicer. J’ai récupéré le code de ce module (open source) et l’ait modifié pour remplir mes objectifs : </text:span></text:p>
      <text:p text:style-name="P139"><text:span text:style-name="T55">- on récupère les données de l’accéléromètre </text:span><text:span text:style-name="T56">avec la carte arduino,</text:span></text:p>
      <text:p text:style-name="P139"><text:span text:style-name="T56">- on les communique à Slicer via le plugiin ArduinoController que j’aurai modifier,</text:span></text:p>
      <text:p text:style-name="P139"><text:span text:style-name="T56"><office:annotation office:name="__Annotation__3270_2422793196" loext:resolved="false"><dc:creator>Auteur inconnu</dc:creator><dc:date>2021-07-26T16:22:03.382706265</dc:date><text:p text:style-name="P200"><text:span text:style-name="T161">Calcul a mettre a coté</text:span></text:p></office:annotation></text:span><text:span text:style-name="T56">- on calcule à partir de l’accélérations l’angle de l’accéléromtre par rapport au sol</text:span><office:annotation-end office:name="__Annotation__3270_2422793196"/></text:p>
      <text:p text:style-name="P29">- <text:span text:style-name="T156">on change la position du modèle 3d par rapport à cet angle</text:span></text:p>
      <text:p text:style-name="P193">A FINIR</text:p>
      <text:p text:style-name="P187"><text:tab/><text:tab/><text:tab/><text:tab/><text:tab/><text:tab/>2. Atlas</text:p>
      <text:p text:style-name="P188">3. Bilan des résultats</text:p>
      <text:p text:style-name="P188"/>
      <text:list xml:id="list172020995177823" text:continue-numbering="true" text:style-name="L14">
        <text:list-item>
          <text:list>
            <text:list-item>
              <text:p text:style-name="P147">Missions/activités annexes</text:p>
            </text:list-item>
          </text:list>
        </text:list-item>
      </text:list>
      <text:p text:style-name="P193">Au cours du stage j’ai eu l’occasion de faire diverses activités comme participer à des expériences dans les 2 laboratoires pour aider mes collègues doctorants, présenter mon travail sous la forme de poster à l’ISIR, mais surtout participer à des évènements organisés par la communauté de Slicer.</text:p>
      <text:list xml:id="list172021234256456" text:continue-numbering="true" text:style-name="L14">
        <text:list-item>
          <text:list>
            <text:list-item>
              <text:list>
                <text:list-item>
                  <text:p text:style-name="P159">Perklab bootcamp</text:p>
                </text:list-item>
              </text:list>
            </text:list-item>
          </text:list>
        </text:list-item>
      </text:list>
      <text:p text:style-name="P193">Le <text:span text:style-name="T157">Pe</text:span>rk<text:span text:style-name="T157">L</text:span>ab est le laboratoire de <text:span text:style-name="T157"><office:annotation office:name="__Annotation__3400_2422793196" loext:resolved="false"><dc:creator>Auteur inconnu</dc:creator><dc:date>2021-07-26T16:31:39.516632074</dc:date><text:p text:style-name="P200"><text:span text:style-name="T161">Terme de médecine peu compréhensible qui signifie faire une chirurgie classique mais avec des cicatrices minimes </text:span></text:p><text:p text:style-name="P200"><text:span text:style-name="T161">Encart ou biblio</text:span></text:p></office:annotation></text:span><text:span text:style-name="T157">chirurgie percutanée</text:span><office:annotation-end office:name="__Annotation__3400_2422793196"/></text:p>
      <text:p text:style-name="P194">chaque année le laboratoire organise des formations au logiciel 3D Slicer pour les médecins, chercheurs et développeur pour apprendre les bases ou les nouvelles possibilités. Se déroulant sur 3 jours début mai, à Boston ou online, j’ai pu apprendre à me servir du logiciel plus en profondeur et comment coder plus proprement un plugin de Slicer. </text:p>
      <text:p text:style-name="P194">Pour expliquer à quel point la communauté est soudée, le coordinateur et présentateur de la partie code de cet évènement est un des programmeurs principaux du logiciel, <text:s/>qui m’a aidé plus tard sur le forum !</text:p>
      <text:list xml:id="list172020965475026" text:continue-numbering="true" text:style-name="L14">
        <text:list-item>
          <text:list>
            <text:list-item>
              <text:list>
                <text:list-item>
                  <text:p text:style-name="P159">Slicer <text:span text:style-name="T157">project </text:span>week </text:p>
                </text:list-item>
              </text:list>
            </text:list-item>
          </text:list>
        </text:list-item>
      </text:list>
      <text:p text:style-name="P122"><text:soft-page-break/>La Slicer project week a lieu 2 fois par an à Boston ou aux îles Canaries, elle est découpé en plusieurs parties :</text:p>
      <text:p text:style-name="P122">- le matin présentations des nouveautées sur Slicer et discussion tous ensemble sur ces nouveautés</text:p>
      <text:p text:style-name="P122">- l’après midi, par équipe, travail sur un projet faisable en +- une semaine</text:p>
      <text:p text:style-name="P122">Comme c’était ma premiere project week j’étais seule sur mon projet mais pouvait demander de l’aide à tout le monde, étant en distanciel demandé de l’aide sur un chat est certes faisable et rapide mais peu pratique, les personnes ayant de l’expertises sont toutes prises par de gros projet mais j’ai tout de même pu avoir des réponses. Et voir autant de projet de recherche dans plein de domaine différents (réalité augmenté, aide à l’accouchement, deep learning pour le traitement d’image etc) était vraiment intéressant et motivant ! J’en garde une très bonne expérience malgré le distanciel.</text:p>
      <text:p text:style-name="P122"/>
      <text:p text:style-name="P122">PARTIE 3</text:p>
      <text:p text:style-name="P120">8. Apport du stage à la communauté</text:p>
      <text:p text:style-name="P123"><text:span text:style-name="T158">1. nouvelle maniere de voir son environnement</text:span></text:p>
      <text:p text:style-name="P124">Malgré le succès technologique du zSpace, il n’est que peu présent dans le commerce et essaye maintenant d’être utilisé à but educatif. Cet écran est très interessant car il permet d’appréhender le monde sous un angle plus naturel alors que nous sommes en « simulation ». Pour moi, effectivement la réalité virtuelle (bien plus développé que l’holographique actuellement) à bien des avantages, mais aussi beaucoup d’inconvénient, notamment au niveau de l’encombrement <text:span text:style-name="T159">du aux casques, et l’immersion qui peut etre un avantage et un inconvénient. Avoir une technologie telle que le zSpace dans le monde éducatif ou pour certaines tâches précises comme l’affichage du cerveau en 3D pour les ciblages est pour moi une bonne idée.</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text:s/></text:p>
      <text:p text:style-name="P124"/>
      <text:p text:style-name="P17"/>
      <text:p text:style-name="P18">GLOSSAIRE</text:p>
      <text:p text:style-name="P77"><text:span text:style-name="T22">(a) </text:span><text:span text:style-name="T23">CNRS </text:span><text:span text:style-name="T24">: </text:span>Le centre national de la recherche scientifique est un organisme public de recherche (établissement public à caractère scientifique et technologique, <text:span text:style-name="T84">il est le p</text:span>rincipal organisme de recherche à caractère pluridisciplinaire en France. <text:span text:style-name="T84">(1)</text:span></text:p>
      <text:p text:style-name="P77"><text:span text:style-name="T22">(b) </text:span><text:span text:style-name="T23">INSERM </text:span><text:span text:style-name="T15">: </text:span><text:span text:style-name="T12">L’Institut national de la santé et de la recherche médicale est le seul organisme public de recherche français entièrement dédié à la santé humaine</text:span><text:span text:style-name="T15">, (1)</text:span></text:p>
      <text:p text:style-name="P78"><text:span text:style-name="T25">© Maladies neurologiques : </text:span>dysfonctionnement du système nerveux central ou périphérique <text:span text:style-name="T87">d’origine diverse</text:span> <text:span text:style-name="T87">(1)</text:span></text:p>
      <text:p text:style-name="P61"><text:span text:style-name="T75">(d) Maladies psychiatriques : </text:span><text:span text:style-name="T128">Les </text:span><text:span text:style-name="Strong_20_Emphasis"><text:span text:style-name="T128">troubles psychiatriques</text:span></text:span><text:span text:style-name="T128"> se caractérisent par une diminution, voire une perte de l’aptitude de l’esprit à fonctionner normalement et à réagir de manière appropriée aux situations de la vie</text:span></text:p>
      <text:p text:style-name="P61"><text:span text:style-name="T76">(e) Plateforme technologique : </text:span><text:span text:style-name="T131">Une</text:span><text:span text:style-name="Strong_20_Emphasis"><text:span text:style-name="T131"> plateforme technologique</text:span></text:span><text:span text:style-name="T131"> est un plateau technique autour d'une thématique commune, </text:span><text:span text:style-name="T132">elle apporte un soutien au développement technique d’activités. (</text:span><text:span text:style-name="T133">3</text:span><text:span text:style-name="T132">)</text:span></text:p>
      <text:p text:style-name="P15">BIBLIO</text:p>
      <text:p text:style-name="P1"><text:span text:style-name="T135">(</text:span><text:a xlink:type="simple" xlink:href="https://institutducerveau-icm.org/fr/" text:style-name="Internet_20_link" text:visited-style-name="Visited_20_Internet_20_Link"><text:span text:style-name="T136">1</text:span></text:a><text:span text:style-name="T135">) </text:span><text:span text:style-name="T134">site ICM</text:span></text:p>
      <text:p text:style-name="P11"><text:span text:style-name="T113">(</text:span><text:span text:style-name="T114">2</text:span><text:span text:style-name="T113">) AP HP</text:span></text:p>
      <text:p text:style-name="P12">(<text:span text:style-name="T88">3</text:span>) https://www.synergielyoncancer.fr/glossaire/plateforme-technologique</text:p>
      <text:p text:style-name="P3"><text:span text:style-name="T137">(</text:span><text:a xlink:type="simple" xlink:href="https://www.isir.upmc.fr/" text:style-name="Internet_20_link" text:visited-style-name="Visited_20_Internet_20_Link"><text:span text:style-name="T138">4</text:span></text:a><text:span text:style-name="T137">) ISIR</text:span></text:p>
      <text:p text:style-name="P4"><text:span text:style-name="T137">(5!!) Sinan Haliyo ISIR </text:span><text:a xlink:type="simple" xlink:href="https://pages2.isir.upmc.fr/shaliyo/" text:style-name="Internet_20_link" text:visited-style-name="Visited_20_Internet_20_Link"><text:span text:style-name="T137">https://pages2.isir.upmc.fr/shaliyo/</text:span></text:a><text:span text:style-name="T137"> </text:span></text:p>
      <text:p text:style-name="P19">(<text:span text:style-name="T123">5</text:span>) HCI Sorbonne https://hci.isir.upmc.fr/</text:p>
      <text:p text:style-name="P5"><text:span text:style-name="T131">(6) pydbs project week </text:span><text:a xlink:type="simple" xlink:href="https://www.na-mic.org/wiki/Project_Week_25/Surgical_Planning_In_Stereotaxy" text:style-name="Internet_20_link" text:visited-style-name="Visited_20_Internet_20_Link"><text:span text:style-name="T131">https://www.na-mic.org/wiki/Project_Week_25/Surgical_Planning_In_Stereotaxy</text:span></text:a></text:p>
      <text:p text:style-name="P13">(7) https://yeb-cenir.icm-institute.org/yebatlas</text:p>
      <text:p text:style-name="P6"><text:span text:style-name="T131">(8) </text:span><text:a xlink:type="simple" xlink:href="https://www.linternaute.fr/dictionnaire/fr/definition/ihm/" text:style-name="Internet_20_link" text:visited-style-name="Visited_20_Internet_20_Link"><text:span text:style-name="T131">https://www.linternaute.fr/dictionnaire/fr/definition/ihm/</text:span></text:a><text:span text:style-name="T131"> </text:span></text:p>
      <text:p text:style-name="P7"><text:span text:style-name="T140">(9) </text:span><text:a xlink:type="simple" xlink:href="https://medium.com/@bluehair.co/what-are-tangible-user-interfaces-ce6a5aa5c912" text:style-name="Internet_20_link" text:visited-style-name="Visited_20_Internet_20_Link"><text:span text:style-name="T124">https://medium.com/@bluehair.co/what-are-tangible-user-interfaces-ce6a5aa5c912</text:span></text:a></text:p>
      <text:p text:style-name="P10"><text:span text:style-name="T140">(</text:span><text:span text:style-name="T139">10) </text:span><text:a xlink:type="simple" xlink:href="https://developer.zspace.com/docs/bp-overview" text:style-name="Internet_20_link" text:visited-style-name="Visited_20_Internet_20_Link"><text:span text:style-name="T124">https://developer.zspace.com/docs/bp-overview</text:span></text:a><text:span text:style-name="T139"> </text:span></text:p>
      <text:p text:style-name="P129">()<text:bookmark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26T17:20:20.033478352</dc:date>
    <meta:editing-duration>PT1H8M51S</meta:editing-duration>
    <meta:editing-cycles>16</meta:editing-cycles>
    <meta:generator>LibreOffice/6.4.6.2$Linux_X86_64 LibreOffice_project/40$Build-2</meta:generator>
    <meta:document-statistic meta:table-count="0" meta:image-count="0" meta:object-count="0" meta:page-count="17" meta:paragraph-count="294" meta:word-count="7961" meta:character-count="50515" meta:non-whitespace-character-count="42771"/>
  </office:meta>
</office:document-meta>
</file>